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automatic-styles>
    <style:style style:name="ta1" style:family="table">
      <style:table-properties table:display="true" style:writing-mode="lr-tb"/>
    </style:style>
    <style:style style:name="odswriterTime" style:family="table-cell" style:data-style-name="odswriterStyleXMLTime"/>
    <number:date-style style:name="DateISO" number:automatic-order="true">
      <number:year/>
      <number:text>-</number:text>
      <number:month number:style="long"/>
      <number:text>-</number:text>
      <number:day number:style="long"/>
    </number:date-style>
    <number:boolean-style style:name="Bool">
      <number:boolean/>
    </number:boolean-style>
    <style:style style:name="cDateISO" style:family="table-cell" style:parent-style-name="Default" style:data-style-name="DateISO"/>
    <style:style style:name="cTime" style:family="table-cell" style:parent-style-name="Default" style:data-style-name="Time"/>
    <style:style style:name="cBool" style:family="table-cell" style:parent-style-name="Default" style:data-style-name="Bool"/>
  </office:automatic-styles>
  <office:body>
    <office:spreadsheet>
      <table:table table:name="Auto (DO NOT TOUCH)" table:style-name="ta1">
        <table:table-row>
          <table:table-cell office:value-type="string">
            <text:p>ok</text:p>
          </table:table-cell>
          <table:table-cell office:value-type="string">
            <text:p>external_id</text:p>
          </table:table-cell>
          <table:table-cell office:value-type="string">
            <text:p>type</text:p>
          </table:table-cell>
          <table:table-cell office:value-type="string">
            <text:p>name</text:p>
          </table:table-cell>
          <table:table-cell office:value-type="string">
            <text:p>winery_name</text:p>
          </table:table-cell>
          <table:table-cell office:value-type="string">
            <text:p>info</text:p>
          </table:table-cell>
          <table:table-cell office:value-type="string">
            <text:p>size</text:p>
          </table:table-cell>
          <table:table-cell office:value-type="string">
            <text:p>vintage</text:p>
          </table:table-cell>
          <table:table-cell office:value-type="string">
            <text:p>price</text:p>
          </table:table-cell>
          <table:table-cell office:value-type="string">
            <text:p>purchase_price</text:p>
          </table:table-cell>
          <table:table-cell office:value-type="string">
            <text:p>quantity</text:p>
          </table:table-cell>
          <table:table-cell office:value-type="string">
            <text:p>storage_area</text:p>
          </table:table-cell>
          <table:table-cell office:value-type="string">
            <text:p>internal_notes</text:p>
          </table:table-cell>
          <table:table-cell office:value-type="string">
            <text:p>visible</text:p>
          </table:table-cell>
          <table:table-cell office:value-type="string">
            <text:p>matched_id</text:p>
          </table:table-cell>
          <table:table-cell office:value-type="string">
            <text:p>matched_type</text:p>
          </table:table-cell>
          <table:table-cell office:value-type="string">
            <text:p>matched_name</text:p>
          </table:table-cell>
          <table:table-cell office:value-type="string">
            <text:p>matched_winery_name</text:p>
          </table:table-cell>
          <table:table-cell office:value-type="string">
            <text:p>scor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Peppoli Chianti Classico</text:p>
          </table:table-cell>
          <table:table-cell office:value-type="string">
            <text:p>Antinor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3000">
            <text:p>3000</text:p>
          </table:table-cell>
          <table:table-cell office:value-type="float" office:value="655">
            <text:p>655</text:p>
          </table:table-cell>
          <table:table-cell office:value-type="float" office:value="8">
            <text:p>8</text:p>
          </table:table-cell>
          <table:table-cell office:value-type="string">
            <text:p>s4</text:p>
          </table:table-cell>
          <table:table-cell office:value-type="string">
            <text:p>Fornitore: Friends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gzr4ksd1qj0jje38pjazzgjz</text:p>
          </table:table-cell>
          <table:table-cell office:value-type="string">
            <text:p>RED</text:p>
          </table:table-cell>
          <table:table-cell office:value-type="string">
            <text:p>Chianti Classico Pèppoli</text:p>
          </table:table-cell>
          <table:table-cell office:value-type="string">
            <text:p>Antinori</text:p>
          </table:table-cell>
          <table:table-cell office:value-type="float" office:value="47.16609">
            <text:p>47.16609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De Promisso</text:p>
          </table:table-cell>
          <table:table-cell office:value-type="string">
            <text:p>Belli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0">
            <text:p>0</text:p>
          </table:table-cell>
          <table:table-cell office:value-type="float" office:value="81">
            <text:p>81</text:p>
          </table:table-cell>
          <table:table-cell office:value-type="float" office:value="1">
            <text:p>1</text:p>
          </table:table-cell>
          <table:table-cell office:value-type="string">
            <text:p>tav11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cwsykjf3y90hjc2qekxk4a2</text:p>
          </table:table-cell>
          <table:table-cell office:value-type="string">
            <text:p>RED</text:p>
          </table:table-cell>
          <table:table-cell office:value-type="string">
            <text:p>De Promisso</text:p>
          </table:table-cell>
          <table:table-cell office:value-type="string">
            <text:p>Bellia</text:p>
          </table:table-cell>
          <table:table-cell office:value-type="float" office:value="34.29376">
            <text:p>34.2937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WHITE</text:p>
          </table:table-cell>
          <table:table-cell office:value-type="string">
            <text:p>Orange del Teso</text:p>
          </table:table-cell>
          <table:table-cell office:value-type="string">
            <text:p>Fattoria del Tes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229">
            <text:p>1229</text:p>
          </table:table-cell>
          <table:table-cell office:value-type="float" office:value="3">
            <text:p>3</text:p>
          </table:table-cell>
          <table:table-cell office:value-type="string">
            <text:p>Frigo bianchi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0expx9g2ggcw2qac56g</text:p>
          </table:table-cell>
          <table:table-cell office:value-type="string">
            <text:p>WHITE</text:p>
          </table:table-cell>
          <table:table-cell office:value-type="string">
            <text:p>Orange del Teso</text:p>
          </table:table-cell>
          <table:table-cell office:value-type="string">
            <text:p>Fattoria del Teso</text:p>
          </table:table-cell>
          <table:table-cell office:value-type="float" office:value="51.60852">
            <text:p>51.60852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WHITE</text:p>
          </table:table-cell>
          <table:table-cell office:value-type="string">
            <text:p>Chardonnay</text:p>
          </table:table-cell>
          <table:table-cell office:value-type="string">
            <text:p>Fiegl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2000">
            <text:p>2000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>
            <text:p>tav10+Frigo bianchi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3908a0efbnzj576vc7</text:p>
          </table:table-cell>
          <table:table-cell office:value-type="string">
            <text:p>WHITE</text:p>
          </table:table-cell>
          <table:table-cell office:value-type="string">
            <text:p>Chardonnay</text:p>
          </table:table-cell>
          <table:table-cell office:value-type="string">
            <text:p>Fiegl</text:p>
          </table:table-cell>
          <table:table-cell office:value-type="float" office:value="31.057207">
            <text:p>31.05720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WHITE</text:p>
          </table:table-cell>
          <table:table-cell office:value-type="string">
            <text:p>Verduzzo</text:p>
          </table:table-cell>
          <table:table-cell office:value-type="string">
            <text:p>I Clivi 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7">
            <text:p>2017</text:p>
          </table:table-cell>
          <table:table-cell office:value-type="float" office:value="3000">
            <text:p>3000</text:p>
          </table:table-cell>
          <table:table-cell office:value-type="float" office:value="901">
            <text:p>901</text:p>
          </table:table-cell>
          <table:table-cell office:value-type="float" office:value="2">
            <text:p>2</text:p>
          </table:table-cell>
          <table:table-cell office:value-type="string">
            <text:p>Frigo bianchi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0t1fv9hy7mdbs5q5na0</text:p>
          </table:table-cell>
          <table:table-cell office:value-type="string">
            <text:p>WHITE</text:p>
          </table:table-cell>
          <table:table-cell office:value-type="string">
            <text:p>Verduzzo</text:p>
          </table:table-cell>
          <table:table-cell office:value-type="string">
            <text:p>I Clivi</text:p>
          </table:table-cell>
          <table:table-cell office:value-type="float" office:value="40.398422">
            <text:p>40.398422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WHITE</text:p>
          </table:table-cell>
          <table:table-cell office:value-type="string">
            <text:p>Chardonnay</text:p>
          </table:table-cell>
          <table:table-cell office:value-type="string">
            <text:p>Kant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3500">
            <text:p>3500</text:p>
          </table:table-cell>
          <table:table-cell office:value-type="float" office:value="1147">
            <text:p>1147</text:p>
          </table:table-cell>
          <table:table-cell office:value-type="float" office:value="2">
            <text:p>2</text:p>
          </table:table-cell>
          <table:table-cell office:value-type="string">
            <text:p>Frigo bianchi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23hcm2x4xhdhxsq1zxg</text:p>
          </table:table-cell>
          <table:table-cell office:value-type="string">
            <text:p>WHITE</text:p>
          </table:table-cell>
          <table:table-cell office:value-type="string">
            <text:p>Chardonnay</text:p>
          </table:table-cell>
          <table:table-cell office:value-type="string">
            <text:p>Kante</text:p>
          </table:table-cell>
          <table:table-cell office:value-type="float" office:value="26.302958">
            <text:p>26.302958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WHITE</text:p>
          </table:table-cell>
          <table:table-cell office:value-type="string">
            <text:p>Sauvignon </text:p>
          </table:table-cell>
          <table:table-cell office:value-type="string">
            <text:p>Kant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3500">
            <text:p>3500</text:p>
          </table:table-cell>
          <table:table-cell office:value-type="float" office:value="1147">
            <text:p>1147</text:p>
          </table:table-cell>
          <table:table-cell office:value-type="float" office:value="1">
            <text:p>1</text:p>
          </table:table-cell>
          <table:table-cell office:value-type="string">
            <text:p>Frigo bianchi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23hjxgfhda4ex1gp6fh</text:p>
          </table:table-cell>
          <table:table-cell office:value-type="string">
            <text:p>WHITE</text:p>
          </table:table-cell>
          <table:table-cell office:value-type="string">
            <text:p>Sauvignon</text:p>
          </table:table-cell>
          <table:table-cell office:value-type="string">
            <text:p>Kante</text:p>
          </table:table-cell>
          <table:table-cell office:value-type="float" office:value="25.727932">
            <text:p>25.727932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WHITE</text:p>
          </table:table-cell>
          <table:table-cell office:value-type="string">
            <text:p>Friulano</text:p>
          </table:table-cell>
          <table:table-cell office:value-type="string">
            <text:p>La Castellada 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7">
            <text:p>2017</text:p>
          </table:table-cell>
          <table:table-cell office:value-type="float" office:value="5500">
            <text:p>5500</text:p>
          </table:table-cell>
          <table:table-cell office:value-type="float" office:value="1803">
            <text:p>1803</text:p>
          </table:table-cell>
          <table:table-cell office:value-type="float" office:value="2">
            <text:p>2</text:p>
          </table:table-cell>
          <table:table-cell office:value-type="string">
            <text:p>Frigo Sala sx+Frigo friulani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sxmvf8k7vy5ffxx34j9kt</text:p>
          </table:table-cell>
          <table:table-cell office:value-type="string">
            <text:p>WHITE</text:p>
          </table:table-cell>
          <table:table-cell office:value-type="string">
            <text:p>Friulano</text:p>
          </table:table-cell>
          <table:table-cell office:value-type="string">
            <text:p>La Castellada</text:p>
          </table:table-cell>
          <table:table-cell office:value-type="float" office:value="38.322845">
            <text:p>38.32284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WHITE</text:p>
          </table:table-cell>
          <table:table-cell office:value-type="string">
            <text:p>Friulano</text:p>
          </table:table-cell>
          <table:table-cell office:value-type="string">
            <text:p>La Luna Stort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2500">
            <text:p>2500</text:p>
          </table:table-cell>
          <table:table-cell office:value-type="float" office:value="737">
            <text:p>737</text:p>
          </table:table-cell>
          <table:table-cell office:value-type="float" office:value="8">
            <text:p>8</text:p>
          </table:table-cell>
          <table:table-cell office:value-type="string">
            <text:p>Frigo Sala sx+Frigo friulani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2mcc77j7xxs545j5g1p</text:p>
          </table:table-cell>
          <table:table-cell office:value-type="string">
            <text:p>WHITE</text:p>
          </table:table-cell>
          <table:table-cell office:value-type="string">
            <text:p>Friulano</text:p>
          </table:table-cell>
          <table:table-cell office:value-type="string">
            <text:p>La Luna Storta</text:p>
          </table:table-cell>
          <table:table-cell office:value-type="float" office:value="47.432556">
            <text:p>47.43255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WHITE</text:p>
          </table:table-cell>
          <table:table-cell office:value-type="string">
            <text:p>Friulano</text:p>
          </table:table-cell>
          <table:table-cell office:value-type="string">
            <text:p>Le Mond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4">
            <text:p>2024</text:p>
          </table:table-cell>
          <table:table-cell office:value-type="float" office:value="2500">
            <text:p>2500</text:p>
          </table:table-cell>
          <table:table-cell office:value-type="float" office:value="655">
            <text:p>655</text:p>
          </table:table-cell>
          <table:table-cell office:value-type="float" office:value="12">
            <text:p>12</text:p>
          </table:table-cell>
          <table:table-cell office:value-type="string">
            <text:p>s1+Frigo friulani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19t2y4wyvn506nah9jw</text:p>
          </table:table-cell>
          <table:table-cell office:value-type="string">
            <text:p>WHITE</text:p>
          </table:table-cell>
          <table:table-cell office:value-type="string">
            <text:p>Friulano</text:p>
          </table:table-cell>
          <table:table-cell office:value-type="string">
            <text:p>Le Monde</text:p>
          </table:table-cell>
          <table:table-cell office:value-type="float" office:value="28.035992">
            <text:p>28.035992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WHITE</text:p>
          </table:table-cell>
          <table:table-cell office:value-type="string">
            <text:p>Pinot Bianco</text:p>
          </table:table-cell>
          <table:table-cell office:value-type="string">
            <text:p>Le Mond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4">
            <text:p>2024</text:p>
          </table:table-cell>
          <table:table-cell office:value-type="float" office:value="2500">
            <text:p>2500</text:p>
          </table:table-cell>
          <table:table-cell office:value-type="float" office:value="491">
            <text:p>491</text:p>
          </table:table-cell>
          <table:table-cell office:value-type="float" office:value="10">
            <text:p>10</text:p>
          </table:table-cell>
          <table:table-cell office:value-type="string">
            <text:p>s1+Frigo bianchi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e6p0empb8e8tky0mbn</text:p>
          </table:table-cell>
          <table:table-cell office:value-type="string">
            <text:p>WHITE</text:p>
          </table:table-cell>
          <table:table-cell office:value-type="string">
            <text:p>Pinot Bianco</text:p>
          </table:table-cell>
          <table:table-cell office:value-type="string">
            <text:p>Le Monde</text:p>
          </table:table-cell>
          <table:table-cell office:value-type="float" office:value="26.842188">
            <text:p>26.842188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WHITE</text:p>
          </table:table-cell>
          <table:table-cell office:value-type="string">
            <text:p>No Name Friulano</text:p>
          </table:table-cell>
          <table:table-cell office:value-type="string">
            <text:p>Le Vigne Di Zamò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3400">
            <text:p>3400</text:p>
          </table:table-cell>
          <table:table-cell office:value-type="float" office:value="983">
            <text:p>983</text:p>
          </table:table-cell>
          <table:table-cell office:value-type="float" office:value="1">
            <text:p>1</text:p>
          </table:table-cell>
          <table:table-cell office:value-type="string">
            <text:p>Collezione</text:p>
          </table:table-cell>
          <table:table-cell office:value-type="string">
            <text:p>Fornitore: TOLM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gzr4kt16zvn63tak4qvz1d71</text:p>
          </table:table-cell>
          <table:table-cell office:value-type="string">
            <text:p>WHITE</text:p>
          </table:table-cell>
          <table:table-cell office:value-type="string">
            <text:p>Friulano No Name</text:p>
          </table:table-cell>
          <table:table-cell office:value-type="string">
            <text:p>Le Vigne di Zamò</text:p>
          </table:table-cell>
          <table:table-cell office:value-type="float" office:value="53.992477">
            <text:p>53.99247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WHITE</text:p>
          </table:table-cell>
          <table:table-cell office:value-type="string">
            <text:p>Ribolla Gialla</text:p>
          </table:table-cell>
          <table:table-cell office:value-type="string">
            <text:p>Le Vigne Di Zamò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3400">
            <text:p>3400</text:p>
          </table:table-cell>
          <table:table-cell office:value-type="float" office:value="983">
            <text:p>983</text:p>
          </table:table-cell>
          <table:table-cell office:value-type="float" office:value="1">
            <text:p>1</text:p>
          </table:table-cell>
          <table:table-cell office:value-type="string">
            <text:p>Frigo bianchi</text:p>
          </table:table-cell>
          <table:table-cell office:value-type="string">
            <text:p>Fornitore: TOLM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gzr4kt16my30v7ht02gf3jta</text:p>
          </table:table-cell>
          <table:table-cell office:value-type="string">
            <text:p>WHITE</text:p>
          </table:table-cell>
          <table:table-cell office:value-type="string">
            <text:p>Ribolla Gialla</text:p>
          </table:table-cell>
          <table:table-cell office:value-type="string">
            <text:p>Le Vigne di Zamò</text:p>
          </table:table-cell>
          <table:table-cell office:value-type="float" office:value="49.633812">
            <text:p>49.633812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WHITE</text:p>
          </table:table-cell>
          <table:table-cell office:value-type="string">
            <text:p>Abbazia di Rosazzo</text:p>
          </table:table-cell>
          <table:table-cell office:value-type="string">
            <text:p>Livio Fellug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0">
            <text:p>0</text:p>
          </table:table-cell>
          <table:table-cell office:value-type="float" office:value="2459">
            <text:p>2459</text:p>
          </table:table-cell>
          <table:table-cell office:value-type="float" office:value="1">
            <text:p>1</text:p>
          </table:table-cell>
          <table:table-cell office:value-type="string">
            <text:p>Frigo Sala sx</text:p>
          </table:table-cell>
          <table:table-cell office:value-type="string">
            <text:p>Fornitore: regalo Paolo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gzr4kskw9f9wt2tmgyg2xznx</text:p>
          </table:table-cell>
          <table:table-cell office:value-type="string">
            <text:p>WHITE</text:p>
          </table:table-cell>
          <table:table-cell office:value-type="string">
            <text:p>Abbazia di Rosazzo</text:p>
          </table:table-cell>
          <table:table-cell office:value-type="string">
            <text:p>Livio Felluga</text:p>
          </table:table-cell>
          <table:table-cell office:value-type="float" office:value="57.782333">
            <text:p>57.78233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WHITE</text:p>
          </table:table-cell>
          <table:table-cell office:value-type="string">
            <text:p>Friulano</text:p>
          </table:table-cell>
          <table:table-cell office:value-type="string">
            <text:p>Livio Fellug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3000">
            <text:p>3000</text:p>
          </table:table-cell>
          <table:table-cell office:value-type="float" office:value="983">
            <text:p>983</text:p>
          </table:table-cell>
          <table:table-cell office:value-type="float" office:value="9">
            <text:p>9</text:p>
          </table:table-cell>
          <table:table-cell office:value-type="string">
            <text:p>s1+Frigo friulani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kw3dxfswyhynw8e7e1</text:p>
          </table:table-cell>
          <table:table-cell office:value-type="string">
            <text:p>WHITE</text:p>
          </table:table-cell>
          <table:table-cell office:value-type="string">
            <text:p>Friulano</text:p>
          </table:table-cell>
          <table:table-cell office:value-type="string">
            <text:p>Livio Felluga</text:p>
          </table:table-cell>
          <table:table-cell office:value-type="float" office:value="48.14576">
            <text:p>48.1457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WHITE</text:p>
          </table:table-cell>
          <table:table-cell office:value-type="string">
            <text:p>Pinot Grigio</text:p>
          </table:table-cell>
          <table:table-cell office:value-type="string">
            <text:p>Marjan Simcic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3300">
            <text:p>3300</text:p>
          </table:table-cell>
          <table:table-cell office:value-type="float" office:value="983">
            <text:p>983</text:p>
          </table:table-cell>
          <table:table-cell office:value-type="float" office:value="2">
            <text:p>2</text:p>
          </table:table-cell>
          <table:table-cell office:value-type="string">
            <text:p>Frigo Sala dx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szdmaty1zt92kbvgd4</text:p>
          </table:table-cell>
          <table:table-cell office:value-type="string">
            <text:p>WHITE</text:p>
          </table:table-cell>
          <table:table-cell office:value-type="string">
            <text:p>Pinot Grigio</text:p>
          </table:table-cell>
          <table:table-cell office:value-type="string">
            <text:p>Marjan Simčič</text:p>
          </table:table-cell>
          <table:table-cell office:value-type="float" office:value="48.825382">
            <text:p>48.825382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WHITE</text:p>
          </table:table-cell>
          <table:table-cell office:value-type="string">
            <text:p>Monogramma Riesling</text:p>
          </table:table-cell>
          <table:table-cell office:value-type="string">
            <text:p>Pojer e Sandr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3800">
            <text:p>3800</text:p>
          </table:table-cell>
          <table:table-cell office:value-type="float" office:value="1393">
            <text:p>1393</text:p>
          </table:table-cell>
          <table:table-cell office:value-type="float" office:value="1">
            <text:p>1</text:p>
          </table:table-cell>
          <table:table-cell office:value-type="string">
            <text:p>Frigo bianchi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eha5rxdrym6cc56j1y</text:p>
          </table:table-cell>
          <table:table-cell office:value-type="string">
            <text:p>WHITE</text:p>
          </table:table-cell>
          <table:table-cell office:value-type="string">
            <text:p>Monogramma Riesling</text:p>
          </table:table-cell>
          <table:table-cell office:value-type="string">
            <text:p>Pojer e Sandri</text:p>
          </table:table-cell>
          <table:table-cell office:value-type="float" office:value="55.399647">
            <text:p>55.39964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WHITE</text:p>
          </table:table-cell>
          <table:table-cell office:value-type="string">
            <text:p>Ribolla Gialla</text:p>
          </table:table-cell>
          <table:table-cell office:value-type="string">
            <text:p>Ronco Sever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5000">
            <text:p>5000</text:p>
          </table:table-cell>
          <table:table-cell office:value-type="float" office:value="1393">
            <text:p>1393</text:p>
          </table:table-cell>
          <table:table-cell office:value-type="float" office:value="4">
            <text:p>4</text:p>
          </table:table-cell>
          <table:table-cell office:value-type="string">
            <text:p>Frigo Sala sx</text:p>
          </table:table-cell>
          <table:table-cell office:value-type="string">
            <text:p>Fornitore: TOLM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gzr4kskfs3q9v7kynnr2c26d</text:p>
          </table:table-cell>
          <table:table-cell office:value-type="string">
            <text:p>WHITE</text:p>
          </table:table-cell>
          <table:table-cell office:value-type="string">
            <text:p>Ribolla Gialla</text:p>
          </table:table-cell>
          <table:table-cell office:value-type="string">
            <text:p>Ronco Severo</text:p>
          </table:table-cell>
          <table:table-cell office:value-type="float" office:value="56.487648">
            <text:p>56.487648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WHITE</text:p>
          </table:table-cell>
          <table:table-cell office:value-type="string">
            <text:p>Chardonnay Selectus</text:p>
          </table:table-cell>
          <table:table-cell office:value-type="string">
            <text:p>Ronk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0">
            <text:p>0</text:p>
          </table:table-cell>
          <table:table-cell office:value-type="float" office:value="81">
            <text:p>81</text:p>
          </table:table-cell>
          <table:table-cell office:value-type="float" office:value="1">
            <text:p>1</text:p>
          </table:table-cell>
          <table:table-cell office:value-type="string">
            <text:p>tav10-top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cw4dfc1ej2zgs212qab8vya</text:p>
          </table:table-cell>
          <table:table-cell office:value-type="string">
            <text:p>WHITE</text:p>
          </table:table-cell>
          <table:table-cell office:value-type="string">
            <text:p>Selectus Chardonnay</text:p>
          </table:table-cell>
          <table:table-cell office:value-type="string">
            <text:p>RONK</text:p>
          </table:table-cell>
          <table:table-cell office:value-type="float" office:value="28.245295">
            <text:p>28.24529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WHITE</text:p>
          </table:table-cell>
          <table:table-cell office:value-type="string">
            <text:p>Malvasia</text:p>
          </table:table-cell>
          <table:table-cell office:value-type="string">
            <text:p>Sanci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2500">
            <text:p>2500</text:p>
          </table:table-cell>
          <table:table-cell office:value-type="float" office:value="819">
            <text:p>819</text:p>
          </table:table-cell>
          <table:table-cell office:value-type="float" office:value="2">
            <text:p>2</text:p>
          </table:table-cell>
          <table:table-cell office:value-type="string">
            <text:p>Frigo bianchi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r2pphvh1waeaszvx5ssz87</text:p>
          </table:table-cell>
          <table:table-cell office:value-type="string">
            <text:p>WHITE</text:p>
          </table:table-cell>
          <table:table-cell office:value-type="string">
            <text:p>Malvasia</text:p>
          </table:table-cell>
          <table:table-cell office:value-type="string">
            <text:p>Sancin</text:p>
          </table:table-cell>
          <table:table-cell office:value-type="float" office:value="35.966713">
            <text:p>35.96671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WHITE</text:p>
          </table:table-cell>
          <table:table-cell office:value-type="string">
            <text:p>Friulano</text:p>
          </table:table-cell>
          <table:table-cell office:value-type="string">
            <text:p>Tam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2500">
            <text:p>2500</text:p>
          </table:table-cell>
          <table:table-cell office:value-type="float" office:value="573">
            <text:p>573</text:p>
          </table:table-cell>
          <table:table-cell office:value-type="float" office:value="2">
            <text:p>2</text:p>
          </table:table-cell>
          <table:table-cell office:value-type="string">
            <text:p>Frigo friulani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4pmmfqewvawppfkq8fqqb7j</text:p>
          </table:table-cell>
          <table:table-cell office:value-type="string">
            <text:p>WHITE</text:p>
          </table:table-cell>
          <table:table-cell office:value-type="string">
            <text:p>Friulano</text:p>
          </table:table-cell>
          <table:table-cell office:value-type="string">
            <text:p>Tami</text:p>
          </table:table-cell>
          <table:table-cell office:value-type="float" office:value="34.984787">
            <text:p>34.98478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WHITE</text:p>
          </table:table-cell>
          <table:table-cell office:value-type="string">
            <text:p>Friulano</text:p>
          </table:table-cell>
          <table:table-cell office:value-type="string">
            <text:p>Terre Del Faet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3000">
            <text:p>3000</text:p>
          </table:table-cell>
          <table:table-cell office:value-type="float" office:value="819">
            <text:p>819</text:p>
          </table:table-cell>
          <table:table-cell office:value-type="float" office:value="4">
            <text:p>4</text:p>
          </table:table-cell>
          <table:table-cell office:value-type="string">
            <text:p>Frigo friulani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sg4xghzhfhqczrp2k2q</text:p>
          </table:table-cell>
          <table:table-cell office:value-type="string">
            <text:p>WHITE</text:p>
          </table:table-cell>
          <table:table-cell office:value-type="string">
            <text:p>Friulano</text:p>
          </table:table-cell>
          <table:table-cell office:value-type="string">
            <text:p>Terre del Faet</text:p>
          </table:table-cell>
          <table:table-cell office:value-type="float" office:value="40.523697">
            <text:p>40.52369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ubeôlus - Ribolla Gialla Brut</text:p>
          </table:table-cell>
          <table:table-cell office:value-type="string">
            <text:p>Ermes Botanic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55">
            <text:p>655</text:p>
          </table:table-cell>
          <table:table-cell office:value-type="float" office:value="36">
            <text:p>36</text:p>
          </table:table-cell>
          <table:table-cell office:value-type="string">
            <text:p>F bianchi+totem+MAG</text:p>
          </table:table-cell>
          <table:table-cell office:value-type="string">
            <text:p>Fornitore: Ermes Botanica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4pmmfvdbsxtq3zx756wxjwe</text:p>
          </table:table-cell>
          <table:table-cell office:value-type="string">
            <text:p>SPARKLING</text:p>
          </table:table-cell>
          <table:table-cell office:value-type="string">
            <text:p>Rubeŏlus Ribolla Gialla Brut</text:p>
          </table:table-cell>
          <table:table-cell office:value-type="string">
            <text:p>Ermes Botanica</text:p>
          </table:table-cell>
          <table:table-cell office:value-type="float" office:value="67.92808">
            <text:p>67.92808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Bouquet Frizzante</text:p>
          </table:table-cell>
          <table:table-cell office:value-type="string">
            <text:p>Tenuta Rapitalà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2500">
            <text:p>2500</text:p>
          </table:table-cell>
          <table:table-cell office:value-type="float" office:value="491">
            <text:p>491</text:p>
          </table:table-cell>
          <table:table-cell office:value-type="float" office:value="1">
            <text:p>1</text:p>
          </table:table-cell>
          <table:table-cell office:value-type="string">
            <text:p>Frigo bianchi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p6sa7mz635n2cr68sv</text:p>
          </table:table-cell>
          <table:table-cell office:value-type="string">
            <text:p>SPARKLING</text:p>
          </table:table-cell>
          <table:table-cell office:value-type="string">
            <text:p>Bouquet Frizzante</text:p>
          </table:table-cell>
          <table:table-cell office:value-type="string">
            <text:p>Tenuta Rapitalà</text:p>
          </table:table-cell>
          <table:table-cell office:value-type="float" office:value="48.09352">
            <text:p>48.09352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Basarin - Barbaresco</text:p>
          </table:table-cell>
          <table:table-cell office:value-type="string">
            <text:p>Angelo Negro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20">
            <text:p>2020</text:p>
          </table:table-cell>
          <table:table-cell office:value-type="float" office:value="14000">
            <text:p>14000</text:p>
          </table:table-cell>
          <table:table-cell office:value-type="float" office:value="81">
            <text:p>81</text:p>
          </table:table-cell>
          <table:table-cell office:value-type="float" office:value="1">
            <text:p>1</text:p>
          </table:table-cell>
          <table:table-cell office:value-type="string">
            <text:p>tav10-top</text:p>
          </table:table-cell>
          <table:table-cell office:value-type="string">
            <text:p>Fornitore: friends???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gzr4kts27p4kajygc89h1rdr</text:p>
          </table:table-cell>
          <table:table-cell office:value-type="string">
            <text:p>RED</text:p>
          </table:table-cell>
          <table:table-cell office:value-type="string">
            <text:p>Barbaresco Basarin</text:p>
          </table:table-cell>
          <table:table-cell office:value-type="string">
            <text:p>Negro Angelo</text:p>
          </table:table-cell>
          <table:table-cell office:value-type="float" office:value="53.356575">
            <text:p>53.35657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Leopold Merlot</text:p>
          </table:table-cell>
          <table:table-cell office:value-type="string">
            <text:p>Fiegl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13">
            <text:p>201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s2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39zdn46ebzqq723adb</text:p>
          </table:table-cell>
          <table:table-cell office:value-type="string">
            <text:p>RED</text:p>
          </table:table-cell>
          <table:table-cell office:value-type="string">
            <text:p>Merlot Leopold</text:p>
          </table:table-cell>
          <table:table-cell office:value-type="string">
            <text:p>Fiegl</text:p>
          </table:table-cell>
          <table:table-cell office:value-type="float" office:value="43.274963">
            <text:p>43.27496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Leopold Merlot</text:p>
          </table:table-cell>
          <table:table-cell office:value-type="string">
            <text:p>Fiegl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15">
            <text:p>2015</text:p>
          </table:table-cell>
          <table:table-cell office:value-type="float" office:value="7000">
            <text:p>700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Collezione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39zdn46ebzqq723adb</text:p>
          </table:table-cell>
          <table:table-cell office:value-type="string">
            <text:p>RED</text:p>
          </table:table-cell>
          <table:table-cell office:value-type="string">
            <text:p>Merlot Leopold</text:p>
          </table:table-cell>
          <table:table-cell office:value-type="string">
            <text:p>Fiegl</text:p>
          </table:table-cell>
          <table:table-cell office:value-type="float" office:value="43.274963">
            <text:p>43.27496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Leopold Merlot</text:p>
          </table:table-cell>
          <table:table-cell office:value-type="string">
            <text:p>Fiegl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16">
            <text:p>201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s2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39zdn46ebzqq723adb</text:p>
          </table:table-cell>
          <table:table-cell office:value-type="string">
            <text:p>RED</text:p>
          </table:table-cell>
          <table:table-cell office:value-type="string">
            <text:p>Merlot Leopold</text:p>
          </table:table-cell>
          <table:table-cell office:value-type="string">
            <text:p>Fiegl</text:p>
          </table:table-cell>
          <table:table-cell office:value-type="float" office:value="43.274963">
            <text:p>43.27496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Leopold Merlot</text:p>
          </table:table-cell>
          <table:table-cell office:value-type="string">
            <text:p>Fiegl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17">
            <text:p>2017</text:p>
          </table:table-cell>
          <table:table-cell office:value-type="float" office:value="5600">
            <text:p>5600</text:p>
          </table:table-cell>
          <table:table-cell office:value-type="float" office:value="1967">
            <text:p>1967</text:p>
          </table:table-cell>
          <table:table-cell office:value-type="float" office:value="3">
            <text:p>3</text:p>
          </table:table-cell>
          <table:table-cell office:value-type="string">
            <text:p>s2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39zdn46ebzqq723adb</text:p>
          </table:table-cell>
          <table:table-cell office:value-type="string">
            <text:p>RED</text:p>
          </table:table-cell>
          <table:table-cell office:value-type="string">
            <text:p>Merlot Leopold</text:p>
          </table:table-cell>
          <table:table-cell office:value-type="string">
            <text:p>Fiegl</text:p>
          </table:table-cell>
          <table:table-cell office:value-type="float" office:value="43.274963">
            <text:p>43.27496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Barbera del Monferrato Superiore</text:p>
          </table:table-cell>
          <table:table-cell office:value-type="string">
            <text:p>Il Mongetto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20">
            <text:p>2020</text:p>
          </table:table-cell>
          <table:table-cell office:value-type="float" office:value="6000">
            <text:p>6000</text:p>
          </table:table-cell>
          <table:table-cell office:value-type="float" office:value="1721">
            <text:p>1721</text:p>
          </table:table-cell>
          <table:table-cell office:value-type="float" office:value="12">
            <text:p>12</text:p>
          </table:table-cell>
          <table:table-cell office:value-type="string">
            <text:p>s3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r2pq52td2bbpqmbja71b11</text:p>
          </table:table-cell>
          <table:table-cell office:value-type="string">
            <text:p>RED</text:p>
          </table:table-cell>
          <table:table-cell office:value-type="string">
            <text:p>Barbera del Monferrato Superiore</text:p>
          </table:table-cell>
          <table:table-cell office:value-type="string">
            <text:p>Il Mongetto</text:p>
          </table:table-cell>
          <table:table-cell office:value-type="float" office:value="53.12088">
            <text:p>53.12088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Pinot Grigio</text:p>
          </table:table-cell>
          <table:table-cell office:value-type="string">
            <text:p>La Castellada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18">
            <text:p>2018</text:p>
          </table:table-cell>
          <table:table-cell office:value-type="float" office:value="10000">
            <text:p>100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tav10-top</text:p>
          </table:table-cell>
          <table:table-cell office:value-type="string">
            <text:p>Fornitore: zio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0qsxmvgctt8akt0s1yea669</text:p>
          </table:table-cell>
          <table:table-cell office:value-type="string">
            <text:p>WHITE</text:p>
          </table:table-cell>
          <table:table-cell office:value-type="string">
            <text:p>Pinot Grigio</text:p>
          </table:table-cell>
          <table:table-cell office:value-type="string">
            <text:p>La Castellada</text:p>
          </table:table-cell>
          <table:table-cell office:value-type="float" office:value="37.64014">
            <text:p>37.6401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WHITE</text:p>
          </table:table-cell>
          <table:table-cell office:value-type="string">
            <text:p>Sauvignon</text:p>
          </table:table-cell>
          <table:table-cell office:value-type="string">
            <text:p>Doro Princic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4000">
            <text:p>4000</text:p>
          </table:table-cell>
          <table:table-cell office:value-type="float" office:value="1393">
            <text:p>1393</text:p>
          </table:table-cell>
          <table:table-cell office:value-type="float" office:value="1">
            <text:p>1</text:p>
          </table:table-cell>
          <table:table-cell office:value-type="string">
            <text:p>Frigo bianchi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03xa1e98z3bfbvkkrbh</text:p>
          </table:table-cell>
          <table:table-cell office:value-type="string">
            <text:p>WHITE</text:p>
          </table:table-cell>
          <table:table-cell office:value-type="string">
            <text:p>Sauvignon</text:p>
          </table:table-cell>
          <table:table-cell office:value-type="string">
            <text:p>Doro Princic</text:p>
          </table:table-cell>
          <table:table-cell office:value-type="float" office:value="39.613766">
            <text:p>39.61376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WHITE</text:p>
          </table:table-cell>
          <table:table-cell office:value-type="string">
            <text:p>Pinot Bianco?</text:p>
          </table:table-cell>
          <table:table-cell office:value-type="string">
            <text:p>Doro Princic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4000">
            <text:p>4000</text:p>
          </table:table-cell>
          <table:table-cell office:value-type="float" office:value="1393">
            <text:p>1393</text:p>
          </table:table-cell>
          <table:table-cell office:value-type="float" office:value="2">
            <text:p>2</text:p>
          </table:table-cell>
          <table:table-cell office:value-type="string">
            <text:p>Frigo bianchi</text:p>
          </table:table-cell>
          <table:table-cell office:value-type="string">
            <text:p>Fornitore: TOLM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0qzm03xgbf59yrnks5vwjaf</text:p>
          </table:table-cell>
          <table:table-cell office:value-type="string">
            <text:p>WHITE</text:p>
          </table:table-cell>
          <table:table-cell office:value-type="string">
            <text:p>Pinot Bianco</text:p>
          </table:table-cell>
          <table:table-cell office:value-type="string">
            <text:p>Doro Princic</text:p>
          </table:table-cell>
          <table:table-cell office:value-type="float" office:value="44.57114">
            <text:p>44.5711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WHITE</text:p>
          </table:table-cell>
          <table:table-cell office:value-type="string">
            <text:p>Manzoni Bianco</text:p>
          </table:table-cell>
          <table:table-cell office:value-type="string">
            <text:p>Cescon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3000">
            <text:p>3000</text:p>
          </table:table-cell>
          <table:table-cell office:value-type="float" office:value="819">
            <text:p>819</text:p>
          </table:table-cell>
          <table:table-cell office:value-type="float" office:value="4">
            <text:p>4</text:p>
          </table:table-cell>
          <table:table-cell office:value-type="string">
            <text:p>Frigo Sala sx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sxn5k8198k3bx7wp4hkft</text:p>
          </table:table-cell>
          <table:table-cell office:value-type="string">
            <text:p>WHITE</text:p>
          </table:table-cell>
          <table:table-cell office:value-type="string">
            <text:p>Manzoni Bianco</text:p>
          </table:table-cell>
          <table:table-cell office:value-type="string">
            <text:p>Cesconi</text:p>
          </table:table-cell>
          <table:table-cell office:value-type="float" office:value="39.27687">
            <text:p>39.2768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Pinot Nero </text:p>
          </table:table-cell>
          <table:table-cell office:value-type="string">
            <text:p>Le Due Terr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6000">
            <text:p>6000</text:p>
          </table:table-cell>
          <table:table-cell office:value-type="float" office:value="1803">
            <text:p>1803</text:p>
          </table:table-cell>
          <table:table-cell office:value-type="float" office:value="1">
            <text:p>1</text:p>
          </table:table-cell>
          <table:table-cell office:value-type="string">
            <text:p>Frigo bianchi</text:p>
          </table:table-cell>
          <table:table-cell office:value-type="string">
            <text:p>Fornitore: TOLM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0my5sg2v9vexazchvnnjkk7</text:p>
          </table:table-cell>
          <table:table-cell office:value-type="string">
            <text:p>RED</text:p>
          </table:table-cell>
          <table:table-cell office:value-type="string">
            <text:p>Pinot Nero</text:p>
          </table:table-cell>
          <table:table-cell office:value-type="string">
            <text:p>Le Due Terre</text:p>
          </table:table-cell>
          <table:table-cell office:value-type="float" office:value="29.89231">
            <text:p>29.89231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Arbis Ros Pignolo</text:p>
          </table:table-cell>
          <table:table-cell office:value-type="string">
            <text:p>Borgo San Daniel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6">
            <text:p>2016</text:p>
          </table:table-cell>
          <table:table-cell office:value-type="float" office:value="6000">
            <text:p>6000</text:p>
          </table:table-cell>
          <table:table-cell office:value-type="float" office:value="1803">
            <text:p>1803</text:p>
          </table:table-cell>
          <table:table-cell office:value-type="float" office:value="3">
            <text:p>3</text:p>
          </table:table-cell>
          <table:table-cell office:value-type="string">
            <text:p>s2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sw25v6jb7e77rwje2t8</text:p>
          </table:table-cell>
          <table:table-cell office:value-type="string">
            <text:p>RED</text:p>
          </table:table-cell>
          <table:table-cell office:value-type="string">
            <text:p>Pignolo Arbis Ròs</text:p>
          </table:table-cell>
          <table:table-cell office:value-type="string">
            <text:p>Borgo San Daniele</text:p>
          </table:table-cell>
          <table:table-cell office:value-type="float" office:value="57.199936">
            <text:p>57.19993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Arbis ROS Pignolo</text:p>
          </table:table-cell>
          <table:table-cell office:value-type="string">
            <text:p>Borgo San Daniel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8000">
            <text:p>8000</text:p>
          </table:table-cell>
          <table:table-cell office:value-type="float" office:value="2377">
            <text:p>2377</text:p>
          </table:table-cell>
          <table:table-cell office:value-type="float" office:value="13">
            <text:p>13</text:p>
          </table:table-cell>
          <table:table-cell office:value-type="string">
            <text:p>s2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sw25v6jb7e77rwje2t8</text:p>
          </table:table-cell>
          <table:table-cell office:value-type="string">
            <text:p>RED</text:p>
          </table:table-cell>
          <table:table-cell office:value-type="string">
            <text:p>Pignolo Arbis Ròs</text:p>
          </table:table-cell>
          <table:table-cell office:value-type="string">
            <text:p>Borgo San Daniele</text:p>
          </table:table-cell>
          <table:table-cell office:value-type="float" office:value="57.199936">
            <text:p>57.19993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Piluna Primitivo Salento</text:p>
          </table:table-cell>
          <table:table-cell office:value-type="string">
            <text:p>Castello Monac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2500">
            <text:p>2500</text:p>
          </table:table-cell>
          <table:table-cell office:value-type="float" office:value="573">
            <text:p>573</text:p>
          </table:table-cell>
          <table:table-cell office:value-type="float" office:value="2">
            <text:p>2</text:p>
          </table:table-cell>
          <table:table-cell office:value-type="string">
            <text:p>bar008</text:p>
          </table:table-cell>
          <table:table-cell office:value-type="string">
            <text:p>Fornitore: GIV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gzr4kss36badsv9jpbfkc4h3</text:p>
          </table:table-cell>
          <table:table-cell office:value-type="string">
            <text:p>RED</text:p>
          </table:table-cell>
          <table:table-cell office:value-type="string">
            <text:p>Primitivo Salento Pilùna</text:p>
          </table:table-cell>
          <table:table-cell office:value-type="string">
            <text:p>Castello Monaci</text:p>
          </table:table-cell>
          <table:table-cell office:value-type="float" office:value="57.305527">
            <text:p>57.30552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Barbaresco</text:p>
          </table:table-cell>
          <table:table-cell office:value-type="string">
            <text:p>Cerett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0">
            <text:p>0</text:p>
          </table:table-cell>
          <table:table-cell office:value-type="float" office:value="81">
            <text:p>81</text:p>
          </table:table-cell>
          <table:table-cell office:value-type="float" office:value="2">
            <text:p>2</text:p>
          </table:table-cell>
          <table:table-cell office:value-type="string">
            <text:p>s3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6e8t3kr0338y8df3ry</text:p>
          </table:table-cell>
          <table:table-cell office:value-type="string">
            <text:p>RED</text:p>
          </table:table-cell>
          <table:table-cell office:value-type="string">
            <text:p>Barbaresco</text:p>
          </table:table-cell>
          <table:table-cell office:value-type="string">
            <text:p>Ceretto</text:p>
          </table:table-cell>
          <table:table-cell office:value-type="float" office:value="36.32722">
            <text:p>36.32722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Nebbiolo d'Alba Bernardina</text:p>
          </table:table-cell>
          <table:table-cell office:value-type="string">
            <text:p>Cerett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4500">
            <text:p>4500</text:p>
          </table:table-cell>
          <table:table-cell office:value-type="float" office:value="1475">
            <text:p>1475</text:p>
          </table:table-cell>
          <table:table-cell office:value-type="float" office:value="1">
            <text:p>1</text:p>
          </table:table-cell>
          <table:table-cell office:value-type="string">
            <text:p>bar002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6e57qeprbbe7k7g6rg</text:p>
          </table:table-cell>
          <table:table-cell office:value-type="string">
            <text:p>RED</text:p>
          </table:table-cell>
          <table:table-cell office:value-type="string">
            <text:p>Nebbiolo d'Alba Bernardina</text:p>
          </table:table-cell>
          <table:table-cell office:value-type="string">
            <text:p>Ceretto</text:p>
          </table:table-cell>
          <table:table-cell office:value-type="float" office:value="49.832096">
            <text:p>49.83209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Nebbiolo d'Alba Bernardina</text:p>
          </table:table-cell>
          <table:table-cell office:value-type="string">
            <text:p>Cerett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4500">
            <text:p>4500</text:p>
          </table:table-cell>
          <table:table-cell office:value-type="float" office:value="1475">
            <text:p>1475</text:p>
          </table:table-cell>
          <table:table-cell office:value-type="float" office:value="5">
            <text:p>5</text:p>
          </table:table-cell>
          <table:table-cell office:value-type="string">
            <text:p>s3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6e57qeprbbe7k7g6rg</text:p>
          </table:table-cell>
          <table:table-cell office:value-type="string">
            <text:p>RED</text:p>
          </table:table-cell>
          <table:table-cell office:value-type="string">
            <text:p>Nebbiolo d'Alba Bernardina</text:p>
          </table:table-cell>
          <table:table-cell office:value-type="string">
            <text:p>Ceretto</text:p>
          </table:table-cell>
          <table:table-cell office:value-type="float" office:value="49.832096">
            <text:p>49.83209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Montecarlo Riserva</text:p>
          </table:table-cell>
          <table:table-cell office:value-type="string">
            <text:p>Fattoria del Tes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3500">
            <text:p>3500</text:p>
          </table:table-cell>
          <table:table-cell office:value-type="float" office:value="1229">
            <text:p>1229</text:p>
          </table:table-cell>
          <table:table-cell office:value-type="float" office:value="4">
            <text:p>4</text:p>
          </table:table-cell>
          <table:table-cell office:value-type="string">
            <text:p>bar01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0exntz9mz108jpsx0dd</text:p>
          </table:table-cell>
          <table:table-cell office:value-type="string">
            <text:p>RED</text:p>
          </table:table-cell>
          <table:table-cell office:value-type="string">
            <text:p>Montecarlo Riserva</text:p>
          </table:table-cell>
          <table:table-cell office:value-type="string">
            <text:p>Fattoria del Teso</text:p>
          </table:table-cell>
          <table:table-cell office:value-type="float" office:value="46.07253">
            <text:p>46.0725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Leopold Merlot</text:p>
          </table:table-cell>
          <table:table-cell office:value-type="string">
            <text:p>Fiegl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3500">
            <text:p>3500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>
            <text:p>s1+bar007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39zdn46ebzqq723adb</text:p>
          </table:table-cell>
          <table:table-cell office:value-type="string">
            <text:p>RED</text:p>
          </table:table-cell>
          <table:table-cell office:value-type="string">
            <text:p>Merlot Leopold</text:p>
          </table:table-cell>
          <table:table-cell office:value-type="string">
            <text:p>Fiegl</text:p>
          </table:table-cell>
          <table:table-cell office:value-type="float" office:value="44.064495">
            <text:p>44.06449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Merlot </text:p>
          </table:table-cell>
          <table:table-cell office:value-type="string">
            <text:p>Fiegl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2000">
            <text:p>200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tav1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395142gkhja8j29qa8</text:p>
          </table:table-cell>
          <table:table-cell office:value-type="string">
            <text:p>RED</text:p>
          </table:table-cell>
          <table:table-cell office:value-type="string">
            <text:p>Merlot</text:p>
          </table:table-cell>
          <table:table-cell office:value-type="string">
            <text:p>Fiegl</text:p>
          </table:table-cell>
          <table:table-cell office:value-type="float" office:value="32.261456">
            <text:p>32.26145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Albe (Barolo)</text:p>
          </table:table-cell>
          <table:table-cell office:value-type="string">
            <text:p>G. D. Vajr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0">
            <text:p>0</text:p>
          </table:table-cell>
          <table:table-cell office:value-type="float" office:value="81">
            <text:p>81</text:p>
          </table:table-cell>
          <table:table-cell office:value-type="float" office:value="1">
            <text:p>1</text:p>
          </table:table-cell>
          <table:table-cell office:value-type="string">
            <text:p>Frigo Sala sx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3h1yg01e98qnrzvhg</text:p>
          </table:table-cell>
          <table:table-cell office:value-type="string">
            <text:p>RED</text:p>
          </table:table-cell>
          <table:table-cell office:value-type="string">
            <text:p>Barolo Albe</text:p>
          </table:table-cell>
          <table:table-cell office:value-type="string">
            <text:p>G.D. Vajra</text:p>
          </table:table-cell>
          <table:table-cell office:value-type="float" office:value="44.400898">
            <text:p>44.400898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Barolo</text:p>
          </table:table-cell>
          <table:table-cell office:value-type="string">
            <text:p>Guido Porr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8000">
            <text:p>8000</text:p>
          </table:table-cell>
          <table:table-cell office:value-type="float" office:value="81">
            <text:p>81</text:p>
          </table:table-cell>
          <table:table-cell office:value-type="float" office:value="1">
            <text:p>1</text:p>
          </table:table-cell>
          <table:table-cell office:value-type="string">
            <text:p>Collezione</text:p>
          </table:table-cell>
          <table:table-cell office:value-type="string">
            <text:p>Fornitore: Friends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0qzm1t6m08zdq2c5s93mw0s</text:p>
          </table:table-cell>
          <table:table-cell office:value-type="string">
            <text:p>RED</text:p>
          </table:table-cell>
          <table:table-cell office:value-type="string">
            <text:p>Barolo</text:p>
          </table:table-cell>
          <table:table-cell office:value-type="string">
            <text:p>Guido Porro</text:p>
          </table:table-cell>
          <table:table-cell office:value-type="float" office:value="44.841415">
            <text:p>44.84141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Merlot</text:p>
          </table:table-cell>
          <table:table-cell office:value-type="string">
            <text:p>La Castellad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4">
            <text:p>2014</text:p>
          </table:table-cell>
          <table:table-cell office:value-type="float" office:value="8000">
            <text:p>8000</text:p>
          </table:table-cell>
          <table:table-cell office:value-type="float" office:value="2540">
            <text:p>2540</text:p>
          </table:table-cell>
          <table:table-cell office:value-type="float" office:value="10">
            <text:p>10</text:p>
          </table:table-cell>
          <table:table-cell office:value-type="string">
            <text:p>s2+Frigo Sala sx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259pkq80ppx53c4nvx5</text:p>
          </table:table-cell>
          <table:table-cell office:value-type="string">
            <text:p>RED</text:p>
          </table:table-cell>
          <table:table-cell office:value-type="string">
            <text:p>Merlot</text:p>
          </table:table-cell>
          <table:table-cell office:value-type="string">
            <text:p>La Castellada</text:p>
          </table:table-cell>
          <table:table-cell office:value-type="float" office:value="33.95094">
            <text:p>33.9509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Merlot </text:p>
          </table:table-cell>
          <table:table-cell office:value-type="string">
            <text:p>La Luna Stort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3000">
            <text:p>3000</text:p>
          </table:table-cell>
          <table:table-cell office:value-type="float" office:value="983">
            <text:p>983</text:p>
          </table:table-cell>
          <table:table-cell office:value-type="float" office:value="7">
            <text:p>7</text:p>
          </table:table-cell>
          <table:table-cell office:value-type="string">
            <text:p>s2+bar007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2mn3g6ecvtth470bxtd</text:p>
          </table:table-cell>
          <table:table-cell office:value-type="string">
            <text:p>RED</text:p>
          </table:table-cell>
          <table:table-cell office:value-type="string">
            <text:p>Merlot</text:p>
          </table:table-cell>
          <table:table-cell office:value-type="string">
            <text:p>La Luna Storta</text:p>
          </table:table-cell>
          <table:table-cell office:value-type="float" office:value="43.06065">
            <text:p>43.0606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Cabernet Sauvignon</text:p>
          </table:table-cell>
          <table:table-cell office:value-type="string">
            <text:p>Le Mond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2700">
            <text:p>2700</text:p>
          </table:table-cell>
          <table:table-cell office:value-type="float" office:value="655">
            <text:p>655</text:p>
          </table:table-cell>
          <table:table-cell office:value-type="float" office:value="5">
            <text:p>5</text:p>
          </table:table-cell>
          <table:table-cell office:value-type="string">
            <text:p>s2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19qr1wdjn8dk1rj61em</text:p>
          </table:table-cell>
          <table:table-cell office:value-type="string">
            <text:p>RED</text:p>
          </table:table-cell>
          <table:table-cell office:value-type="string">
            <text:p>Cabernet Sauvignon</text:p>
          </table:table-cell>
          <table:table-cell office:value-type="string">
            <text:p>Le Monde</text:p>
          </table:table-cell>
          <table:table-cell office:value-type="float" office:value="25.4721">
            <text:p>25.4721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WHITE</text:p>
          </table:table-cell>
          <table:table-cell office:value-type="string">
            <text:p>Arbis Blanc</text:p>
          </table:table-cell>
          <table:table-cell office:value-type="string">
            <text:p>Borgo San Daniel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4000">
            <text:p>400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s1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sw231h0r91yvwtme6rf</text:p>
          </table:table-cell>
          <table:table-cell office:value-type="string">
            <text:p>WHITE</text:p>
          </table:table-cell>
          <table:table-cell office:value-type="string">
            <text:p>Arbis Blanc</text:p>
          </table:table-cell>
          <table:table-cell office:value-type="string">
            <text:p>Borgo San Daniele</text:p>
          </table:table-cell>
          <table:table-cell office:value-type="float" office:value="44.71483">
            <text:p>44.7148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Merlot</text:p>
          </table:table-cell>
          <table:table-cell office:value-type="string">
            <text:p>Le Mond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2700">
            <text:p>270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s2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avwef2t0jrp196j31qqqq8p</text:p>
          </table:table-cell>
          <table:table-cell office:value-type="string">
            <text:p>RED</text:p>
          </table:table-cell>
          <table:table-cell office:value-type="string">
            <text:p>Merlot</text:p>
          </table:table-cell>
          <table:table-cell office:value-type="string">
            <text:p>Le Monde</text:p>
          </table:table-cell>
          <table:table-cell office:value-type="float" office:value="23.664085">
            <text:p>23.66408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Merlot</text:p>
          </table:table-cell>
          <table:table-cell office:value-type="string">
            <text:p>Livio Fellug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4000">
            <text:p>4000</text:p>
          </table:table-cell>
          <table:table-cell office:value-type="float" office:value="1475">
            <text:p>1475</text:p>
          </table:table-cell>
          <table:table-cell office:value-type="float" office:value="12">
            <text:p>12</text:p>
          </table:table-cell>
          <table:table-cell office:value-type="string">
            <text:p>s2+Frigo Sala sx+bar007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kw53xk5s2tff6nqw82</text:p>
          </table:table-cell>
          <table:table-cell office:value-type="string">
            <text:p>RED</text:p>
          </table:table-cell>
          <table:table-cell office:value-type="string">
            <text:p>Merlot</text:p>
          </table:table-cell>
          <table:table-cell office:value-type="string">
            <text:p>Livio Felluga</text:p>
          </table:table-cell>
          <table:table-cell office:value-type="float" office:value="43.773853">
            <text:p>43.77385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Refosco dal Peduncolo Rosso</text:p>
          </table:table-cell>
          <table:table-cell office:value-type="string">
            <text:p>Livio Fellug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4000">
            <text:p>4000</text:p>
          </table:table-cell>
          <table:table-cell office:value-type="float" office:value="1475">
            <text:p>1475</text:p>
          </table:table-cell>
          <table:table-cell office:value-type="float" office:value="6">
            <text:p>6</text:p>
          </table:table-cell>
          <table:table-cell office:value-type="string">
            <text:p>s2+Frigo Sala sx+bar007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kwpk96y45xa8mdmadx</text:p>
          </table:table-cell>
          <table:table-cell office:value-type="string">
            <text:p>RED</text:p>
          </table:table-cell>
          <table:table-cell office:value-type="string">
            <text:p>Refosco dal Peduncolo Rosso</text:p>
          </table:table-cell>
          <table:table-cell office:value-type="string">
            <text:p>Livio Felluga</text:p>
          </table:table-cell>
          <table:table-cell office:value-type="float" office:value="60.320427">
            <text:p>60.32042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Merlot Varneri</text:p>
          </table:table-cell>
          <table:table-cell office:value-type="string">
            <text:p>Marco Fellug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2700">
            <text:p>2700</text:p>
          </table:table-cell>
          <table:table-cell office:value-type="float" office:value="737">
            <text:p>737</text:p>
          </table:table-cell>
          <table:table-cell office:value-type="float" office:value="30">
            <text:p>30</text:p>
          </table:table-cell>
          <table:table-cell office:value-type="string">
            <text:p>s1+bar008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fwaj53g2kkswa7fr05</text:p>
          </table:table-cell>
          <table:table-cell office:value-type="string">
            <text:p>RED</text:p>
          </table:table-cell>
          <table:table-cell office:value-type="string">
            <text:p>Merlot Varneri</text:p>
          </table:table-cell>
          <table:table-cell office:value-type="string">
            <text:p>Marco Felluga</text:p>
          </table:table-cell>
          <table:table-cell office:value-type="float" office:value="50.74034">
            <text:p>50.7403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Pinot Nero</text:p>
          </table:table-cell>
          <table:table-cell office:value-type="string">
            <text:p>Masut Da Riv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4000">
            <text:p>4000</text:p>
          </table:table-cell>
          <table:table-cell office:value-type="float" office:value="1147">
            <text:p>1147</text:p>
          </table:table-cell>
          <table:table-cell office:value-type="float" office:value="1">
            <text:p>1</text:p>
          </table:table-cell>
          <table:table-cell office:value-type="string">
            <text:p>Frigo Sala sx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19tan6xtn3xzc6ct6yw</text:p>
          </table:table-cell>
          <table:table-cell office:value-type="string">
            <text:p>RED</text:p>
          </table:table-cell>
          <table:table-cell office:value-type="string">
            <text:p>Pinot Nero</text:p>
          </table:table-cell>
          <table:table-cell office:value-type="string">
            <text:p>Masut Da Rive</text:p>
          </table:table-cell>
          <table:table-cell office:value-type="float" office:value="42.687824">
            <text:p>42.68782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Solneri Barbera d'Asti Superiore</text:p>
          </table:table-cell>
          <table:table-cell office:value-type="string">
            <text:p>Pescaj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4200">
            <text:p>4200</text:p>
          </table:table-cell>
          <table:table-cell office:value-type="float" office:value="1475">
            <text:p>1475</text:p>
          </table:table-cell>
          <table:table-cell office:value-type="float" office:value="5">
            <text:p>5</text:p>
          </table:table-cell>
          <table:table-cell office:value-type="string">
            <text:p>bar001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cwsykxqwdwkkmst6wp85989</text:p>
          </table:table-cell>
          <table:table-cell office:value-type="string">
            <text:p>RED</text:p>
          </table:table-cell>
          <table:table-cell office:value-type="string">
            <text:p>Solneri Barbera d'Asti Superiore</text:p>
          </table:table-cell>
          <table:table-cell office:value-type="string">
            <text:p>Pescaja</text:p>
          </table:table-cell>
          <table:table-cell office:value-type="float" office:value="49.99489">
            <text:p>49.99489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Red Selectus</text:p>
          </table:table-cell>
          <table:table-cell office:value-type="string">
            <text:p>Ronk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tav10-top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cw4dfc0n1jh47p4c4k0jbq9</text:p>
          </table:table-cell>
          <table:table-cell office:value-type="string">
            <text:p>RED</text:p>
          </table:table-cell>
          <table:table-cell office:value-type="string">
            <text:p>Selectus Red</text:p>
          </table:table-cell>
          <table:table-cell office:value-type="string">
            <text:p>RONK</text:p>
          </table:table-cell>
          <table:table-cell office:value-type="float" office:value="29.980013">
            <text:p>29.98001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Merlot</text:p>
          </table:table-cell>
          <table:table-cell office:value-type="string">
            <text:p>Russiz Superiore Marco Felluga 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3500">
            <text:p>3500</text:p>
          </table:table-cell>
          <table:table-cell office:value-type="float" office:value="1229">
            <text:p>1229</text:p>
          </table:table-cell>
          <table:table-cell office:value-type="float" office:value="1">
            <text:p>1</text:p>
          </table:table-cell>
          <table:table-cell office:value-type="string">
            <text:p>bar006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fwfhjssaqbjqgfd3j2</text:p>
          </table:table-cell>
          <table:table-cell office:value-type="string">
            <text:p>RED</text:p>
          </table:table-cell>
          <table:table-cell office:value-type="string">
            <text:p>Merlot</text:p>
          </table:table-cell>
          <table:table-cell office:value-type="string">
            <text:p>Marco Felluga - Russiz Superiore</text:p>
          </table:table-cell>
          <table:table-cell office:value-type="float" office:value="60.220127">
            <text:p>60.22012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Merlot</text:p>
          </table:table-cell>
          <table:table-cell office:value-type="string">
            <text:p>Tam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2600">
            <text:p>2600</text:p>
          </table:table-cell>
          <table:table-cell office:value-type="float" office:value="81">
            <text:p>81</text:p>
          </table:table-cell>
          <table:table-cell office:value-type="float" office:value="6">
            <text:p>6</text:p>
          </table:table-cell>
          <table:table-cell office:value-type="string">
            <text:p>s2+bar008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avwef1zm91bwxeqnrt7c86w</text:p>
          </table:table-cell>
          <table:table-cell office:value-type="string">
            <text:p>RED</text:p>
          </table:table-cell>
          <table:table-cell office:value-type="string">
            <text:p>Merlot</text:p>
          </table:table-cell>
          <table:table-cell office:value-type="string">
            <text:p>Tami</text:p>
          </table:table-cell>
          <table:table-cell office:value-type="float" office:value="30.612885">
            <text:p>30.61288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Merlot</text:p>
          </table:table-cell>
          <table:table-cell office:value-type="string">
            <text:p>Tam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0">
            <text:p>0</text:p>
          </table:table-cell>
          <table:table-cell office:value-type="float" office:value="737">
            <text:p>737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avwef1zm91bwxeqnrt7c86w</text:p>
          </table:table-cell>
          <table:table-cell office:value-type="string">
            <text:p>RED</text:p>
          </table:table-cell>
          <table:table-cell office:value-type="string">
            <text:p>Merlot</text:p>
          </table:table-cell>
          <table:table-cell office:value-type="string">
            <text:p>Tami</text:p>
          </table:table-cell>
          <table:table-cell office:value-type="float" office:value="30.612885">
            <text:p>30.61288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Rosso Riserva</text:p>
          </table:table-cell>
          <table:table-cell office:value-type="string">
            <text:p>Tam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7">
            <text:p>2017</text:p>
          </table:table-cell>
          <table:table-cell office:value-type="float" office:value="5000">
            <text:p>5000</text:p>
          </table:table-cell>
          <table:table-cell office:value-type="float" office:value="1393">
            <text:p>1393</text:p>
          </table:table-cell>
          <table:table-cell office:value-type="float" office:value="6">
            <text:p>6</text:p>
          </table:table-cell>
          <table:table-cell office:value-type="string">
            <text:p>s2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4pmmge5vve7vqe8t0h8d3en</text:p>
          </table:table-cell>
          <table:table-cell office:value-type="string">
            <text:p>RED</text:p>
          </table:table-cell>
          <table:table-cell office:value-type="string">
            <text:p>Rosso Riserva</text:p>
          </table:table-cell>
          <table:table-cell office:value-type="string">
            <text:p>Tami</text:p>
          </table:table-cell>
          <table:table-cell office:value-type="float" office:value="34.684113">
            <text:p>34.68411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Montepulciano d'Abruzzo</text:p>
          </table:table-cell>
          <table:table-cell office:value-type="string">
            <text:p>Torre dei Beat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6">
            <text:p>2016</text:p>
          </table:table-cell>
          <table:table-cell office:value-type="float" office:value="0">
            <text:p>0</text:p>
          </table:table-cell>
          <table:table-cell office:value-type="float" office:value="81">
            <text:p>81</text:p>
          </table:table-cell>
          <table:table-cell office:value-type="float" office:value="1">
            <text:p>1</text:p>
          </table:table-cell>
          <table:table-cell office:value-type="string">
            <text:p>bar01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rq6j2g61bp99jgzzr6</text:p>
          </table:table-cell>
          <table:table-cell office:value-type="string">
            <text:p>RED</text:p>
          </table:table-cell>
          <table:table-cell office:value-type="string">
            <text:p>Montepulciano d'Abruzzo</text:p>
          </table:table-cell>
          <table:table-cell office:value-type="string">
            <text:p>Torre dei Beati</text:p>
          </table:table-cell>
          <table:table-cell office:value-type="float" office:value="46.312824">
            <text:p>46.31282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Gattinara Riserva</text:p>
          </table:table-cell>
          <table:table-cell office:value-type="string">
            <text:p>Travaglin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0">
            <text:p>0</text:p>
          </table:table-cell>
          <table:table-cell office:value-type="float" office:value="81">
            <text:p>81</text:p>
          </table:table-cell>
          <table:table-cell office:value-type="float" office:value="1">
            <text:p>1</text:p>
          </table:table-cell>
          <table:table-cell office:value-type="string">
            <text:p>Collezione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e554gs5v0h51dt1ezv</text:p>
          </table:table-cell>
          <table:table-cell office:value-type="string">
            <text:p>RED</text:p>
          </table:table-cell>
          <table:table-cell office:value-type="string">
            <text:p>Gattinara Riserva</text:p>
          </table:table-cell>
          <table:table-cell office:value-type="string">
            <text:p>Travaglini</text:p>
          </table:table-cell>
          <table:table-cell office:value-type="float" office:value="42.42452">
            <text:p>42.42452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Cremant de Bourgogne Brut</text:p>
          </table:table-cell>
          <table:table-cell office:value-type="string">
            <text:p>Veuve Ambal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3000">
            <text:p>3000</text:p>
          </table:table-cell>
          <table:table-cell office:value-type="float" office:value="983">
            <text:p>983</text:p>
          </table:table-cell>
          <table:table-cell office:value-type="float" office:value="90">
            <text:p>90</text:p>
          </table:table-cell>
          <table:table-cell office:value-type="string">
            <text:p>Frigo Sala dx+totem+ingresso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5vk1m51fwzdfvaefnr</text:p>
          </table:table-cell>
          <table:table-cell office:value-type="string">
            <text:p>SPARKLING</text:p>
          </table:table-cell>
          <table:table-cell office:value-type="string">
            <text:p>Crémant de Bourgogne Brut</text:p>
          </table:table-cell>
          <table:table-cell office:value-type="string">
            <text:p>Veuve Ambal</text:p>
          </table:table-cell>
          <table:table-cell office:value-type="float" office:value="49.686424">
            <text:p>49.68642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Chianti Classico</text:p>
          </table:table-cell>
          <table:table-cell office:value-type="string">
            <text:p>Agricoltori del Chianti Geografic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1971">
            <text:p>1971</text:p>
          </table:table-cell>
          <table:table-cell office:value-type="float" office:value="0">
            <text:p>0</text:p>
          </table:table-cell>
          <table:table-cell office:value-type="float" office:value="81">
            <text:p>81</text:p>
          </table:table-cell>
          <table:table-cell office:value-type="float" office:value="1">
            <text:p>1</text:p>
          </table:table-cell>
          <table:table-cell office:value-type="string">
            <text:p>Collezione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f5wxcvkyp8gx0gjxhx</text:p>
          </table:table-cell>
          <table:table-cell office:value-type="string">
            <text:p>RED</text:p>
          </table:table-cell>
          <table:table-cell office:value-type="string">
            <text:p>Chianti Classico</text:p>
          </table:table-cell>
          <table:table-cell office:value-type="string">
            <text:p>Geografico</text:p>
          </table:table-cell>
          <table:table-cell office:value-type="float" office:value="37.83347">
            <text:p>37.8334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Amarone della Valpolicella Classico docg</text:p>
          </table:table-cell>
          <table:table-cell office:value-type="string">
            <text:p>Allegrin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7">
            <text:p>2017</text:p>
          </table:table-cell>
          <table:table-cell office:value-type="float" office:value="15000">
            <text:p>15000</text:p>
          </table:table-cell>
          <table:table-cell office:value-type="float" office:value="6229">
            <text:p>6229</text:p>
          </table:table-cell>
          <table:table-cell office:value-type="float" office:value="4">
            <text:p>4</text:p>
          </table:table-cell>
          <table:table-cell office:value-type="string">
            <text:p>s2 - legno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sa34h23fs9v85bm5gda</text:p>
          </table:table-cell>
          <table:table-cell office:value-type="string">
            <text:p>RED</text:p>
          </table:table-cell>
          <table:table-cell office:value-type="string">
            <text:p>Amarone della Valpolicella Classico</text:p>
          </table:table-cell>
          <table:table-cell office:value-type="string">
            <text:p>Allegrini</text:p>
          </table:table-cell>
          <table:table-cell office:value-type="float" office:value="47.865364">
            <text:p>47.86536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Amarone della Valpolicella Classico docg </text:p>
          </table:table-cell>
          <table:table-cell office:value-type="string">
            <text:p>Allegrin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12000">
            <text:p>12000</text:p>
          </table:table-cell>
          <table:table-cell office:value-type="float" office:value="4344">
            <text:p>4344</text:p>
          </table:table-cell>
          <table:table-cell office:value-type="float" office:value="5">
            <text:p>5</text:p>
          </table:table-cell>
          <table:table-cell office:value-type="string">
            <text:p>s2 - legno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sa34h23fs9v85bm5gda</text:p>
          </table:table-cell>
          <table:table-cell office:value-type="string">
            <text:p>RED</text:p>
          </table:table-cell>
          <table:table-cell office:value-type="string">
            <text:p>Amarone della Valpolicella Classico</text:p>
          </table:table-cell>
          <table:table-cell office:value-type="string">
            <text:p>Allegrini</text:p>
          </table:table-cell>
          <table:table-cell office:value-type="float" office:value="47.865364">
            <text:p>47.86536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La Grola igt Rosso Veronese</text:p>
          </table:table-cell>
          <table:table-cell office:value-type="string">
            <text:p>Allegrin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1jzz1a8gwy6nhwq2y1</text:p>
          </table:table-cell>
          <table:table-cell office:value-type="string">
            <text:p>RED</text:p>
          </table:table-cell>
          <table:table-cell office:value-type="string">
            <text:p>La Grola</text:p>
          </table:table-cell>
          <table:table-cell office:value-type="string">
            <text:p>Allegrini</text:p>
          </table:table-cell>
          <table:table-cell office:value-type="float" office:value="44.78945">
            <text:p>44.7894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La Grola igt Rosso Veronese</text:p>
          </table:table-cell>
          <table:table-cell office:value-type="string">
            <text:p>Allegrin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4500">
            <text:p>4500</text:p>
          </table:table-cell>
          <table:table-cell office:value-type="float" office:value="1475">
            <text:p>1475</text:p>
          </table:table-cell>
          <table:table-cell office:value-type="float" office:value="17">
            <text:p>17</text:p>
          </table:table-cell>
          <table:table-cell office:value-type="string">
            <text:p>s4+bar005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1jzz1a8gwy6nhwq2y1</text:p>
          </table:table-cell>
          <table:table-cell office:value-type="string">
            <text:p>RED</text:p>
          </table:table-cell>
          <table:table-cell office:value-type="string">
            <text:p>La Grola</text:p>
          </table:table-cell>
          <table:table-cell office:value-type="string">
            <text:p>Allegrini</text:p>
          </table:table-cell>
          <table:table-cell office:value-type="float" office:value="44.78945">
            <text:p>44.7894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La Poja - Corvina Veronese igt V.S Cassa Luxury</text:p>
          </table:table-cell>
          <table:table-cell office:value-type="string">
            <text:p>Allegrin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7">
            <text:p>2017</text:p>
          </table:table-cell>
          <table:table-cell office:value-type="float" office:value="14000">
            <text:p>14000</text:p>
          </table:table-cell>
          <table:table-cell office:value-type="float" office:value="6229">
            <text:p>6229</text:p>
          </table:table-cell>
          <table:table-cell office:value-type="float" office:value="5">
            <text:p>5</text:p>
          </table:table-cell>
          <table:table-cell office:value-type="string">
            <text:p>s3 - legno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1k9nn59ds3pr5ma5en</text:p>
          </table:table-cell>
          <table:table-cell office:value-type="string">
            <text:p>RED</text:p>
          </table:table-cell>
          <table:table-cell office:value-type="string">
            <text:p>La Poja</text:p>
          </table:table-cell>
          <table:table-cell office:value-type="string">
            <text:p>Allegrini</text:p>
          </table:table-cell>
          <table:table-cell office:value-type="float" office:value="42.569424">
            <text:p>42.56942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Palazzo della Torre igt - Corvina e Rond. Met. Alleg</text:p>
          </table:table-cell>
          <table:table-cell office:value-type="string">
            <text:p>Allegrin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6">
            <text:p>2016</text:p>
          </table:table-cell>
          <table:table-cell office:value-type="float" office:value="4500">
            <text:p>4500</text:p>
          </table:table-cell>
          <table:table-cell office:value-type="float" office:value="1065">
            <text:p>1065</text:p>
          </table:table-cell>
          <table:table-cell office:value-type="float" office:value="4">
            <text:p>4</text:p>
          </table:table-cell>
          <table:table-cell office:value-type="string">
            <text:p>bar005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sa02ad24d2x408hzb0v</text:p>
          </table:table-cell>
          <table:table-cell office:value-type="string">
            <text:p>RED</text:p>
          </table:table-cell>
          <table:table-cell office:value-type="string">
            <text:p>Palazzo della Torre</text:p>
          </table:table-cell>
          <table:table-cell office:value-type="string">
            <text:p>Allegrini</text:p>
          </table:table-cell>
          <table:table-cell office:value-type="float" office:value="48.683804">
            <text:p>48.68380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Barolo docg Comune Serralunga C.Legno</text:p>
          </table:table-cell>
          <table:table-cell office:value-type="string">
            <text:p>Angelo Negr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7">
            <text:p>2017</text:p>
          </table:table-cell>
          <table:table-cell office:value-type="float" office:value="6000">
            <text:p>6000</text:p>
          </table:table-cell>
          <table:table-cell office:value-type="float" office:value="2540">
            <text:p>2540</text:p>
          </table:table-cell>
          <table:table-cell office:value-type="float" office:value="1">
            <text:p>1</text:p>
          </table:table-cell>
          <table:table-cell office:value-type="string">
            <text:p>bar003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sy3y1kqf6tebnn50gnt</text:p>
          </table:table-cell>
          <table:table-cell office:value-type="string">
            <text:p>RED</text:p>
          </table:table-cell>
          <table:table-cell office:value-type="string">
            <text:p>Barolo del Comune di Serralunga d’Alba</text:p>
          </table:table-cell>
          <table:table-cell office:value-type="string">
            <text:p>Negro Angelo</text:p>
          </table:table-cell>
          <table:table-cell office:value-type="float" office:value="50.179733">
            <text:p>50.17973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Prachiosso Roero docg (Omaggio)</text:p>
          </table:table-cell>
          <table:table-cell office:value-type="string">
            <text:p>Angelo Negr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2500">
            <text:p>2500</text:p>
          </table:table-cell>
          <table:table-cell office:value-type="float" office:value="819">
            <text:p>819</text:p>
          </table:table-cell>
          <table:table-cell office:value-type="float" office:value="1">
            <text:p>1</text:p>
          </table:table-cell>
          <table:table-cell office:value-type="string">
            <text:p>bar003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rfe6yv841ms5t057ee</text:p>
          </table:table-cell>
          <table:table-cell office:value-type="string">
            <text:p>RED</text:p>
          </table:table-cell>
          <table:table-cell office:value-type="string">
            <text:p>Prachiosso Nebbiolo Roero</text:p>
          </table:table-cell>
          <table:table-cell office:value-type="string">
            <text:p>Negro Angelo</text:p>
          </table:table-cell>
          <table:table-cell office:value-type="float" office:value="54.4801">
            <text:p>54.4801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Sudisfa' - Roero docg Riserva</text:p>
          </table:table-cell>
          <table:table-cell office:value-type="string">
            <text:p>Angelo Negr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7">
            <text:p>2017</text:p>
          </table:table-cell>
          <table:table-cell office:value-type="float" office:value="6000">
            <text:p>6000</text:p>
          </table:table-cell>
          <table:table-cell office:value-type="float" office:value="2213">
            <text:p>2213</text:p>
          </table:table-cell>
          <table:table-cell office:value-type="float" office:value="1">
            <text:p>1</text:p>
          </table:table-cell>
          <table:table-cell office:value-type="string">
            <text:p>bar003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rf6jmyd1egy7bpg47n</text:p>
          </table:table-cell>
          <table:table-cell office:value-type="string">
            <text:p>RED</text:p>
          </table:table-cell>
          <table:table-cell office:value-type="string">
            <text:p>Nebbiolo Roero Riserva Sudisfà</text:p>
          </table:table-cell>
          <table:table-cell office:value-type="string">
            <text:p>Negro Angelo</text:p>
          </table:table-cell>
          <table:table-cell office:value-type="float" office:value="55.128696">
            <text:p>55.12869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Tignanello Sang.C.S +C.F.Barrique</text:p>
          </table:table-cell>
          <table:table-cell office:value-type="string">
            <text:p>Antinor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15000">
            <text:p>15000</text:p>
          </table:table-cell>
          <table:table-cell office:value-type="float" office:value="5819">
            <text:p>5819</text:p>
          </table:table-cell>
          <table:table-cell office:value-type="float" office:value="4">
            <text:p>4</text:p>
          </table:table-cell>
          <table:table-cell office:value-type="string">
            <text:p>tav1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swn8cnrh7jb8qff1wy</text:p>
          </table:table-cell>
          <table:table-cell office:value-type="string">
            <text:p>RED</text:p>
          </table:table-cell>
          <table:table-cell office:value-type="string">
            <text:p>Tignanello</text:p>
          </table:table-cell>
          <table:table-cell office:value-type="string">
            <text:p>Antinori - Tenuta Tignanello</text:p>
          </table:table-cell>
          <table:table-cell office:value-type="float" office:value="33.244244">
            <text:p>33.24424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Montefalco Rosso Riserva doc</text:p>
          </table:table-cell>
          <table:table-cell office:value-type="string">
            <text:p>Arnaldo Capra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5000">
            <text:p>5000</text:p>
          </table:table-cell>
          <table:table-cell office:value-type="float" office:value="1311">
            <text:p>1311</text:p>
          </table:table-cell>
          <table:table-cell office:value-type="float" office:value="8">
            <text:p>8</text:p>
          </table:table-cell>
          <table:table-cell office:value-type="string">
            <text:p>s4+bar009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ggtdj3xcbecw69tg5d</text:p>
          </table:table-cell>
          <table:table-cell office:value-type="string">
            <text:p>RED</text:p>
          </table:table-cell>
          <table:table-cell office:value-type="string">
            <text:p>Riserva Montefalco Rosso</text:p>
          </table:table-cell>
          <table:table-cell office:value-type="string">
            <text:p>Arnaldo-Caprai</text:p>
          </table:table-cell>
          <table:table-cell office:value-type="float" office:value="53.463284">
            <text:p>53.46328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Montefalco Rosso Riserva doc</text:p>
          </table:table-cell>
          <table:table-cell office:value-type="string">
            <text:p>Arnaldo Capra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5000">
            <text:p>5000</text:p>
          </table:table-cell>
          <table:table-cell office:value-type="float" office:value="1393">
            <text:p>1393</text:p>
          </table:table-cell>
          <table:table-cell office:value-type="float" office:value="17">
            <text:p>17</text:p>
          </table:table-cell>
          <table:table-cell office:value-type="string">
            <text:p>s4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ggtdj3xcbecw69tg5d</text:p>
          </table:table-cell>
          <table:table-cell office:value-type="string">
            <text:p>RED</text:p>
          </table:table-cell>
          <table:table-cell office:value-type="string">
            <text:p>Riserva Montefalco Rosso</text:p>
          </table:table-cell>
          <table:table-cell office:value-type="string">
            <text:p>Arnaldo-Caprai</text:p>
          </table:table-cell>
          <table:table-cell office:value-type="float" office:value="53.463284">
            <text:p>53.46328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Montefalco Sagrantino - 25 Anni docg </text:p>
          </table:table-cell>
          <table:table-cell office:value-type="string">
            <text:p>Arnaldo Capra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10000">
            <text:p>10000</text:p>
          </table:table-cell>
          <table:table-cell office:value-type="float" office:value="3278">
            <text:p>3278</text:p>
          </table:table-cell>
          <table:table-cell office:value-type="float" office:value="3">
            <text:p>3</text:p>
          </table:table-cell>
          <table:table-cell office:value-type="string">
            <text:p>cheba-top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ggtgq4pa2w8y1fjxhc</text:p>
          </table:table-cell>
          <table:table-cell office:value-type="string">
            <text:p>RED</text:p>
          </table:table-cell>
          <table:table-cell office:value-type="string">
            <text:p>Sagrantino 25 Anni</text:p>
          </table:table-cell>
          <table:table-cell office:value-type="string">
            <text:p>Arnaldo-Caprai</text:p>
          </table:table-cell>
          <table:table-cell office:value-type="float" office:value="63.174847">
            <text:p>63.17484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Montefalco Sagrantino - 25 Anni docg </text:p>
          </table:table-cell>
          <table:table-cell office:value-type="string">
            <text:p>Arnaldo Capra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10000">
            <text:p>10000</text:p>
          </table:table-cell>
          <table:table-cell office:value-type="float" office:value="3278">
            <text:p>3278</text:p>
          </table:table-cell>
          <table:table-cell office:value-type="float" office:value="6">
            <text:p>6</text:p>
          </table:table-cell>
          <table:table-cell office:value-type="string">
            <text:p>s4 - legno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ggtgq4pa2w8y1fjxhc</text:p>
          </table:table-cell>
          <table:table-cell office:value-type="string">
            <text:p>RED</text:p>
          </table:table-cell>
          <table:table-cell office:value-type="string">
            <text:p>Sagrantino 25 Anni</text:p>
          </table:table-cell>
          <table:table-cell office:value-type="string">
            <text:p>Arnaldo-Caprai</text:p>
          </table:table-cell>
          <table:table-cell office:value-type="float" office:value="63.174847">
            <text:p>63.17484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Vigna Flaminia Maremmana (Montefalco Rosso doc)</text:p>
          </table:table-cell>
          <table:table-cell office:value-type="string">
            <text:p>Arnaldo Capra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3000">
            <text:p>3000</text:p>
          </table:table-cell>
          <table:table-cell office:value-type="float" office:value="819">
            <text:p>819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ggrp9abymnq375z6r3</text:p>
          </table:table-cell>
          <table:table-cell office:value-type="string">
            <text:p>RED</text:p>
          </table:table-cell>
          <table:table-cell office:value-type="string">
            <text:p>Montefalco Vigna Flaminia-Maremmana Rosso</text:p>
          </table:table-cell>
          <table:table-cell office:value-type="string">
            <text:p>Arnaldo-Caprai</text:p>
          </table:table-cell>
          <table:table-cell office:value-type="float" office:value="65.31348">
            <text:p>65.31348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Finca Monasterio Baron De Ley</text:p>
          </table:table-cell>
          <table:table-cell office:value-type="string">
            <text:p>Baron De Ley 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7">
            <text:p>2017</text:p>
          </table:table-cell>
          <table:table-cell office:value-type="float" office:value="5500">
            <text:p>5500</text:p>
          </table:table-cell>
          <table:table-cell office:value-type="float" office:value="1721">
            <text:p>1721</text:p>
          </table:table-cell>
          <table:table-cell office:value-type="float" office:value="2">
            <text:p>2</text:p>
          </table:table-cell>
          <table:table-cell office:value-type="string">
            <text:p>bar008</text:p>
          </table:table-cell>
          <table:table-cell office:value-type="string">
            <text:p>Fornitore: Bolis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gzr4ksd1yt1swkrtcvd3k873</text:p>
          </table:table-cell>
          <table:table-cell office:value-type="string">
            <text:p>RED</text:p>
          </table:table-cell>
          <table:table-cell office:value-type="string">
            <text:p>Finca Monasterio Rioja</text:p>
          </table:table-cell>
          <table:table-cell office:value-type="string">
            <text:p>Baron de Ley</text:p>
          </table:table-cell>
          <table:table-cell office:value-type="float" office:value="40.76673">
            <text:p>40.7667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Amarone Valpolicella Classico docg </text:p>
          </table:table-cell>
          <table:table-cell office:value-type="string">
            <text:p>Bertan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08">
            <text:p>2008</text:p>
          </table:table-cell>
          <table:table-cell office:value-type="float" office:value="15000">
            <text:p>15000</text:p>
          </table:table-cell>
          <table:table-cell office:value-type="float" office:value="5491">
            <text:p>5491</text:p>
          </table:table-cell>
          <table:table-cell office:value-type="float" office:value="6">
            <text:p>6</text:p>
          </table:table-cell>
          <table:table-cell office:value-type="string">
            <text:p>s2 - legno+tav1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304mne6hz94hhd71x</text:p>
          </table:table-cell>
          <table:table-cell office:value-type="string">
            <text:p>RED</text:p>
          </table:table-cell>
          <table:table-cell office:value-type="string">
            <text:p>Amarone della Valpolicella Classico</text:p>
          </table:table-cell>
          <table:table-cell office:value-type="string">
            <text:p>Bertani</text:p>
          </table:table-cell>
          <table:table-cell office:value-type="float" office:value="40.960445">
            <text:p>40.96044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Jiasik Rosso Cabernet Sauvignon</text:p>
          </table:table-cell>
          <table:table-cell office:value-type="string">
            <text:p>Borgo San Daniel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2500">
            <text:p>2500</text:p>
          </table:table-cell>
          <table:table-cell office:value-type="float" office:value="819">
            <text:p>819</text:p>
          </table:table-cell>
          <table:table-cell office:value-type="float" office:value="23">
            <text:p>23</text:p>
          </table:table-cell>
          <table:table-cell office:value-type="string">
            <text:p>bar007+carni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sw21agn19vzr4h1zdhz</text:p>
          </table:table-cell>
          <table:table-cell office:value-type="string">
            <text:p>RED</text:p>
          </table:table-cell>
          <table:table-cell office:value-type="string">
            <text:p>Jiasik Rosso</text:p>
          </table:table-cell>
          <table:table-cell office:value-type="string">
            <text:p>Borgo San Daniele</text:p>
          </table:table-cell>
          <table:table-cell office:value-type="float" office:value="50.59685">
            <text:p>50.5968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Bricco Dell'uccellone</text:p>
          </table:table-cell>
          <table:table-cell office:value-type="string">
            <text:p>Braid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10000">
            <text:p>10000</text:p>
          </table:table-cell>
          <table:table-cell office:value-type="float" office:value="2786">
            <text:p>2786</text:p>
          </table:table-cell>
          <table:table-cell office:value-type="float" office:value="3">
            <text:p>3</text:p>
          </table:table-cell>
          <table:table-cell office:value-type="string">
            <text:p>tav10</text:p>
          </table:table-cell>
          <table:table-cell office:value-type="string">
            <text:p>Fornitore: TOLM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gzr4ksd40fyqcc0945rr0se7</text:p>
          </table:table-cell>
          <table:table-cell office:value-type="string">
            <text:p>RED</text:p>
          </table:table-cell>
          <table:table-cell office:value-type="string">
            <text:p>Barbera d'Asti Bricco dell'Uccellone</text:p>
          </table:table-cell>
          <table:table-cell office:value-type="string">
            <text:p>Braida</text:p>
          </table:table-cell>
          <table:table-cell office:value-type="float" office:value="43.773937">
            <text:p>43.77393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Refosco</text:p>
          </table:table-cell>
          <table:table-cell office:value-type="string">
            <text:p>Brandolin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7">
            <text:p>2017</text:p>
          </table:table-cell>
          <table:table-cell office:value-type="float" office:value="2000">
            <text:p>2000</text:p>
          </table:table-cell>
          <table:table-cell office:value-type="float" office:value="409">
            <text:p>409</text:p>
          </table:table-cell>
          <table:table-cell office:value-type="float" office:value="1">
            <text:p>1</text:p>
          </table:table-cell>
          <table:table-cell office:value-type="string">
            <text:p>bar005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qw0pna4n405bgzyw1a</text:p>
          </table:table-cell>
          <table:table-cell office:value-type="string">
            <text:p>RED</text:p>
          </table:table-cell>
          <table:table-cell office:value-type="string">
            <text:p>Refosco dal Peduncolo rosso</text:p>
          </table:table-cell>
          <table:table-cell office:value-type="string">
            <text:p>Conte Brandolini d'Adda</text:p>
          </table:table-cell>
          <table:table-cell office:value-type="float" office:value="22.327394">
            <text:p>22.32739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Stomo</text:p>
          </table:table-cell>
          <table:table-cell office:value-type="string">
            <text:p>Brandolin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2500">
            <text:p>2500</text:p>
          </table:table-cell>
          <table:table-cell office:value-type="float" office:value="491">
            <text:p>491</text:p>
          </table:table-cell>
          <table:table-cell office:value-type="float" office:value="1">
            <text:p>1</text:p>
          </table:table-cell>
          <table:table-cell office:value-type="string">
            <text:p>bar005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qwvgngb3qncn7dgr2d</text:p>
          </table:table-cell>
          <table:table-cell office:value-type="string">
            <text:p>RED</text:p>
          </table:table-cell>
          <table:table-cell office:value-type="string">
            <text:p>Merlot Stomo Bio</text:p>
          </table:table-cell>
          <table:table-cell office:value-type="string">
            <text:p>Conte Brandolini d'Adda</text:p>
          </table:table-cell>
          <table:table-cell office:value-type="float" office:value="27.325628">
            <text:p>27.325628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Stomo</text:p>
          </table:table-cell>
          <table:table-cell office:value-type="string">
            <text:p>Brandolin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2500">
            <text:p>2500</text:p>
          </table:table-cell>
          <table:table-cell office:value-type="float" office:value="491">
            <text:p>491</text:p>
          </table:table-cell>
          <table:table-cell office:value-type="float" office:value="11">
            <text:p>11</text:p>
          </table:table-cell>
          <table:table-cell office:value-type="string">
            <text:p>s2+bar005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qwvgngb3qncn7dgr2d</text:p>
          </table:table-cell>
          <table:table-cell office:value-type="string">
            <text:p>RED</text:p>
          </table:table-cell>
          <table:table-cell office:value-type="string">
            <text:p>Merlot Stomo Bio</text:p>
          </table:table-cell>
          <table:table-cell office:value-type="string">
            <text:p>Conte Brandolini d'Adda</text:p>
          </table:table-cell>
          <table:table-cell office:value-type="float" office:value="27.325628">
            <text:p>27.325628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Barbera d'Asti Superiore</text:p>
          </table:table-cell>
          <table:table-cell office:value-type="string">
            <text:p>Ca Bianc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2500">
            <text:p>2500</text:p>
          </table:table-cell>
          <table:table-cell office:value-type="float" office:value="655">
            <text:p>655</text:p>
          </table:table-cell>
          <table:table-cell office:value-type="float" office:value="19">
            <text:p>19</text:p>
          </table:table-cell>
          <table:table-cell office:value-type="string">
            <text:p>s3+bar002</text:p>
          </table:table-cell>
          <table:table-cell office:value-type="string">
            <text:p>Fornitore: GIV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0f3cmc6zq8z5b7mnbbj38pq</text:p>
          </table:table-cell>
          <table:table-cell office:value-type="string">
            <text:p>RED</text:p>
          </table:table-cell>
          <table:table-cell office:value-type="string">
            <text:p>Barbera d'Asti Superiore</text:p>
          </table:table-cell>
          <table:table-cell office:value-type="string">
            <text:p>Tenimenti Ca'Bianca</text:p>
          </table:table-cell>
          <table:table-cell office:value-type="float" office:value="41.690205">
            <text:p>41.69020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Nebbiolo Langhe</text:p>
          </table:table-cell>
          <table:table-cell office:value-type="string">
            <text:p>Ca Bianc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2500">
            <text:p>2500</text:p>
          </table:table-cell>
          <table:table-cell office:value-type="float" office:value="573">
            <text:p>573</text:p>
          </table:table-cell>
          <table:table-cell office:value-type="float" office:value="13">
            <text:p>13</text:p>
          </table:table-cell>
          <table:table-cell office:value-type="string">
            <text:p>s3+bar002</text:p>
          </table:table-cell>
          <table:table-cell office:value-type="string">
            <text:p>Fornitore: GIV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0my5t5ebarpxr0m8fyf85wv</text:p>
          </table:table-cell>
          <table:table-cell office:value-type="string">
            <text:p>RED</text:p>
          </table:table-cell>
          <table:table-cell office:value-type="string">
            <text:p>Langhe Nebbiolo</text:p>
          </table:table-cell>
          <table:table-cell office:value-type="string">
            <text:p>Tenimenti Ca'Bianca</text:p>
          </table:table-cell>
          <table:table-cell office:value-type="float" office:value="38.712368">
            <text:p>38.712368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Nebbiolo Langhe</text:p>
          </table:table-cell>
          <table:table-cell office:value-type="string">
            <text:p>Ca Bianc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2500">
            <text:p>2500</text:p>
          </table:table-cell>
          <table:table-cell office:value-type="float" office:value="573">
            <text:p>573</text:p>
          </table:table-cell>
          <table:table-cell office:value-type="float" office:value="24">
            <text:p>24</text:p>
          </table:table-cell>
          <table:table-cell office:value-type="string">
            <text:p>s4+abbattitore</text:p>
          </table:table-cell>
          <table:table-cell office:value-type="string">
            <text:p>Fornitore: GIV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0my5t5ebarpxr0m8fyf85wv</text:p>
          </table:table-cell>
          <table:table-cell office:value-type="string">
            <text:p>RED</text:p>
          </table:table-cell>
          <table:table-cell office:value-type="string">
            <text:p>Langhe Nebbiolo</text:p>
          </table:table-cell>
          <table:table-cell office:value-type="string">
            <text:p>Tenimenti Ca'Bianca</text:p>
          </table:table-cell>
          <table:table-cell office:value-type="float" office:value="38.712368">
            <text:p>38.712368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Fioravanti - Pinot Nero dell'Oltrepò Pavese doc </text:p>
          </table:table-cell>
          <table:table-cell office:value-type="string">
            <text:p>Calatron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4">
            <text:p>2014</text:p>
          </table:table-cell>
          <table:table-cell office:value-type="float" office:value="2500">
            <text:p>2500</text:p>
          </table:table-cell>
          <table:table-cell office:value-type="float" office:value="573">
            <text:p>573</text:p>
          </table:table-cell>
          <table:table-cell office:value-type="float" office:value="2">
            <text:p>2</text:p>
          </table:table-cell>
          <table:table-cell office:value-type="string">
            <text:p>bar003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ncphwjw90tsebxe6t</text:p>
          </table:table-cell>
          <table:table-cell office:value-type="string">
            <text:p>RED</text:p>
          </table:table-cell>
          <table:table-cell office:value-type="string">
            <text:p>Pinot Nero Fioravanti</text:p>
          </table:table-cell>
          <table:table-cell office:value-type="string">
            <text:p>Calatroni</text:p>
          </table:table-cell>
          <table:table-cell office:value-type="float" office:value="48.52528">
            <text:p>48.52528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El Gat Ros</text:p>
          </table:table-cell>
          <table:table-cell office:value-type="string">
            <text:p>Carolina Gatt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tav10-top+MAG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e79z0df33htd2g0bbh</text:p>
          </table:table-cell>
          <table:table-cell office:value-type="string">
            <text:p>RED</text:p>
          </table:table-cell>
          <table:table-cell office:value-type="string">
            <text:p>El Gat Ros</text:p>
          </table:table-cell>
          <table:table-cell office:value-type="string">
            <text:p>Gatti</text:p>
          </table:table-cell>
          <table:table-cell office:value-type="float" office:value="45.988068">
            <text:p>45.988068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Raboso</text:p>
          </table:table-cell>
          <table:table-cell office:value-type="string">
            <text:p>Carolina Gatt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2100">
            <text:p>2100</text:p>
          </table:table-cell>
          <table:table-cell office:value-type="float" office:value="655">
            <text:p>655</text:p>
          </table:table-cell>
          <table:table-cell office:value-type="float" office:value="1">
            <text:p>1</text:p>
          </table:table-cell>
          <table:table-cell office:value-type="string">
            <text:p>tav10-top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e7x7aptpf2s9b3s6eh</text:p>
          </table:table-cell>
          <table:table-cell office:value-type="string">
            <text:p>RED</text:p>
          </table:table-cell>
          <table:table-cell office:value-type="string">
            <text:p>Raboso</text:p>
          </table:table-cell>
          <table:table-cell office:value-type="string">
            <text:p>Gatti</text:p>
          </table:table-cell>
          <table:table-cell office:value-type="float" office:value="36.477577">
            <text:p>36.47757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I Sodi di S. Nicolò</text:p>
          </table:table-cell>
          <table:table-cell office:value-type="string">
            <text:p>Castellare di Castellin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0">
            <text:p>0</text:p>
          </table:table-cell>
          <table:table-cell office:value-type="float" office:value="3278">
            <text:p>3278</text:p>
          </table:table-cell>
          <table:table-cell office:value-type="float" office:value="1">
            <text:p>1</text:p>
          </table:table-cell>
          <table:table-cell office:value-type="string">
            <text:p>cheba-top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ny2hxt8mx9sfhqn7vs</text:p>
          </table:table-cell>
          <table:table-cell office:value-type="string">
            <text:p>RED</text:p>
          </table:table-cell>
          <table:table-cell office:value-type="string">
            <text:p>I Sodi di S. Niccolò</text:p>
          </table:table-cell>
          <table:table-cell office:value-type="string">
            <text:p>Castellare</text:p>
          </table:table-cell>
          <table:table-cell office:value-type="float" office:value="49.738247">
            <text:p>49.73824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Chianti Classico docg</text:p>
          </table:table-cell>
          <table:table-cell office:value-type="string">
            <text:p>Castello di Am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4000">
            <text:p>4000</text:p>
          </table:table-cell>
          <table:table-cell office:value-type="float" office:value="1393">
            <text:p>1393</text:p>
          </table:table-cell>
          <table:table-cell office:value-type="float" office:value="14">
            <text:p>14</text:p>
          </table:table-cell>
          <table:table-cell office:value-type="string">
            <text:p>s3+bar01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458e1b3jk0y3k9tsm</text:p>
          </table:table-cell>
          <table:table-cell office:value-type="string">
            <text:p>RED</text:p>
          </table:table-cell>
          <table:table-cell office:value-type="string">
            <text:p>Chianti Classico</text:p>
          </table:table-cell>
          <table:table-cell office:value-type="string">
            <text:p>Castello di Ama</text:p>
          </table:table-cell>
          <table:table-cell office:value-type="float" office:value="40.96326">
            <text:p>40.9632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Artas Primitivo del Salento</text:p>
          </table:table-cell>
          <table:table-cell office:value-type="string">
            <text:p>Castello Monac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5200">
            <text:p>5200</text:p>
          </table:table-cell>
          <table:table-cell office:value-type="float" office:value="1639">
            <text:p>1639</text:p>
          </table:table-cell>
          <table:table-cell office:value-type="float" office:value="6">
            <text:p>6</text:p>
          </table:table-cell>
          <table:table-cell office:value-type="string">
            <text:p>s4</text:p>
          </table:table-cell>
          <table:table-cell office:value-type="string">
            <text:p>Fornitore: GIV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gzr4kss4qsdj9vggv33c33rh</text:p>
          </table:table-cell>
          <table:table-cell office:value-type="string">
            <text:p>RED</text:p>
          </table:table-cell>
          <table:table-cell office:value-type="string">
            <text:p>Primitivo Salento Artas</text:p>
          </table:table-cell>
          <table:table-cell office:value-type="string">
            <text:p>Castello Monaci</text:p>
          </table:table-cell>
          <table:table-cell office:value-type="float" office:value="56.741158">
            <text:p>56.741158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Maru Negroamaro Salento igt</text:p>
          </table:table-cell>
          <table:table-cell office:value-type="string">
            <text:p>Castello Monac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2500">
            <text:p>2500</text:p>
          </table:table-cell>
          <table:table-cell office:value-type="float" office:value="491">
            <text:p>491</text:p>
          </table:table-cell>
          <table:table-cell office:value-type="float" office:value="1">
            <text:p>1</text:p>
          </table:table-cell>
          <table:table-cell office:value-type="string">
            <text:p>bar008</text:p>
          </table:table-cell>
          <table:table-cell office:value-type="string">
            <text:p>Fornitore: GIV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gzr4kss3atthgzhq3znk125v</text:p>
          </table:table-cell>
          <table:table-cell office:value-type="string">
            <text:p>RED</text:p>
          </table:table-cell>
          <table:table-cell office:value-type="string">
            <text:p>Negroamaro Salento Maru</text:p>
          </table:table-cell>
          <table:table-cell office:value-type="string">
            <text:p>Castello Monaci</text:p>
          </table:table-cell>
          <table:table-cell office:value-type="float" office:value="55.018864">
            <text:p>55.01886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Brunat</text:p>
          </table:table-cell>
          <table:table-cell office:value-type="string">
            <text:p>Cerett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0">
            <text:p>0</text:p>
          </table:table-cell>
          <table:table-cell office:value-type="float" office:value="81">
            <text:p>81</text:p>
          </table:table-cell>
          <table:table-cell office:value-type="float" office:value="1">
            <text:p>1</text:p>
          </table:table-cell>
          <table:table-cell office:value-type="string">
            <text:p>snack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6eyea97wmmagbfda3y</text:p>
          </table:table-cell>
          <table:table-cell office:value-type="string">
            <text:p>RED</text:p>
          </table:table-cell>
          <table:table-cell office:value-type="string">
            <text:p>Barolo Brunate</text:p>
          </table:table-cell>
          <table:table-cell office:value-type="string">
            <text:p>Ceretto</text:p>
          </table:table-cell>
          <table:table-cell office:value-type="float" office:value="36.894783">
            <text:p>36.89478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Dolcetto Rossana</text:p>
          </table:table-cell>
          <table:table-cell office:value-type="string">
            <text:p>Cerett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0">
            <text:p>0</text:p>
          </table:table-cell>
          <table:table-cell office:value-type="float" office:value="901">
            <text:p>901</text:p>
          </table:table-cell>
          <table:table-cell office:value-type="float" office:value="1">
            <text:p>1</text:p>
          </table:table-cell>
          <table:table-cell office:value-type="string">
            <text:p>bar002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6epdnjf9qax3c3x132</text:p>
          </table:table-cell>
          <table:table-cell office:value-type="string">
            <text:p>RED</text:p>
          </table:table-cell>
          <table:table-cell office:value-type="string">
            <text:p>Dolcetto D'Alba Rossana Bio</text:p>
          </table:table-cell>
          <table:table-cell office:value-type="string">
            <text:p>Ceretto</text:p>
          </table:table-cell>
          <table:table-cell office:value-type="float" office:value="36.43735">
            <text:p>36.4373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Dolcetto Rossana</text:p>
          </table:table-cell>
          <table:table-cell office:value-type="string">
            <text:p>Cerett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3000">
            <text:p>3000</text:p>
          </table:table-cell>
          <table:table-cell office:value-type="float" office:value="901">
            <text:p>901</text:p>
          </table:table-cell>
          <table:table-cell office:value-type="float" office:value="1">
            <text:p>1</text:p>
          </table:table-cell>
          <table:table-cell office:value-type="string">
            <text:p>bar002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6epdnjf9qax3c3x132</text:p>
          </table:table-cell>
          <table:table-cell office:value-type="string">
            <text:p>RED</text:p>
          </table:table-cell>
          <table:table-cell office:value-type="string">
            <text:p>Dolcetto D'Alba Rossana Bio</text:p>
          </table:table-cell>
          <table:table-cell office:value-type="string">
            <text:p>Ceretto</text:p>
          </table:table-cell>
          <table:table-cell office:value-type="float" office:value="36.43735">
            <text:p>36.4373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Monsordo Langhe Bio doc</text:p>
          </table:table-cell>
          <table:table-cell office:value-type="string">
            <text:p>Cerett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4500">
            <text:p>4500</text:p>
          </table:table-cell>
          <table:table-cell office:value-type="float" office:value="1311">
            <text:p>1311</text:p>
          </table:table-cell>
          <table:table-cell office:value-type="float" office:value="3">
            <text:p>3</text:p>
          </table:table-cell>
          <table:table-cell office:value-type="string">
            <text:p>s3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6e4ng9xz5qjspjhnze</text:p>
          </table:table-cell>
          <table:table-cell office:value-type="string">
            <text:p>RED</text:p>
          </table:table-cell>
          <table:table-cell office:value-type="string">
            <text:p>Rosso Monsordo</text:p>
          </table:table-cell>
          <table:table-cell office:value-type="string">
            <text:p>Ceretto</text:p>
          </table:table-cell>
          <table:table-cell office:value-type="float" office:value="40.92514">
            <text:p>40.9251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Monsordo Langhe Bio doc</text:p>
          </table:table-cell>
          <table:table-cell office:value-type="string">
            <text:p>Cerett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4500">
            <text:p>4500</text:p>
          </table:table-cell>
          <table:table-cell office:value-type="float" office:value="1475">
            <text:p>1475</text:p>
          </table:table-cell>
          <table:table-cell office:value-type="float" office:value="6">
            <text:p>6</text:p>
          </table:table-cell>
          <table:table-cell office:value-type="string">
            <text:p>s3</text:p>
          </table:table-cell>
          <table:table-cell office:value-type="string">
            <text:p>Fornitore: Om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gzr4kt6e4ng9xz5qjspjhnze</text:p>
          </table:table-cell>
          <table:table-cell office:value-type="string">
            <text:p>RED</text:p>
          </table:table-cell>
          <table:table-cell office:value-type="string">
            <text:p>Rosso Monsordo</text:p>
          </table:table-cell>
          <table:table-cell office:value-type="string">
            <text:p>Ceretto</text:p>
          </table:table-cell>
          <table:table-cell office:value-type="float" office:value="40.92514">
            <text:p>40.9251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Prapo'</text:p>
          </table:table-cell>
          <table:table-cell office:value-type="string">
            <text:p>Cerett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0">
            <text:p>0</text:p>
          </table:table-cell>
          <table:table-cell office:value-type="float" office:value="81">
            <text:p>81</text:p>
          </table:table-cell>
          <table:table-cell office:value-type="float" office:value="1">
            <text:p>1</text:p>
          </table:table-cell>
          <table:table-cell office:value-type="string">
            <text:p>snack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6ehmbxr0sw4wbs86bm</text:p>
          </table:table-cell>
          <table:table-cell office:value-type="string">
            <text:p>RED</text:p>
          </table:table-cell>
          <table:table-cell office:value-type="string">
            <text:p>Barolo Prapò</text:p>
          </table:table-cell>
          <table:table-cell office:value-type="string">
            <text:p>Ceretto</text:p>
          </table:table-cell>
          <table:table-cell office:value-type="float" office:value="39.47006">
            <text:p>39.4700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Chateaunef - Du - Pape (Cote Du Rohn)</text:p>
          </table:table-cell>
          <table:table-cell office:value-type="string">
            <text:p>Chateau Mont Redo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9500">
            <text:p>9500</text:p>
          </table:table-cell>
          <table:table-cell office:value-type="float" office:value="3688">
            <text:p>3688</text:p>
          </table:table-cell>
          <table:table-cell office:value-type="float" office:value="6">
            <text:p>6</text:p>
          </table:table-cell>
          <table:table-cell office:value-type="string">
            <text:p>s4</text:p>
          </table:table-cell>
          <table:table-cell office:value-type="string">
            <text:p>Fornitore: Ceretto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gzr4ksd4xdbyp498dk50r5wm</text:p>
          </table:table-cell>
          <table:table-cell office:value-type="string">
            <text:p>RED</text:p>
          </table:table-cell>
          <table:table-cell office:value-type="string">
            <text:p>Châteauneuf-du-Pape</text:p>
          </table:table-cell>
          <table:table-cell office:value-type="string">
            <text:p>Château Mont-Redon</text:p>
          </table:table-cell>
          <table:table-cell office:value-type="float" office:value="52.761078">
            <text:p>52.761078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Gran Terran -Terrano 100% Umago</text:p>
          </table:table-cell>
          <table:table-cell office:value-type="string">
            <text:p>Coronica Moren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3">
            <text:p>2013</text:p>
          </table:table-cell>
          <table:table-cell office:value-type="float" office:value="6000">
            <text:p>6000</text:p>
          </table:table-cell>
          <table:table-cell office:value-type="float" office:value="2213">
            <text:p>2213</text:p>
          </table:table-cell>
          <table:table-cell office:value-type="float" office:value="2">
            <text:p>2</text:p>
          </table:table-cell>
          <table:table-cell office:value-type="string">
            <text:p>Collezione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n6qc9qvxpnyrqq4af8</text:p>
          </table:table-cell>
          <table:table-cell office:value-type="string">
            <text:p>RED</text:p>
          </table:table-cell>
          <table:table-cell office:value-type="string">
            <text:p>Gran Teran</text:p>
          </table:table-cell>
          <table:table-cell office:value-type="string">
            <text:p>Coronica</text:p>
          </table:table-cell>
          <table:table-cell office:value-type="float" office:value="41.907814">
            <text:p>41.90781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Teran - Terrano (Umago)</text:p>
          </table:table-cell>
          <table:table-cell office:value-type="string">
            <text:p>Coronica Moren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5">
            <text:p>2015</text:p>
          </table:table-cell>
          <table:table-cell office:value-type="float" office:value="5500">
            <text:p>5500</text:p>
          </table:table-cell>
          <table:table-cell office:value-type="float" office:value="1967">
            <text:p>1967</text:p>
          </table:table-cell>
          <table:table-cell office:value-type="float" office:value="7">
            <text:p>7</text:p>
          </table:table-cell>
          <table:table-cell office:value-type="string">
            <text:p>s4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n7m7x8zvzv1z92r6as</text:p>
          </table:table-cell>
          <table:table-cell office:value-type="string">
            <text:p>RED</text:p>
          </table:table-cell>
          <table:table-cell office:value-type="string">
            <text:p>Teran</text:p>
          </table:table-cell>
          <table:table-cell office:value-type="string">
            <text:p>Coronica</text:p>
          </table:table-cell>
          <table:table-cell office:value-type="float" office:value="40.740936">
            <text:p>40.74093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Cabernet Franc</text:p>
          </table:table-cell>
          <table:table-cell office:value-type="string">
            <text:p>Fiegl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string">
            <text:p>tav10+s1+bar007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39z4r9wn1re1t61jy6</text:p>
          </table:table-cell>
          <table:table-cell office:value-type="string">
            <text:p>RED</text:p>
          </table:table-cell>
          <table:table-cell office:value-type="string">
            <text:p>Cabernet Franc Venezia Giulia</text:p>
          </table:table-cell>
          <table:table-cell office:value-type="string">
            <text:p>Fiegl</text:p>
          </table:table-cell>
          <table:table-cell office:value-type="float" office:value="34.44163">
            <text:p>34.4416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Cabernet Sauvignon</text:p>
          </table:table-cell>
          <table:table-cell office:value-type="string">
            <text:p>Fiegl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4">
            <text:p>2024</text:p>
          </table:table-cell>
          <table:table-cell office:value-type="float" office:value="2000">
            <text:p>2000</text:p>
          </table:table-cell>
          <table:table-cell office:value-type="float" office:value="573">
            <text:p>573</text:p>
          </table:table-cell>
          <table:table-cell office:value-type="float" office:value="42">
            <text:p>42</text:p>
          </table:table-cell>
          <table:table-cell office:value-type="string">
            <text:p>tav1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395qpwbxfa9psjyz6h</text:p>
          </table:table-cell>
          <table:table-cell office:value-type="string">
            <text:p>RED</text:p>
          </table:table-cell>
          <table:table-cell office:value-type="string">
            <text:p>Cabernet Sauvignon Venezia Giulia</text:p>
          </table:table-cell>
          <table:table-cell office:value-type="string">
            <text:p>Fiegl</text:p>
          </table:table-cell>
          <table:table-cell office:value-type="float" office:value="32.50944">
            <text:p>32.5094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Barolo docg Serralunga d'Alba</text:p>
          </table:table-cell>
          <table:table-cell office:value-type="string">
            <text:p>Fontanafredd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4">
            <text:p>2014</text:p>
          </table:table-cell>
          <table:table-cell office:value-type="float" office:value="7200">
            <text:p>7200</text:p>
          </table:table-cell>
          <table:table-cell office:value-type="float" office:value="2459">
            <text:p>2459</text:p>
          </table:table-cell>
          <table:table-cell office:value-type="float" office:value="1">
            <text:p>1</text:p>
          </table:table-cell>
          <table:table-cell office:value-type="string">
            <text:p>Collezione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sa32n43s6yw85t7x813</text:p>
          </table:table-cell>
          <table:table-cell office:value-type="string">
            <text:p>RED</text:p>
          </table:table-cell>
          <table:table-cell office:value-type="string">
            <text:p>Barolo Serralunga d'Alba</text:p>
          </table:table-cell>
          <table:table-cell office:value-type="string">
            <text:p>Fontanafredda</text:p>
          </table:table-cell>
          <table:table-cell office:value-type="float" office:value="46.206844">
            <text:p>46.20684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Barolo docg Serralunga d'Alba</text:p>
          </table:table-cell>
          <table:table-cell office:value-type="string">
            <text:p>Fontanafredd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6900">
            <text:p>6900</text:p>
          </table:table-cell>
          <table:table-cell office:value-type="float" office:value="1885">
            <text:p>1885</text:p>
          </table:table-cell>
          <table:table-cell office:value-type="float" office:value="16">
            <text:p>16</text:p>
          </table:table-cell>
          <table:table-cell office:value-type="string">
            <text:p>s3+ingresso+bar002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sa32n43s6yw85t7x813</text:p>
          </table:table-cell>
          <table:table-cell office:value-type="string">
            <text:p>RED</text:p>
          </table:table-cell>
          <table:table-cell office:value-type="string">
            <text:p>Barolo Serralunga d'Alba</text:p>
          </table:table-cell>
          <table:table-cell office:value-type="string">
            <text:p>Fontanafredda</text:p>
          </table:table-cell>
          <table:table-cell office:value-type="float" office:value="46.206844">
            <text:p>46.20684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Merlot</text:p>
          </table:table-cell>
          <table:table-cell office:value-type="string">
            <text:p>Formentin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2500">
            <text:p>2500</text:p>
          </table:table-cell>
          <table:table-cell office:value-type="float" office:value="655">
            <text:p>655</text:p>
          </table:table-cell>
          <table:table-cell office:value-type="float" office:value="8">
            <text:p>8</text:p>
          </table:table-cell>
          <table:table-cell office:value-type="string">
            <text:p>bar007+sarpi</text:p>
          </table:table-cell>
          <table:table-cell office:value-type="string">
            <text:p>Fornitore: GIV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0qsxnj6qvefdb8500c71kcs</text:p>
          </table:table-cell>
          <table:table-cell office:value-type="string">
            <text:p>RED</text:p>
          </table:table-cell>
          <table:table-cell office:value-type="string">
            <text:p>Collio Merlot</text:p>
          </table:table-cell>
          <table:table-cell office:value-type="string">
            <text:p>Conti Formentini</text:p>
          </table:table-cell>
          <table:table-cell office:value-type="float" office:value="27.97391">
            <text:p>27.97391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Merlot</text:p>
          </table:table-cell>
          <table:table-cell office:value-type="string">
            <text:p>Formentin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2500">
            <text:p>2500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>
            <text:p>s2+bar007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sxnj6qvefdb8500c71kcs</text:p>
          </table:table-cell>
          <table:table-cell office:value-type="string">
            <text:p>RED</text:p>
          </table:table-cell>
          <table:table-cell office:value-type="string">
            <text:p>Collio Merlot</text:p>
          </table:table-cell>
          <table:table-cell office:value-type="string">
            <text:p>Conti Formentini</text:p>
          </table:table-cell>
          <table:table-cell office:value-type="float" office:value="27.97391">
            <text:p>27.97391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Nebbiolo Langhe</text:p>
          </table:table-cell>
          <table:table-cell office:value-type="string">
            <text:p>Francesco Cleric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3000">
            <text:p>3000</text:p>
          </table:table-cell>
          <table:table-cell office:value-type="float" office:value="1065">
            <text:p>1065</text:p>
          </table:table-cell>
          <table:table-cell office:value-type="float" office:value="3">
            <text:p>3</text:p>
          </table:table-cell>
          <table:table-cell office:value-type="string">
            <text:p>bar001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sgz5050cq3dyk0sj8pj</text:p>
          </table:table-cell>
          <table:table-cell office:value-type="string">
            <text:p>RED</text:p>
          </table:table-cell>
          <table:table-cell office:value-type="string">
            <text:p>Langhe Nebbiolo Bio</text:p>
          </table:table-cell>
          <table:table-cell office:value-type="string">
            <text:p>Clerico Francesco</text:p>
          </table:table-cell>
          <table:table-cell office:value-type="float" office:value="50.310307">
            <text:p>50.31030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Lucente igt</text:p>
          </table:table-cell>
          <table:table-cell office:value-type="string">
            <text:p>Frescobaldi 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5000">
            <text:p>5000</text:p>
          </table:table-cell>
          <table:table-cell office:value-type="float" office:value="1229">
            <text:p>1229</text:p>
          </table:table-cell>
          <table:table-cell office:value-type="float" office:value="20">
            <text:p>20</text:p>
          </table:table-cell>
          <table:table-cell office:value-type="string">
            <text:p>s4+Frigo Sala sx+bar010</text:p>
          </table:table-cell>
          <table:table-cell office:value-type="string">
            <text:p>Fornitore: Friends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0my5rm9t1289514mmb8xrf1</text:p>
          </table:table-cell>
          <table:table-cell office:value-type="string">
            <text:p>RED</text:p>
          </table:table-cell>
          <table:table-cell office:value-type="string">
            <text:p>Lucente</text:p>
          </table:table-cell>
          <table:table-cell office:value-type="string">
            <text:p>Frescobaldi - Tenuta Luce</text:p>
          </table:table-cell>
          <table:table-cell office:value-type="float" office:value="30.526419">
            <text:p>30.526419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Cabernet Colli Trevigiani docg </text:p>
          </table:table-cell>
          <table:table-cell office:value-type="string">
            <text:p>Gregolett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2500">
            <text:p>2500</text:p>
          </table:table-cell>
          <table:table-cell office:value-type="float" office:value="655">
            <text:p>655</text:p>
          </table:table-cell>
          <table:table-cell office:value-type="float" office:value="17">
            <text:p>17</text:p>
          </table:table-cell>
          <table:table-cell office:value-type="string">
            <text:p>bar004+cheba giù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1smpsdvns8nvydrsf1a</text:p>
          </table:table-cell>
          <table:table-cell office:value-type="string">
            <text:p>RED</text:p>
          </table:table-cell>
          <table:table-cell office:value-type="string">
            <text:p>Cabernet</text:p>
          </table:table-cell>
          <table:table-cell office:value-type="string">
            <text:p>Gregoletto</text:p>
          </table:table-cell>
          <table:table-cell office:value-type="float" office:value="33.07304">
            <text:p>33.0730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Merlot Colli Trevigiani docg</text:p>
          </table:table-cell>
          <table:table-cell office:value-type="string">
            <text:p>Gregolett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2500">
            <text:p>2500</text:p>
          </table:table-cell>
          <table:table-cell office:value-type="float" office:value="573">
            <text:p>573</text:p>
          </table:table-cell>
          <table:table-cell office:value-type="float" office:value="9">
            <text:p>9</text:p>
          </table:table-cell>
          <table:table-cell office:value-type="string">
            <text:p>bar004+cheba giù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1smh2bt5vr0mtescnx5</text:p>
          </table:table-cell>
          <table:table-cell office:value-type="string">
            <text:p>RED</text:p>
          </table:table-cell>
          <table:table-cell office:value-type="string">
            <text:p>Merlot</text:p>
          </table:table-cell>
          <table:table-cell office:value-type="string">
            <text:p>Gregoletto</text:p>
          </table:table-cell>
          <table:table-cell office:value-type="float" office:value="33.86823">
            <text:p>33.8682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"Guera" Barbera d'Asti Superiore docg</text:p>
          </table:table-cell>
          <table:table-cell office:value-type="string">
            <text:p>Il Mongett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5000">
            <text:p>5000</text:p>
          </table:table-cell>
          <table:table-cell office:value-type="float" office:value="1311">
            <text:p>1311</text:p>
          </table:table-cell>
          <table:table-cell office:value-type="float" office:value="8">
            <text:p>8</text:p>
          </table:table-cell>
          <table:table-cell office:value-type="string">
            <text:p>s3+bar002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1j01xvtbc4vfaasq410</text:p>
          </table:table-cell>
          <table:table-cell office:value-type="string">
            <text:p>RED</text:p>
          </table:table-cell>
          <table:table-cell office:value-type="string">
            <text:p>Vigneto Guera Barbera d'Asti</text:p>
          </table:table-cell>
          <table:table-cell office:value-type="string">
            <text:p>Il Mongetto</text:p>
          </table:table-cell>
          <table:table-cell office:value-type="float" office:value="53.020832">
            <text:p>53.020832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"Guera" Barbera d'Asti Superiore docg</text:p>
          </table:table-cell>
          <table:table-cell office:value-type="string">
            <text:p>Il Mongett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5000">
            <text:p>5000</text:p>
          </table:table-cell>
          <table:table-cell office:value-type="float" office:value="1393">
            <text:p>1393</text:p>
          </table:table-cell>
          <table:table-cell office:value-type="float" office:value="24">
            <text:p>24</text:p>
          </table:table-cell>
          <table:table-cell office:value-type="string">
            <text:p>s3+bar002+cheba giù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1j01xvtbc4vfaasq410</text:p>
          </table:table-cell>
          <table:table-cell office:value-type="string">
            <text:p>RED</text:p>
          </table:table-cell>
          <table:table-cell office:value-type="string">
            <text:p>Vigneto Guera Barbera d'Asti</text:p>
          </table:table-cell>
          <table:table-cell office:value-type="string">
            <text:p>Il Mongetto</text:p>
          </table:table-cell>
          <table:table-cell office:value-type="float" office:value="53.020832">
            <text:p>53.020832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Barbera del Monferrato doc Superiore </text:p>
          </table:table-cell>
          <table:table-cell office:value-type="string">
            <text:p>Il Mongett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7">
            <text:p>2017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Collezione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r2pq52td2bbpqmbja71b11</text:p>
          </table:table-cell>
          <table:table-cell office:value-type="string">
            <text:p>RED</text:p>
          </table:table-cell>
          <table:table-cell office:value-type="string">
            <text:p>Barbera del Monferrato Superiore</text:p>
          </table:table-cell>
          <table:table-cell office:value-type="string">
            <text:p>Il Mongetto</text:p>
          </table:table-cell>
          <table:table-cell office:value-type="float" office:value="53.91041">
            <text:p>53.91041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Barbera del Monferrato doc Superiore </text:p>
          </table:table-cell>
          <table:table-cell office:value-type="string">
            <text:p>Il Mongett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3000">
            <text:p>3000</text:p>
          </table:table-cell>
          <table:table-cell office:value-type="float" office:value="819">
            <text:p>819</text:p>
          </table:table-cell>
          <table:table-cell office:value-type="float" office:value="1">
            <text:p>1</text:p>
          </table:table-cell>
          <table:table-cell office:value-type="string">
            <text:p>bar002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r2pq52td2bbpqmbja71b11</text:p>
          </table:table-cell>
          <table:table-cell office:value-type="string">
            <text:p>RED</text:p>
          </table:table-cell>
          <table:table-cell office:value-type="string">
            <text:p>Barbera del Monferrato Superiore</text:p>
          </table:table-cell>
          <table:table-cell office:value-type="string">
            <text:p>Il Mongetto</text:p>
          </table:table-cell>
          <table:table-cell office:value-type="float" office:value="53.91041">
            <text:p>53.91041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Barbera del Monferrato doc Superiore </text:p>
          </table:table-cell>
          <table:table-cell office:value-type="string">
            <text:p>Il Mongett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3400">
            <text:p>3400</text:p>
          </table:table-cell>
          <table:table-cell office:value-type="float" office:value="819">
            <text:p>819</text:p>
          </table:table-cell>
          <table:table-cell office:value-type="float" office:value="10">
            <text:p>10</text:p>
          </table:table-cell>
          <table:table-cell office:value-type="string">
            <text:p>s3+bar002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r2pq52td2bbpqmbja71b11</text:p>
          </table:table-cell>
          <table:table-cell office:value-type="string">
            <text:p>RED</text:p>
          </table:table-cell>
          <table:table-cell office:value-type="string">
            <text:p>Barbera del Monferrato Superiore</text:p>
          </table:table-cell>
          <table:table-cell office:value-type="string">
            <text:p>Il Mongetto</text:p>
          </table:table-cell>
          <table:table-cell office:value-type="float" office:value="53.91041">
            <text:p>53.91041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Barbera del Monferrato doc Superiore </text:p>
          </table:table-cell>
          <table:table-cell office:value-type="string">
            <text:p>Il Mongett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3400">
            <text:p>3400</text:p>
          </table:table-cell>
          <table:table-cell office:value-type="float" office:value="983">
            <text:p>983</text:p>
          </table:table-cell>
          <table:table-cell office:value-type="float" office:value="24">
            <text:p>24</text:p>
          </table:table-cell>
          <table:table-cell office:value-type="string">
            <text:p>s3+bar002+cheba giù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r2pq52td2bbpqmbja71b11</text:p>
          </table:table-cell>
          <table:table-cell office:value-type="string">
            <text:p>RED</text:p>
          </table:table-cell>
          <table:table-cell office:value-type="string">
            <text:p>Barbera del Monferrato Superiore</text:p>
          </table:table-cell>
          <table:table-cell office:value-type="string">
            <text:p>Il Mongetto</text:p>
          </table:table-cell>
          <table:table-cell office:value-type="float" office:value="53.91041">
            <text:p>53.91041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Pinot Noir Vin De France Cote D'or</text:p>
          </table:table-cell>
          <table:table-cell office:value-type="string">
            <text:p>Jaffelin Borgog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2500">
            <text:p>2500</text:p>
          </table:table-cell>
          <table:table-cell office:value-type="float" office:value="655">
            <text:p>655</text:p>
          </table:table-cell>
          <table:table-cell office:value-type="float" office:value="23">
            <text:p>23</text:p>
          </table:table-cell>
          <table:table-cell office:value-type="string">
            <text:p>s4+bar008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sq48dck0p73s6h69mzym1h</text:p>
          </table:table-cell>
          <table:table-cell office:value-type="string">
            <text:p>RED</text:p>
          </table:table-cell>
          <table:table-cell office:value-type="string">
            <text:p>Pinot Noir</text:p>
          </table:table-cell>
          <table:table-cell office:value-type="string">
            <text:p>Jaffelin</text:p>
          </table:table-cell>
          <table:table-cell office:value-type="float" office:value="31.578289">
            <text:p>31.578289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Cote De Nuits (Pinot Nero)</text:p>
          </table:table-cell>
          <table:table-cell office:value-type="string">
            <text:p>Joseph Faiveley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7500">
            <text:p>7500</text:p>
          </table:table-cell>
          <table:table-cell office:value-type="float" office:value="2295">
            <text:p>2295</text:p>
          </table:table-cell>
          <table:table-cell office:value-type="float" office:value="4">
            <text:p>4</text:p>
          </table:table-cell>
          <table:table-cell office:value-type="string">
            <text:p>s4+bar008</text:p>
          </table:table-cell>
          <table:table-cell office:value-type="string">
            <text:p>Fornitore: Friends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gzr4ktjtcwxp96kh013apbsw</text:p>
          </table:table-cell>
          <table:table-cell office:value-type="string">
            <text:p>RED</text:p>
          </table:table-cell>
          <table:table-cell office:value-type="string">
            <text:p>Cote de Nuits Villages</text:p>
          </table:table-cell>
          <table:table-cell office:value-type="string">
            <text:p>Domaine Faiveley</text:p>
          </table:table-cell>
          <table:table-cell office:value-type="float" office:value="30.203554">
            <text:p>30.20355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Rosso della Castellada - 80% Merlot +Cab.Sau</text:p>
          </table:table-cell>
          <table:table-cell office:value-type="string">
            <text:p>La Castellad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3">
            <text:p>2013</text:p>
          </table:table-cell>
          <table:table-cell office:value-type="float" office:value="8000">
            <text:p>8000</text:p>
          </table:table-cell>
          <table:table-cell office:value-type="float" office:value="2459">
            <text:p>2459</text:p>
          </table:table-cell>
          <table:table-cell office:value-type="float" office:value="3">
            <text:p>3</text:p>
          </table:table-cell>
          <table:table-cell office:value-type="string">
            <text:p>Frigo Sala sx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s7rcye6mxrkgrdmn8w</text:p>
          </table:table-cell>
          <table:table-cell office:value-type="string">
            <text:p>RED</text:p>
          </table:table-cell>
          <table:table-cell office:value-type="string">
            <text:p>Rosso della Castellada</text:p>
          </table:table-cell>
          <table:table-cell office:value-type="string">
            <text:p>La Castellada</text:p>
          </table:table-cell>
          <table:table-cell office:value-type="float" office:value="50.145412">
            <text:p>50.145412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Arche' Croatina- Spezie, Bals. Erbe Ar. Barriq</text:p>
          </table:table-cell>
          <table:table-cell office:value-type="string">
            <text:p>La Colomber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7">
            <text:p>2017</text:p>
          </table:table-cell>
          <table:table-cell office:value-type="float" office:value="3500">
            <text:p>3500</text:p>
          </table:table-cell>
          <table:table-cell office:value-type="float" office:value="1065">
            <text:p>1065</text:p>
          </table:table-cell>
          <table:table-cell office:value-type="float" office:value="2">
            <text:p>2</text:p>
          </table:table-cell>
          <table:table-cell office:value-type="string">
            <text:p>Frigo bianchi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sxnexw1hfahn8shp8g61m</text:p>
          </table:table-cell>
          <table:table-cell office:value-type="string">
            <text:p>RED</text:p>
          </table:table-cell>
          <table:table-cell office:value-type="string">
            <text:p>Arché</text:p>
          </table:table-cell>
          <table:table-cell office:value-type="string">
            <text:p>La Colombera - Piercarlo Semino</text:p>
          </table:table-cell>
          <table:table-cell office:value-type="float" office:value="32.372944">
            <text:p>32.37294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Brunello Di Montalc.</text:p>
          </table:table-cell>
          <table:table-cell office:value-type="string">
            <text:p>La Mannella di Cortones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7">
            <text:p>2017</text:p>
          </table:table-cell>
          <table:table-cell office:value-type="float" office:value="7500">
            <text:p>7500</text:p>
          </table:table-cell>
          <table:table-cell office:value-type="float" office:value="2622">
            <text:p>2622</text:p>
          </table:table-cell>
          <table:table-cell office:value-type="float" office:value="4">
            <text:p>4</text:p>
          </table:table-cell>
          <table:table-cell office:value-type="string">
            <text:p>bar01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2mwafe67896sa422arw</text:p>
          </table:table-cell>
          <table:table-cell office:value-type="string">
            <text:p>RED</text:p>
          </table:table-cell>
          <table:table-cell office:value-type="string">
            <text:p>Brunello di Montalcino</text:p>
          </table:table-cell>
          <table:table-cell office:value-type="string">
            <text:p>Cortonesi (La Mannella)</text:p>
          </table:table-cell>
          <table:table-cell office:value-type="float" office:value="57.192356">
            <text:p>57.19235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Leonus Toscana Rosso</text:p>
          </table:table-cell>
          <table:table-cell office:value-type="string">
            <text:p>La Mannella di Cortones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3000">
            <text:p>3000</text:p>
          </table:table-cell>
          <table:table-cell office:value-type="float" office:value="655">
            <text:p>655</text:p>
          </table:table-cell>
          <table:table-cell office:value-type="float" office:value="3">
            <text:p>3</text:p>
          </table:table-cell>
          <table:table-cell office:value-type="string">
            <text:p>bar01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sk5tdbqtpnhrdcnqa5</text:p>
          </table:table-cell>
          <table:table-cell office:value-type="string">
            <text:p>RED</text:p>
          </table:table-cell>
          <table:table-cell office:value-type="string">
            <text:p>Léonus</text:p>
          </table:table-cell>
          <table:table-cell office:value-type="string">
            <text:p>Cortonesi (La Mannella)</text:p>
          </table:table-cell>
          <table:table-cell office:value-type="float" office:value="59.52823">
            <text:p>59.5282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Ronco dei Roseti Rosso</text:p>
          </table:table-cell>
          <table:table-cell office:value-type="string">
            <text:p>Le Vigne di Zamò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01">
            <text:p>2001</text:p>
          </table:table-cell>
          <table:table-cell office:value-type="float" office:value="3000">
            <text:p>3000</text:p>
          </table:table-cell>
          <table:table-cell office:value-type="float" office:value="819">
            <text:p>819</text:p>
          </table:table-cell>
          <table:table-cell office:value-type="float" office:value="1">
            <text:p>1</text:p>
          </table:table-cell>
          <table:table-cell office:value-type="string">
            <text:p>Frigo bianchi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16z73tz5r7dg72brm4</text:p>
          </table:table-cell>
          <table:table-cell office:value-type="string">
            <text:p>RED</text:p>
          </table:table-cell>
          <table:table-cell office:value-type="string">
            <text:p>Ronco dei Roseti</text:p>
          </table:table-cell>
          <table:table-cell office:value-type="string">
            <text:p>Le Vigne di Zamò</text:p>
          </table:table-cell>
          <table:table-cell office:value-type="float" office:value="52.75148">
            <text:p>52.75148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Vertigo - Merlot e Cab.Sauvignon</text:p>
          </table:table-cell>
          <table:table-cell office:value-type="string">
            <text:p>Livio Fellug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2500">
            <text:p>2500</text:p>
          </table:table-cell>
          <table:table-cell office:value-type="float" office:value="901">
            <text:p>901</text:p>
          </table:table-cell>
          <table:table-cell office:value-type="float" office:value="33">
            <text:p>33</text:p>
          </table:table-cell>
          <table:table-cell office:value-type="string">
            <text:p>s2+bar007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kv9y7t62t3vethmey1</text:p>
          </table:table-cell>
          <table:table-cell office:value-type="string">
            <text:p>RED</text:p>
          </table:table-cell>
          <table:table-cell office:value-type="string">
            <text:p>Vertigo</text:p>
          </table:table-cell>
          <table:table-cell office:value-type="string">
            <text:p>Livio Felluga</text:p>
          </table:table-cell>
          <table:table-cell office:value-type="float" office:value="53.24182">
            <text:p>53.24182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Mason - Pinot Nero</text:p>
          </table:table-cell>
          <table:table-cell office:value-type="string">
            <text:p>Maninco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6000">
            <text:p>6000</text:p>
          </table:table-cell>
          <table:table-cell office:value-type="float" office:value="2213">
            <text:p>2213</text:p>
          </table:table-cell>
          <table:table-cell office:value-type="float" office:value="5">
            <text:p>5</text:p>
          </table:table-cell>
          <table:table-cell office:value-type="string">
            <text:p>tav11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k78jt956tpj87xh1wb</text:p>
          </table:table-cell>
          <table:table-cell office:value-type="string">
            <text:p>RED</text:p>
          </table:table-cell>
          <table:table-cell office:value-type="string">
            <text:p>Pinot Nero Mason Bio</text:p>
          </table:table-cell>
          <table:table-cell office:value-type="string">
            <text:p>Manincor</text:p>
          </table:table-cell>
          <table:table-cell office:value-type="float" office:value="40.68961">
            <text:p>40.68961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Dolcetto d'Alba doc</text:p>
          </table:table-cell>
          <table:table-cell office:value-type="string">
            <text:p>Marinacc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3000">
            <text:p>3000</text:p>
          </table:table-cell>
          <table:table-cell office:value-type="float" office:value="737">
            <text:p>737</text:p>
          </table:table-cell>
          <table:table-cell office:value-type="float" office:value="2">
            <text:p>2</text:p>
          </table:table-cell>
          <table:table-cell office:value-type="string">
            <text:p>bar003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sxnxz2yckpgbjfjy4fk43</text:p>
          </table:table-cell>
          <table:table-cell office:value-type="string">
            <text:p>RED</text:p>
          </table:table-cell>
          <table:table-cell office:value-type="string">
            <text:p>Dolcetto d'Alba</text:p>
          </table:table-cell>
          <table:table-cell office:value-type="string">
            <text:p>Manuel Marinacci</text:p>
          </table:table-cell>
          <table:table-cell office:value-type="float" office:value="40.33914">
            <text:p>40.3391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Real (Tazzelenghe, Mer, C.Sau. Mariotti)</text:p>
          </table:table-cell>
          <table:table-cell office:value-type="string">
            <text:p>Moschion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3">
            <text:p>2013</text:p>
          </table:table-cell>
          <table:table-cell office:value-type="float" office:value="5000">
            <text:p>5000</text:p>
          </table:table-cell>
          <table:table-cell office:value-type="float" office:value="1885">
            <text:p>1885</text:p>
          </table:table-cell>
          <table:table-cell office:value-type="float" office:value="2">
            <text:p>2</text:p>
          </table:table-cell>
          <table:table-cell office:value-type="string">
            <text:p>Frigo Sala sx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3jre0y0r2gykrdkzgd</text:p>
          </table:table-cell>
          <table:table-cell office:value-type="string">
            <text:p>RED</text:p>
          </table:table-cell>
          <table:table-cell office:value-type="string">
            <text:p>Rosso Reâl</text:p>
          </table:table-cell>
          <table:table-cell office:value-type="string">
            <text:p>Moschioni</text:p>
          </table:table-cell>
          <table:table-cell office:value-type="float" office:value="39.14995">
            <text:p>39.1499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Real (Tazzelenghe, Mer, C.Sau. Mariotti)</text:p>
          </table:table-cell>
          <table:table-cell office:value-type="string">
            <text:p>Moschion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5">
            <text:p>2015</text:p>
          </table:table-cell>
          <table:table-cell office:value-type="float" office:value="5000">
            <text:p>5000</text:p>
          </table:table-cell>
          <table:table-cell office:value-type="float" office:value="1885">
            <text:p>1885</text:p>
          </table:table-cell>
          <table:table-cell office:value-type="float" office:value="0">
            <text:p>0</text:p>
          </table:table-cell>
          <table:table-cell office:value-type="string">
            <text:p>Frigo Sala sx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3jre0y0r2gykrdkzgd</text:p>
          </table:table-cell>
          <table:table-cell office:value-type="string">
            <text:p>RED</text:p>
          </table:table-cell>
          <table:table-cell office:value-type="string">
            <text:p>Rosso Reâl</text:p>
          </table:table-cell>
          <table:table-cell office:value-type="string">
            <text:p>Moschioni</text:p>
          </table:table-cell>
          <table:table-cell office:value-type="float" office:value="39.14995">
            <text:p>39.1499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Rosso Celtico (Merlot e Cab Sauvignon Mariotti)</text:p>
          </table:table-cell>
          <table:table-cell office:value-type="string">
            <text:p>Moschioni 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5">
            <text:p>2015</text:p>
          </table:table-cell>
          <table:table-cell office:value-type="float" office:value="5000">
            <text:p>5000</text:p>
          </table:table-cell>
          <table:table-cell office:value-type="float" office:value="1885">
            <text:p>1885</text:p>
          </table:table-cell>
          <table:table-cell office:value-type="float" office:value="7">
            <text:p>7</text:p>
          </table:table-cell>
          <table:table-cell office:value-type="string">
            <text:p>Frigo Sala sx+bar006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3jx6w0wx63xvrs0snr</text:p>
          </table:table-cell>
          <table:table-cell office:value-type="string">
            <text:p>RED</text:p>
          </table:table-cell>
          <table:table-cell office:value-type="string">
            <text:p>Rosso Celtico</text:p>
          </table:table-cell>
          <table:table-cell office:value-type="string">
            <text:p>Moschioni</text:p>
          </table:table-cell>
          <table:table-cell office:value-type="float" office:value="46.857727">
            <text:p>46.85772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Giuen Nebbiolo</text:p>
          </table:table-cell>
          <table:table-cell office:value-type="string">
            <text:p>Nino Negr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3000">
            <text:p>3000</text:p>
          </table:table-cell>
          <table:table-cell office:value-type="float" office:value="737">
            <text:p>737</text:p>
          </table:table-cell>
          <table:table-cell office:value-type="float" office:value="4">
            <text:p>4</text:p>
          </table:table-cell>
          <table:table-cell office:value-type="string">
            <text:p>bar004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g10fzq2qa9zwy7z1pe</text:p>
          </table:table-cell>
          <table:table-cell office:value-type="string">
            <text:p>RED</text:p>
          </table:table-cell>
          <table:table-cell office:value-type="string">
            <text:p>Rosso di Valtellina Giùen</text:p>
          </table:table-cell>
          <table:table-cell office:value-type="string">
            <text:p>Nino Negri</text:p>
          </table:table-cell>
          <table:table-cell office:value-type="float" office:value="42.65596">
            <text:p>42.6559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Sassorosso-Grumello </text:p>
          </table:table-cell>
          <table:table-cell office:value-type="string">
            <text:p>Nino Negr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6000">
            <text:p>6000</text:p>
          </table:table-cell>
          <table:table-cell office:value-type="float" office:value="1885">
            <text:p>1885</text:p>
          </table:table-cell>
          <table:table-cell office:value-type="float" office:value="5">
            <text:p>5</text:p>
          </table:table-cell>
          <table:table-cell office:value-type="string">
            <text:p>s4+tav1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g1azgwqca3yna2nbb4</text:p>
          </table:table-cell>
          <table:table-cell office:value-type="string">
            <text:p>RED</text:p>
          </table:table-cell>
          <table:table-cell office:value-type="string">
            <text:p>Valtellina Superiore Sassorosso Grumello</text:p>
          </table:table-cell>
          <table:table-cell office:value-type="string">
            <text:p>Nino Negri</text:p>
          </table:table-cell>
          <table:table-cell office:value-type="float" office:value="47.98538">
            <text:p>47.98538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Sfursat 5 Stelle </text:p>
          </table:table-cell>
          <table:table-cell office:value-type="string">
            <text:p>Nino Negr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9900">
            <text:p>9900</text:p>
          </table:table-cell>
          <table:table-cell office:value-type="float" office:value="4672">
            <text:p>4672</text:p>
          </table:table-cell>
          <table:table-cell office:value-type="float" office:value="2">
            <text:p>2</text:p>
          </table:table-cell>
          <table:table-cell office:value-type="string">
            <text:p>tav10-top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g1s7wrcryy88b5gc8s</text:p>
          </table:table-cell>
          <table:table-cell office:value-type="string">
            <text:p>RED</text:p>
          </table:table-cell>
          <table:table-cell office:value-type="string">
            <text:p>Sforzato di Valtellina Sfursat 5 Stelle</text:p>
          </table:table-cell>
          <table:table-cell office:value-type="string">
            <text:p>Nino Negri</text:p>
          </table:table-cell>
          <table:table-cell office:value-type="float" office:value="49.87494">
            <text:p>49.8749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Sfursat Valtellina Carlo Negri docg</text:p>
          </table:table-cell>
          <table:table-cell office:value-type="string">
            <text:p>Nino Negr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7">
            <text:p>2017</text:p>
          </table:table-cell>
          <table:table-cell office:value-type="float" office:value="9000">
            <text:p>9000</text:p>
          </table:table-cell>
          <table:table-cell office:value-type="float" office:value="2459">
            <text:p>2459</text:p>
          </table:table-cell>
          <table:table-cell office:value-type="float" office:value="1">
            <text:p>1</text:p>
          </table:table-cell>
          <table:table-cell office:value-type="string">
            <text:p>bar004</text:p>
          </table:table-cell>
          <table:table-cell office:value-type="string">
            <text:p>Fornitore: GIV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gzr4ktg10qm2jmjmq1at2v3q</text:p>
          </table:table-cell>
          <table:table-cell office:value-type="string">
            <text:p>RED</text:p>
          </table:table-cell>
          <table:table-cell office:value-type="string">
            <text:p>Sfursat Carlo Negri</text:p>
          </table:table-cell>
          <table:table-cell office:value-type="string">
            <text:p>Nino Negri</text:p>
          </table:table-cell>
          <table:table-cell office:value-type="float" office:value="58.573124">
            <text:p>58.57312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Sfursat Valtellina Carlo Negri docg</text:p>
          </table:table-cell>
          <table:table-cell office:value-type="string">
            <text:p>Nino Negr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7000">
            <text:p>7000</text:p>
          </table:table-cell>
          <table:table-cell office:value-type="float" office:value="2049">
            <text:p>2049</text:p>
          </table:table-cell>
          <table:table-cell office:value-type="float" office:value="4">
            <text:p>4</text:p>
          </table:table-cell>
          <table:table-cell office:value-type="string">
            <text:p>bar004+tav10-top</text:p>
          </table:table-cell>
          <table:table-cell office:value-type="string">
            <text:p>Fornitore: GIV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gzr4ktg10qm2jmjmq1at2v3q</text:p>
          </table:table-cell>
          <table:table-cell office:value-type="string">
            <text:p>RED</text:p>
          </table:table-cell>
          <table:table-cell office:value-type="string">
            <text:p>Sfursat Carlo Negri</text:p>
          </table:table-cell>
          <table:table-cell office:value-type="string">
            <text:p>Nino Negri</text:p>
          </table:table-cell>
          <table:table-cell office:value-type="float" office:value="58.573124">
            <text:p>58.57312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Sfursat Valtellina Carlo Negri docg</text:p>
          </table:table-cell>
          <table:table-cell office:value-type="string">
            <text:p>Nino Negr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8000">
            <text:p>8000</text:p>
          </table:table-cell>
          <table:table-cell office:value-type="float" office:value="2459">
            <text:p>2459</text:p>
          </table:table-cell>
          <table:table-cell office:value-type="float" office:value="6">
            <text:p>6</text:p>
          </table:table-cell>
          <table:table-cell office:value-type="string">
            <text:p>bar004+tav10-top</text:p>
          </table:table-cell>
          <table:table-cell office:value-type="string">
            <text:p>Fornitore: GIV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gzr4ktg10qm2jmjmq1at2v3q</text:p>
          </table:table-cell>
          <table:table-cell office:value-type="string">
            <text:p>RED</text:p>
          </table:table-cell>
          <table:table-cell office:value-type="string">
            <text:p>Sfursat Carlo Negri</text:p>
          </table:table-cell>
          <table:table-cell office:value-type="string">
            <text:p>Nino Negri</text:p>
          </table:table-cell>
          <table:table-cell office:value-type="float" office:value="58.573124">
            <text:p>58.57312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Malanotte</text:p>
          </table:table-cell>
          <table:table-cell office:value-type="string">
            <text:p>Ornella Molo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2">
            <text:p>2012</text:p>
          </table:table-cell>
          <table:table-cell office:value-type="float" office:value="0">
            <text:p>0</text:p>
          </table:table-cell>
          <table:table-cell office:value-type="float" office:value="81">
            <text:p>81</text:p>
          </table:table-cell>
          <table:table-cell office:value-type="float" office:value="1">
            <text:p>1</text:p>
          </table:table-cell>
          <table:table-cell office:value-type="string">
            <text:p>tav10-top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k6rbbvyqxayj77pfwc</text:p>
          </table:table-cell>
          <table:table-cell office:value-type="string">
            <text:p>RED</text:p>
          </table:table-cell>
          <table:table-cell office:value-type="string">
            <text:p>Raboso Piave Malanotte</text:p>
          </table:table-cell>
          <table:table-cell office:value-type="string">
            <text:p>Ornella Molon</text:p>
          </table:table-cell>
          <table:table-cell office:value-type="float" office:value="48.0283">
            <text:p>48.028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Bolgheri Ornellaia</text:p>
          </table:table-cell>
          <table:table-cell office:value-type="string">
            <text:p>Ornellaia Bolgher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0">
            <text:p>0</text:p>
          </table:table-cell>
          <table:table-cell office:value-type="float" office:value="10245">
            <text:p>10245</text:p>
          </table:table-cell>
          <table:table-cell office:value-type="float" office:value="1">
            <text:p>1</text:p>
          </table:table-cell>
          <table:table-cell office:value-type="string">
            <text:p>tav10-top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fvgk1q39g2jv68bzta79nbe</text:p>
          </table:table-cell>
          <table:table-cell office:value-type="string">
            <text:p>RED</text:p>
          </table:table-cell>
          <table:table-cell office:value-type="string">
            <text:p>Ornellaia</text:p>
          </table:table-cell>
          <table:table-cell office:value-type="string">
            <text:p>Ornellaia</text:p>
          </table:table-cell>
          <table:table-cell office:value-type="float" office:value="43.95557">
            <text:p>43.9555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Materico Nero D'avola</text:p>
          </table:table-cell>
          <table:table-cell office:value-type="string">
            <text:p>Pellegrin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2500">
            <text:p>2500</text:p>
          </table:table-cell>
          <table:table-cell office:value-type="float" office:value="409">
            <text:p>409</text:p>
          </table:table-cell>
          <table:table-cell office:value-type="float" office:value="1">
            <text:p>1</text:p>
          </table:table-cell>
          <table:table-cell office:value-type="string">
            <text:p>bar009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sscyrtnrvypvf3gqdz</text:p>
          </table:table-cell>
          <table:table-cell office:value-type="string">
            <text:p>RED</text:p>
          </table:table-cell>
          <table:table-cell office:value-type="string">
            <text:p>Materico Da Uve Nero d'Avola</text:p>
          </table:table-cell>
          <table:table-cell office:value-type="string">
            <text:p>Cantine Pellegrino</text:p>
          </table:table-cell>
          <table:table-cell office:value-type="float" office:value="36.768864">
            <text:p>36.76886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Rinazzo - Syrah</text:p>
          </table:table-cell>
          <table:table-cell office:value-type="string">
            <text:p>Pellegrino (Rinazzo)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2500">
            <text:p>2500</text:p>
          </table:table-cell>
          <table:table-cell office:value-type="float" office:value="655">
            <text:p>655</text:p>
          </table:table-cell>
          <table:table-cell office:value-type="float" office:value="4">
            <text:p>4</text:p>
          </table:table-cell>
          <table:table-cell office:value-type="string">
            <text:p>bar009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sr08g4new5v0k2rwjx</text:p>
          </table:table-cell>
          <table:table-cell office:value-type="string">
            <text:p>RED</text:p>
          </table:table-cell>
          <table:table-cell office:value-type="string">
            <text:p>Syrah Rinazzo</text:p>
          </table:table-cell>
          <table:table-cell office:value-type="string">
            <text:p>Cantine Pellegrino</text:p>
          </table:table-cell>
          <table:table-cell office:value-type="float" office:value="36.901894">
            <text:p>36.90189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Cabernet Maremma</text:p>
          </table:table-cell>
          <table:table-cell office:value-type="string">
            <text:p>Petegli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3900">
            <text:p>3900</text:p>
          </table:table-cell>
          <table:table-cell office:value-type="float" office:value="1065">
            <text:p>1065</text:p>
          </table:table-cell>
          <table:table-cell office:value-type="float" office:value="3">
            <text:p>3</text:p>
          </table:table-cell>
          <table:table-cell office:value-type="string">
            <text:p>s3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arvcmgpjzg4f21vwgsq2f1t</text:p>
          </table:table-cell>
          <table:table-cell office:value-type="string">
            <text:p>RED</text:p>
          </table:table-cell>
          <table:table-cell office:value-type="string">
            <text:p>Cabernet Maremma Toscana</text:p>
          </table:table-cell>
          <table:table-cell office:value-type="string">
            <text:p>Peteglia</text:p>
          </table:table-cell>
          <table:table-cell office:value-type="float" office:value="43.08969">
            <text:p>43.08969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Mezzodi' Sangiovese</text:p>
          </table:table-cell>
          <table:table-cell office:value-type="string">
            <text:p>Petegli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2500">
            <text:p>2500</text:p>
          </table:table-cell>
          <table:table-cell office:value-type="float" office:value="655">
            <text:p>655</text:p>
          </table:table-cell>
          <table:table-cell office:value-type="float" office:value="5">
            <text:p>5</text:p>
          </table:table-cell>
          <table:table-cell office:value-type="string">
            <text:p>s3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arvcmgn9ydxjdk0r7r4e838</text:p>
          </table:table-cell>
          <table:table-cell office:value-type="string">
            <text:p>RED</text:p>
          </table:table-cell>
          <table:table-cell office:value-type="string">
            <text:p>Mezzodi Sangiovese Maremma Toscana</text:p>
          </table:table-cell>
          <table:table-cell office:value-type="string">
            <text:p>Peteglia</text:p>
          </table:table-cell>
          <table:table-cell office:value-type="float" office:value="45.106483">
            <text:p>45.10648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Merlot Scaglia Rossa</text:p>
          </table:table-cell>
          <table:table-cell office:value-type="string">
            <text:p>Pizzuli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9700">
            <text:p>9700</text:p>
          </table:table-cell>
          <table:table-cell office:value-type="float" office:value="4016">
            <text:p>4016</text:p>
          </table:table-cell>
          <table:table-cell office:value-type="float" office:value="1">
            <text:p>1</text:p>
          </table:table-cell>
          <table:table-cell office:value-type="string">
            <text:p>snack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sxny7ws1h94xq2nqfprxc</text:p>
          </table:table-cell>
          <table:table-cell office:value-type="string">
            <text:p>RED</text:p>
          </table:table-cell>
          <table:table-cell office:value-type="string">
            <text:p>Merlot Scaglia Rossa</text:p>
          </table:table-cell>
          <table:table-cell office:value-type="string">
            <text:p>Pizzulin Denis</text:p>
          </table:table-cell>
          <table:table-cell office:value-type="float" office:value="41.057938">
            <text:p>41.057938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Barbera d'Alba (Antinori)</text:p>
          </table:table-cell>
          <table:table-cell office:value-type="string">
            <text:p>Prunotto (Antinori)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3000">
            <text:p>3000</text:p>
          </table:table-cell>
          <table:table-cell office:value-type="float" office:value="819">
            <text:p>819</text:p>
          </table:table-cell>
          <table:table-cell office:value-type="float" office:value="2">
            <text:p>2</text:p>
          </table:table-cell>
          <table:table-cell office:value-type="string">
            <text:p>bar001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7qy0qb80gky3xckf99</text:p>
          </table:table-cell>
          <table:table-cell office:value-type="string">
            <text:p>RED</text:p>
          </table:table-cell>
          <table:table-cell office:value-type="string">
            <text:p>Barbera d'Alba</text:p>
          </table:table-cell>
          <table:table-cell office:value-type="string">
            <text:p>Prunotto</text:p>
          </table:table-cell>
          <table:table-cell office:value-type="float" office:value="40.810722">
            <text:p>40.810722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Tazzelenghe doc</text:p>
          </table:table-cell>
          <table:table-cell office:value-type="string">
            <text:p>Riepp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4000">
            <text:p>4000</text:p>
          </table:table-cell>
          <table:table-cell office:value-type="float" office:value="1475">
            <text:p>1475</text:p>
          </table:table-cell>
          <table:table-cell office:value-type="float" office:value="1">
            <text:p>1</text:p>
          </table:table-cell>
          <table:table-cell office:value-type="string">
            <text:p>Collezione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cwsykyy1thmkmmsqy4xerk1</text:p>
          </table:table-cell>
          <table:table-cell office:value-type="string">
            <text:p>RED</text:p>
          </table:table-cell>
          <table:table-cell office:value-type="string">
            <text:p>Tazzelenghe</text:p>
          </table:table-cell>
          <table:table-cell office:value-type="string">
            <text:p>Rieppi</text:p>
          </table:table-cell>
          <table:table-cell office:value-type="float" office:value="49.417572">
            <text:p>49.417572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Cabernet Franc</text:p>
          </table:table-cell>
          <table:table-cell office:value-type="string">
            <text:p>Russiz Superiore Marco Felluga 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3500">
            <text:p>3500</text:p>
          </table:table-cell>
          <table:table-cell office:value-type="float" office:value="1229">
            <text:p>1229</text:p>
          </table:table-cell>
          <table:table-cell office:value-type="float" office:value="3">
            <text:p>3</text:p>
          </table:table-cell>
          <table:table-cell office:value-type="string">
            <text:p>bar006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fwexgp2k36a037vt01</text:p>
          </table:table-cell>
          <table:table-cell office:value-type="string">
            <text:p>RED</text:p>
          </table:table-cell>
          <table:table-cell office:value-type="string">
            <text:p>Cabernet Franc Collio</text:p>
          </table:table-cell>
          <table:table-cell office:value-type="string">
            <text:p>Marco Felluga - Russiz Superiore</text:p>
          </table:table-cell>
          <table:table-cell office:value-type="float" office:value="63.334507">
            <text:p>63.33450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Rosso di Montepulciano+C295</text:p>
          </table:table-cell>
          <table:table-cell office:value-type="string">
            <text:p>Salcheto 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2500">
            <text:p>2500</text:p>
          </table:table-cell>
          <table:table-cell office:value-type="float" office:value="737">
            <text:p>737</text:p>
          </table:table-cell>
          <table:table-cell office:value-type="float" office:value="4">
            <text:p>4</text:p>
          </table:table-cell>
          <table:table-cell office:value-type="string">
            <text:p>bar01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1ah55sy8tc96evxpnxe</text:p>
          </table:table-cell>
          <table:table-cell office:value-type="string">
            <text:p>RED</text:p>
          </table:table-cell>
          <table:table-cell office:value-type="string">
            <text:p>Rosso di Montepulciano</text:p>
          </table:table-cell>
          <table:table-cell office:value-type="string">
            <text:p>Salcheto</text:p>
          </table:table-cell>
          <table:table-cell office:value-type="float" office:value="41.664772">
            <text:p>41.664772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Refosco</text:p>
          </table:table-cell>
          <table:table-cell office:value-type="string">
            <text:p>Sanci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3000">
            <text:p>3000</text:p>
          </table:table-cell>
          <table:table-cell office:value-type="float" office:value="901">
            <text:p>901</text:p>
          </table:table-cell>
          <table:table-cell office:value-type="float" office:value="3">
            <text:p>3</text:p>
          </table:table-cell>
          <table:table-cell office:value-type="string">
            <text:p>tav10-top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1dnfsyr6ssp2y3rxzm6</text:p>
          </table:table-cell>
          <table:table-cell office:value-type="string">
            <text:p>RED</text:p>
          </table:table-cell>
          <table:table-cell office:value-type="string">
            <text:p>Refosco dal Peduncolo Rosso</text:p>
          </table:table-cell>
          <table:table-cell office:value-type="string">
            <text:p>Sancin</text:p>
          </table:table-cell>
          <table:table-cell office:value-type="float" office:value="34.510963">
            <text:p>34.51096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Carlo Santi 1843 Amarone</text:p>
          </table:table-cell>
          <table:table-cell office:value-type="string">
            <text:p>Sant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6">
            <text:p>2016</text:p>
          </table:table-cell>
          <table:table-cell office:value-type="float" office:value="7000">
            <text:p>7000</text:p>
          </table:table-cell>
          <table:table-cell office:value-type="float" office:value="2868">
            <text:p>2868</text:p>
          </table:table-cell>
          <table:table-cell office:value-type="float" office:value="5">
            <text:p>5</text:p>
          </table:table-cell>
          <table:table-cell office:value-type="string">
            <text:p>s4 - legno</text:p>
          </table:table-cell>
          <table:table-cell office:value-type="string">
            <text:p>Fornitore: GIV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cycw564vqehm2fedqssccqe</text:p>
          </table:table-cell>
          <table:table-cell office:value-type="string">
            <text:p>RED</text:p>
          </table:table-cell>
          <table:table-cell office:value-type="string">
            <text:p>Carlo Santi 1843 Amarone della Valpolicella</text:p>
          </table:table-cell>
          <table:table-cell office:value-type="string">
            <text:p>Santi</text:p>
          </table:table-cell>
          <table:table-cell office:value-type="float" office:value="39.425846">
            <text:p>39.42584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Capoccia Ciliegiolo</text:p>
          </table:table-cell>
          <table:table-cell office:value-type="string">
            <text:p>Scansan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2500">
            <text:p>2500</text:p>
          </table:table-cell>
          <table:table-cell office:value-type="float" office:value="491">
            <text:p>491</text:p>
          </table:table-cell>
          <table:table-cell office:value-type="float" office:value="8">
            <text:p>8</text:p>
          </table:table-cell>
          <table:table-cell office:value-type="string">
            <text:p>bar009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b4rjgn6gdhx8tqtdcakpsg</text:p>
          </table:table-cell>
          <table:table-cell office:value-type="string">
            <text:p>RED</text:p>
          </table:table-cell>
          <table:table-cell office:value-type="string">
            <text:p>Capoccia Ciliegiolo Maremma Toscana</text:p>
          </table:table-cell>
          <table:table-cell office:value-type="string">
            <text:p>Cantina Vignaioli del Morellino di Scansano</text:p>
          </table:table-cell>
          <table:table-cell office:value-type="float" office:value="30.759499">
            <text:p>30.759499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Merlot</text:p>
          </table:table-cell>
          <table:table-cell office:value-type="string">
            <text:p>Simon di Brazza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3500">
            <text:p>3500</text:p>
          </table:table-cell>
          <table:table-cell office:value-type="float" office:value="983">
            <text:p>983</text:p>
          </table:table-cell>
          <table:table-cell office:value-type="float" office:value="14">
            <text:p>14</text:p>
          </table:table-cell>
          <table:table-cell office:value-type="string">
            <text:p>s2+bar007+Frigo bianchi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k6gj9qbq1cf8pwef6t</text:p>
          </table:table-cell>
          <table:table-cell office:value-type="string">
            <text:p>RED</text:p>
          </table:table-cell>
          <table:table-cell office:value-type="string">
            <text:p>Merlot Bio</text:p>
          </table:table-cell>
          <table:table-cell office:value-type="string">
            <text:p>Simon di Brazzan</text:p>
          </table:table-cell>
          <table:table-cell office:value-type="float" office:value="41.21133">
            <text:p>41.2113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Refosco dal Peduncolo Rosso</text:p>
          </table:table-cell>
          <table:table-cell office:value-type="string">
            <text:p>Tam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2600">
            <text:p>2600</text:p>
          </table:table-cell>
          <table:table-cell office:value-type="float" office:value="737">
            <text:p>737</text:p>
          </table:table-cell>
          <table:table-cell office:value-type="float" office:value="9">
            <text:p>9</text:p>
          </table:table-cell>
          <table:table-cell office:value-type="string">
            <text:p>s2+bar008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avwef6h6ekqg56jj48s4tc2</text:p>
          </table:table-cell>
          <table:table-cell office:value-type="string">
            <text:p>RED</text:p>
          </table:table-cell>
          <table:table-cell office:value-type="string">
            <text:p>Refosco</text:p>
          </table:table-cell>
          <table:table-cell office:value-type="string">
            <text:p>Tami</text:p>
          </table:table-cell>
          <table:table-cell office:value-type="float" office:value="35.80787">
            <text:p>35.8078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Il Fortino (Syrah)</text:p>
          </table:table-cell>
          <table:table-cell office:value-type="string">
            <text:p>Tenuta del Buonamic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0">
            <text:p>0</text:p>
          </table:table-cell>
          <table:table-cell office:value-type="float" office:value="81">
            <text:p>81</text:p>
          </table:table-cell>
          <table:table-cell office:value-type="float" office:value="2">
            <text:p>2</text:p>
          </table:table-cell>
          <table:table-cell office:value-type="string">
            <text:p>tav11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m2bdgbq8rajbtdadw1</text:p>
          </table:table-cell>
          <table:table-cell office:value-type="string">
            <text:p>RED</text:p>
          </table:table-cell>
          <table:table-cell office:value-type="string">
            <text:p>Il Fortino</text:p>
          </table:table-cell>
          <table:table-cell office:value-type="string">
            <text:p>Tenuta del Buonamico</text:p>
          </table:table-cell>
          <table:table-cell office:value-type="float" office:value="50.293507">
            <text:p>50.29350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Hugonis Cab.Sauvig.+Nero D'avola doc</text:p>
          </table:table-cell>
          <table:table-cell office:value-type="string">
            <text:p>Tenuta Rapitalà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5000">
            <text:p>5000</text:p>
          </table:table-cell>
          <table:table-cell office:value-type="float" office:value="1557">
            <text:p>1557</text:p>
          </table:table-cell>
          <table:table-cell office:value-type="float" office:value="5">
            <text:p>5</text:p>
          </table:table-cell>
          <table:table-cell office:value-type="string">
            <text:p>s3 - legno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sxmw0vzqjrfqj736kvgyt</text:p>
          </table:table-cell>
          <table:table-cell office:value-type="string">
            <text:p>RED</text:p>
          </table:table-cell>
          <table:table-cell office:value-type="string">
            <text:p>Hugonis</text:p>
          </table:table-cell>
          <table:table-cell office:value-type="string">
            <text:p>Tenuta Rapitalà</text:p>
          </table:table-cell>
          <table:table-cell office:value-type="float" office:value="50.194393">
            <text:p>50.19439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Lagrein doc </text:p>
          </table:table-cell>
          <table:table-cell office:value-type="string">
            <text:p>Terla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3500">
            <text:p>3500</text:p>
          </table:table-cell>
          <table:table-cell office:value-type="float" office:value="1065">
            <text:p>1065</text:p>
          </table:table-cell>
          <table:table-cell office:value-type="float" office:value="1">
            <text:p>1</text:p>
          </table:table-cell>
          <table:table-cell office:value-type="string">
            <text:p>bar00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n5m0e7ce1fcdzegd7s</text:p>
          </table:table-cell>
          <table:table-cell office:value-type="string">
            <text:p>RED</text:p>
          </table:table-cell>
          <table:table-cell office:value-type="string">
            <text:p>Lagrein Tradition</text:p>
          </table:table-cell>
          <table:table-cell office:value-type="string">
            <text:p>Kellerei Terlan / Cantina Terlano</text:p>
          </table:table-cell>
          <table:table-cell office:value-type="float" office:value="36.441147">
            <text:p>36.44114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Pinot Noir Tradition </text:p>
          </table:table-cell>
          <table:table-cell office:value-type="string">
            <text:p>Terla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4000">
            <text:p>4000</text:p>
          </table:table-cell>
          <table:table-cell office:value-type="float" office:value="1229">
            <text:p>1229</text:p>
          </table:table-cell>
          <table:table-cell office:value-type="float" office:value="14">
            <text:p>14</text:p>
          </table:table-cell>
          <table:table-cell office:value-type="string">
            <text:p>tav11+bar00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krzeq3gy8dcj154h2z</text:p>
          </table:table-cell>
          <table:table-cell office:value-type="string">
            <text:p>RED</text:p>
          </table:table-cell>
          <table:table-cell office:value-type="string">
            <text:p>Pinot Noir Tradition</text:p>
          </table:table-cell>
          <table:table-cell office:value-type="string">
            <text:p>Kellerei Terlan / Cantina Terlano</text:p>
          </table:table-cell>
          <table:table-cell office:value-type="float" office:value="39.905243">
            <text:p>39.90524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Siebenich - Merlot Riserva</text:p>
          </table:table-cell>
          <table:table-cell office:value-type="string">
            <text:p>Terla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7">
            <text:p>2017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tav11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n5y4nmgm36x8hcwy1b</text:p>
          </table:table-cell>
          <table:table-cell office:value-type="string">
            <text:p>RED</text:p>
          </table:table-cell>
          <table:table-cell office:value-type="string">
            <text:p>Merlot Riserva Siebeneich</text:p>
          </table:table-cell>
          <table:table-cell office:value-type="string">
            <text:p>Kellerei Terlan / Cantina Terlano</text:p>
          </table:table-cell>
          <table:table-cell office:value-type="float" office:value="46.104618">
            <text:p>46.104618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Siebenich - Merlot Riserva</text:p>
          </table:table-cell>
          <table:table-cell office:value-type="string">
            <text:p>Terla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5000">
            <text:p>5000</text:p>
          </table:table-cell>
          <table:table-cell office:value-type="float" office:value="1557">
            <text:p>1557</text:p>
          </table:table-cell>
          <table:table-cell office:value-type="float" office:value="4">
            <text:p>4</text:p>
          </table:table-cell>
          <table:table-cell office:value-type="string">
            <text:p>tav11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n5y4nmgm36x8hcwy1b</text:p>
          </table:table-cell>
          <table:table-cell office:value-type="string">
            <text:p>RED</text:p>
          </table:table-cell>
          <table:table-cell office:value-type="string">
            <text:p>Merlot Riserva Siebeneich</text:p>
          </table:table-cell>
          <table:table-cell office:value-type="string">
            <text:p>Kellerei Terlan / Cantina Terlano</text:p>
          </table:table-cell>
          <table:table-cell office:value-type="float" office:value="46.104618">
            <text:p>46.104618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Siebenich - Merlot Riserva</text:p>
          </table:table-cell>
          <table:table-cell office:value-type="string">
            <text:p>Terla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5000">
            <text:p>5000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>
            <text:p>tav11+bar00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n5y4nmgm36x8hcwy1b</text:p>
          </table:table-cell>
          <table:table-cell office:value-type="string">
            <text:p>RED</text:p>
          </table:table-cell>
          <table:table-cell office:value-type="string">
            <text:p>Merlot Riserva Siebeneich</text:p>
          </table:table-cell>
          <table:table-cell office:value-type="string">
            <text:p>Kellerei Terlan / Cantina Terlano</text:p>
          </table:table-cell>
          <table:table-cell office:value-type="float" office:value="46.104618">
            <text:p>46.104618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Torilan Merlot E Cabernet</text:p>
          </table:table-cell>
          <table:table-cell office:value-type="string">
            <text:p>Terla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3500">
            <text:p>3500</text:p>
          </table:table-cell>
          <table:table-cell office:value-type="float" office:value="1065">
            <text:p>1065</text:p>
          </table:table-cell>
          <table:table-cell office:value-type="float" office:value="6">
            <text:p>6</text:p>
          </table:table-cell>
          <table:table-cell office:value-type="string">
            <text:p>tav11+bar00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n5krczaydj3qa1wznz</text:p>
          </table:table-cell>
          <table:table-cell office:value-type="string">
            <text:p>RED</text:p>
          </table:table-cell>
          <table:table-cell office:value-type="string">
            <text:p>Torilan Tradition</text:p>
          </table:table-cell>
          <table:table-cell office:value-type="string">
            <text:p>Kellerei Terlan / Cantina Terlano</text:p>
          </table:table-cell>
          <table:table-cell office:value-type="float" office:value="42.219147">
            <text:p>42.21914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Torilan Merlot E Cabernet</text:p>
          </table:table-cell>
          <table:table-cell office:value-type="string">
            <text:p>Terla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3500">
            <text:p>3500</text:p>
          </table:table-cell>
          <table:table-cell office:value-type="float" office:value="1147">
            <text:p>1147</text:p>
          </table:table-cell>
          <table:table-cell office:value-type="float" office:value="7">
            <text:p>7</text:p>
          </table:table-cell>
          <table:table-cell office:value-type="string">
            <text:p>tav11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n5krczaydj3qa1wznz</text:p>
          </table:table-cell>
          <table:table-cell office:value-type="string">
            <text:p>RED</text:p>
          </table:table-cell>
          <table:table-cell office:value-type="string">
            <text:p>Torilan Tradition</text:p>
          </table:table-cell>
          <table:table-cell office:value-type="string">
            <text:p>Kellerei Terlan / Cantina Terlano</text:p>
          </table:table-cell>
          <table:table-cell office:value-type="float" office:value="42.219147">
            <text:p>42.21914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Marjun Pinot Nero Riserva </text:p>
          </table:table-cell>
          <table:table-cell office:value-type="string">
            <text:p>Trami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3500">
            <text:p>3500</text:p>
          </table:table-cell>
          <table:table-cell office:value-type="float" office:value="1065">
            <text:p>1065</text:p>
          </table:table-cell>
          <table:table-cell office:value-type="float" office:value="19">
            <text:p>19</text:p>
          </table:table-cell>
          <table:table-cell office:value-type="string">
            <text:p>tav11+bar001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r2pppta5xywnmvtvrdg6ep</text:p>
          </table:table-cell>
          <table:table-cell office:value-type="string">
            <text:p>RED</text:p>
          </table:table-cell>
          <table:table-cell office:value-type="string">
            <text:p>Marjon Pinot Noir Riserva</text:p>
          </table:table-cell>
          <table:table-cell office:value-type="string">
            <text:p>Kellerei Tramin / Cantina Tramin</text:p>
          </table:table-cell>
          <table:table-cell office:value-type="float" office:value="29.451607">
            <text:p>29.45160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Rungg Merlot + Cabernet doc</text:p>
          </table:table-cell>
          <table:table-cell office:value-type="string">
            <text:p>Trami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7">
            <text:p>2017</text:p>
          </table:table-cell>
          <table:table-cell office:value-type="float" office:value="4500">
            <text:p>4500</text:p>
          </table:table-cell>
          <table:table-cell office:value-type="float" office:value="1065">
            <text:p>1065</text:p>
          </table:table-cell>
          <table:table-cell office:value-type="float" office:value="2">
            <text:p>2</text:p>
          </table:table-cell>
          <table:table-cell office:value-type="string">
            <text:p>bar001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sq47xg3b58xtbd7181s02w</text:p>
          </table:table-cell>
          <table:table-cell office:value-type="string">
            <text:p>RED</text:p>
          </table:table-cell>
          <table:table-cell office:value-type="string">
            <text:p>Rungg Cabernet - Merlot</text:p>
          </table:table-cell>
          <table:table-cell office:value-type="string">
            <text:p>Kellerei Tramin / Cantina Tramin</text:p>
          </table:table-cell>
          <table:table-cell office:value-type="float" office:value="36.064568">
            <text:p>36.064568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Rungg Merlot + Cabernet doc</text:p>
          </table:table-cell>
          <table:table-cell office:value-type="string">
            <text:p>Trami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4000">
            <text:p>4000</text:p>
          </table:table-cell>
          <table:table-cell office:value-type="float" office:value="1065">
            <text:p>1065</text:p>
          </table:table-cell>
          <table:table-cell office:value-type="float" office:value="5">
            <text:p>5</text:p>
          </table:table-cell>
          <table:table-cell office:value-type="string">
            <text:p>bar001+tav11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sq47xg3b58xtbd7181s02w</text:p>
          </table:table-cell>
          <table:table-cell office:value-type="string">
            <text:p>RED</text:p>
          </table:table-cell>
          <table:table-cell office:value-type="string">
            <text:p>Rungg Cabernet - Merlot</text:p>
          </table:table-cell>
          <table:table-cell office:value-type="string">
            <text:p>Kellerei Tramin / Cantina Tramin</text:p>
          </table:table-cell>
          <table:table-cell office:value-type="float" office:value="36.064568">
            <text:p>36.064568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Urban Lagrein Riserva</text:p>
          </table:table-cell>
          <table:table-cell office:value-type="string">
            <text:p>Trami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5500">
            <text:p>5500</text:p>
          </table:table-cell>
          <table:table-cell office:value-type="float" office:value="2131">
            <text:p>2131</text:p>
          </table:table-cell>
          <table:table-cell office:value-type="float" office:value="5">
            <text:p>5</text:p>
          </table:table-cell>
          <table:table-cell office:value-type="string">
            <text:p>tav11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sq47xhxk56xm9rbe5d0q07</text:p>
          </table:table-cell>
          <table:table-cell office:value-type="string">
            <text:p>RED</text:p>
          </table:table-cell>
          <table:table-cell office:value-type="string">
            <text:p>Lagrein Riserva Urban</text:p>
          </table:table-cell>
          <table:table-cell office:value-type="string">
            <text:p>Kellerei Tramin / Cantina Tramin</text:p>
          </table:table-cell>
          <table:table-cell office:value-type="float" office:value="37.249416">
            <text:p>37.24941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Rosso Riserva</text:p>
          </table:table-cell>
          <table:table-cell office:value-type="string">
            <text:p>Vignalta Colli Eugane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7">
            <text:p>2017</text:p>
          </table:table-cell>
          <table:table-cell office:value-type="float" office:value="3000">
            <text:p>3000</text:p>
          </table:table-cell>
          <table:table-cell office:value-type="float" office:value="901">
            <text:p>901</text:p>
          </table:table-cell>
          <table:table-cell office:value-type="float" office:value="2">
            <text:p>2</text:p>
          </table:table-cell>
          <table:table-cell office:value-type="string">
            <text:p>bar005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fkq9m6mbx5kcqfgr1k</text:p>
          </table:table-cell>
          <table:table-cell office:value-type="string">
            <text:p>RED</text:p>
          </table:table-cell>
          <table:table-cell office:value-type="string">
            <text:p>Rosso Riserva</text:p>
          </table:table-cell>
          <table:table-cell office:value-type="string">
            <text:p>Vignalta</text:p>
          </table:table-cell>
          <table:table-cell office:value-type="float" office:value="35.851357">
            <text:p>35.85135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DESSERT</text:p>
          </table:table-cell>
          <table:table-cell office:value-type="string">
            <text:p>Muffato della Sala</text:p>
          </table:table-cell>
          <table:table-cell office:value-type="string">
            <text:p>Antinori 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6400">
            <text:p>6400</text:p>
          </table:table-cell>
          <table:table-cell office:value-type="float" office:value="2213">
            <text:p>2213</text:p>
          </table:table-cell>
          <table:table-cell office:value-type="float" office:value="8">
            <text:p>8</text:p>
          </table:table-cell>
          <table:table-cell office:value-type="string">
            <text:p>tav10+cartone a lato tav1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s355ytexachj17ewzz</text:p>
          </table:table-cell>
          <table:table-cell office:value-type="string">
            <text:p>DESSERT</text:p>
          </table:table-cell>
          <table:table-cell office:value-type="string">
            <text:p>Muffato della Sala</text:p>
          </table:table-cell>
          <table:table-cell office:value-type="string">
            <text:p>Antinori - Castello della Sala</text:p>
          </table:table-cell>
          <table:table-cell office:value-type="float" office:value="40.004204">
            <text:p>40.00420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DESSERT</text:p>
          </table:table-cell>
          <table:table-cell office:value-type="string">
            <text:p>Santon Bianco (Vermout)</text:p>
          </table:table-cell>
          <table:table-cell office:value-type="string">
            <text:p>Borgo San Daniel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885">
            <text:p>1885</text:p>
          </table:table-cell>
          <table:table-cell office:value-type="float" office:value="2">
            <text:p>2</text:p>
          </table:table-cell>
          <table:table-cell office:value-type="string">
            <text:p>totem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sw22svrxqaf2sxj1wz5</text:p>
          </table:table-cell>
          <table:table-cell office:value-type="string">
            <text:p>FORTIFIED</text:p>
          </table:table-cell>
          <table:table-cell office:value-type="string">
            <text:p>Santòn Vermouth Bianco Aromatico</text:p>
          </table:table-cell>
          <table:table-cell office:value-type="string">
            <text:p>Borgo San Daniele</text:p>
          </table:table-cell>
          <table:table-cell office:value-type="float" office:value="47.12262">
            <text:p>47.12262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DESSERT</text:p>
          </table:table-cell>
          <table:table-cell office:value-type="string">
            <text:p>Brachetto d'Aqui</text:p>
          </table:table-cell>
          <table:table-cell office:value-type="string">
            <text:p>Braid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2500">
            <text:p>2500</text:p>
          </table:table-cell>
          <table:table-cell office:value-type="float" office:value="491">
            <text:p>491</text:p>
          </table:table-cell>
          <table:table-cell office:value-type="float" office:value="2">
            <text:p>2</text:p>
          </table:table-cell>
          <table:table-cell office:value-type="string">
            <text:p>s4+bar003</text:p>
          </table:table-cell>
          <table:table-cell office:value-type="string">
            <text:p>Fornitore: TOLM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gzr4kt5e61j0mgby5sx7gm74</text:p>
          </table:table-cell>
          <table:table-cell office:value-type="string">
            <text:p>DESSERT</text:p>
          </table:table-cell>
          <table:table-cell office:value-type="string">
            <text:p>Brachetto d'Acqui</text:p>
          </table:table-cell>
          <table:table-cell office:value-type="string">
            <text:p>Braida</text:p>
          </table:table-cell>
          <table:table-cell office:value-type="float" office:value="44.954384">
            <text:p>44.95438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DESSERT</text:p>
          </table:table-cell>
          <table:table-cell office:value-type="string">
            <text:p>Brachetto d'Aqui</text:p>
          </table:table-cell>
          <table:table-cell office:value-type="string">
            <text:p>Braid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2500">
            <text:p>2500</text:p>
          </table:table-cell>
          <table:table-cell office:value-type="float" office:value="491">
            <text:p>491</text:p>
          </table:table-cell>
          <table:table-cell office:value-type="float" office:value="5">
            <text:p>5</text:p>
          </table:table-cell>
          <table:table-cell office:value-type="string">
            <text:p>s4+bar003</text:p>
          </table:table-cell>
          <table:table-cell office:value-type="string">
            <text:p>Fornitore: TOLM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gzr4kt5e61j0mgby5sx7gm74</text:p>
          </table:table-cell>
          <table:table-cell office:value-type="string">
            <text:p>DESSERT</text:p>
          </table:table-cell>
          <table:table-cell office:value-type="string">
            <text:p>Brachetto d'Acqui</text:p>
          </table:table-cell>
          <table:table-cell office:value-type="string">
            <text:p>Braida</text:p>
          </table:table-cell>
          <table:table-cell office:value-type="float" office:value="44.954384">
            <text:p>44.95438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DESSERT</text:p>
          </table:table-cell>
          <table:table-cell office:value-type="string">
            <text:p>Ramandolo</text:p>
          </table:table-cell>
          <table:table-cell office:value-type="string">
            <text:p>Bressan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0">
            <text:p>0</text:p>
          </table:table-cell>
          <table:table-cell office:value-type="float" office:value="1147">
            <text:p>1147</text:p>
          </table:table-cell>
          <table:table-cell office:value-type="float" office:value="1">
            <text:p>1</text:p>
          </table:table-cell>
          <table:table-cell office:value-type="string">
            <text:p>tav1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t8r8f74dnt9gwz97nxz</text:p>
          </table:table-cell>
          <table:table-cell office:value-type="string">
            <text:p>DESSERT</text:p>
          </table:table-cell>
          <table:table-cell office:value-type="string">
            <text:p>Ramandolo</text:p>
          </table:table-cell>
          <table:table-cell office:value-type="string">
            <text:p>Bressani Giuseppe</text:p>
          </table:table-cell>
          <table:table-cell office:value-type="float" office:value="36.119682">
            <text:p>36.119682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DESSERT</text:p>
          </table:table-cell>
          <table:table-cell office:value-type="string">
            <text:p>Ramandolo</text:p>
          </table:table-cell>
          <table:table-cell office:value-type="string">
            <text:p>Bressan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4000">
            <text:p>4000</text:p>
          </table:table-cell>
          <table:table-cell office:value-type="float" office:value="1147">
            <text:p>1147</text:p>
          </table:table-cell>
          <table:table-cell office:value-type="float" office:value="6">
            <text:p>6</text:p>
          </table:table-cell>
          <table:table-cell office:value-type="string">
            <text:p>tav1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t8r8f74dnt9gwz97nxz</text:p>
          </table:table-cell>
          <table:table-cell office:value-type="string">
            <text:p>DESSERT</text:p>
          </table:table-cell>
          <table:table-cell office:value-type="string">
            <text:p>Ramandolo</text:p>
          </table:table-cell>
          <table:table-cell office:value-type="string">
            <text:p>Bressani Giuseppe</text:p>
          </table:table-cell>
          <table:table-cell office:value-type="float" office:value="36.119682">
            <text:p>36.119682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DESSERT</text:p>
          </table:table-cell>
          <table:table-cell office:value-type="string">
            <text:p>Moscato d'Asti</text:p>
          </table:table-cell>
          <table:table-cell office:value-type="string">
            <text:p>Ca Bianc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0">
            <text:p>0</text:p>
          </table:table-cell>
          <table:table-cell office:value-type="float" office:value="819">
            <text:p>819</text:p>
          </table:table-cell>
          <table:table-cell office:value-type="float" office:value="3">
            <text:p>3</text:p>
          </table:table-cell>
          <table:table-cell office:value-type="string">
            <text:p>tav1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t5eq0jc5hnpnad79zb2</text:p>
          </table:table-cell>
          <table:table-cell office:value-type="string">
            <text:p>DESSERT</text:p>
          </table:table-cell>
          <table:table-cell office:value-type="string">
            <text:p>Moscato d'Asti</text:p>
          </table:table-cell>
          <table:table-cell office:value-type="string">
            <text:p>Tenimenti Ca'Bianca</text:p>
          </table:table-cell>
          <table:table-cell office:value-type="float" office:value="37.955902">
            <text:p>37.955902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DESSERT</text:p>
          </table:table-cell>
          <table:table-cell office:value-type="string">
            <text:p>Moscato d'Asti docg </text:p>
          </table:table-cell>
          <table:table-cell office:value-type="string">
            <text:p>I Vignaioli di Santo Stefan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0">
            <text:p>0</text:p>
          </table:table-cell>
          <table:table-cell office:value-type="float" office:value="819">
            <text:p>819</text:p>
          </table:table-cell>
          <table:table-cell office:value-type="float" office:value="6">
            <text:p>6</text:p>
          </table:table-cell>
          <table:table-cell office:value-type="string">
            <text:p>tav1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qvfh4dm4fq51pwrhqny45ke</text:p>
          </table:table-cell>
          <table:table-cell office:value-type="string">
            <text:p>DESSERT</text:p>
          </table:table-cell>
          <table:table-cell office:value-type="string">
            <text:p>Moscato d'Asti</text:p>
          </table:table-cell>
          <table:table-cell office:value-type="string">
            <text:p>Ceretto - I Vignaioli di Santo Stefano</text:p>
          </table:table-cell>
          <table:table-cell office:value-type="float" office:value="47.5195">
            <text:p>47.519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DESSERT</text:p>
          </table:table-cell>
          <table:table-cell office:value-type="string">
            <text:p>Giardino Pantesco - Passito di Pantelleria</text:p>
          </table:table-cell>
          <table:table-cell office:value-type="string">
            <text:p>Pellegrin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0">
            <text:p>0</text:p>
          </table:table-cell>
          <table:table-cell office:value-type="float" office:value="1065">
            <text:p>1065</text:p>
          </table:table-cell>
          <table:table-cell office:value-type="float" office:value="1">
            <text:p>1</text:p>
          </table:table-cell>
          <table:table-cell office:value-type="string">
            <text:p>tav1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gt3vvfam1nhxse0vnr</text:p>
          </table:table-cell>
          <table:table-cell office:value-type="string">
            <text:p>DESSERT</text:p>
          </table:table-cell>
          <table:table-cell office:value-type="string">
            <text:p>Giardino Pantesco Passito di Pantelleria</text:p>
          </table:table-cell>
          <table:table-cell office:value-type="string">
            <text:p>Cantine Pellegrino</text:p>
          </table:table-cell>
          <table:table-cell office:value-type="float" office:value="51.43799">
            <text:p>51.43799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DESSERT</text:p>
          </table:table-cell>
          <table:table-cell office:value-type="string">
            <text:p>Giardino Pantesco - Passito di Pantelleria</text:p>
          </table:table-cell>
          <table:table-cell office:value-type="string">
            <text:p>Pellegrin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3000">
            <text:p>3000</text:p>
          </table:table-cell>
          <table:table-cell office:value-type="float" office:value="1065">
            <text:p>1065</text:p>
          </table:table-cell>
          <table:table-cell office:value-type="float" office:value="2">
            <text:p>2</text:p>
          </table:table-cell>
          <table:table-cell office:value-type="string">
            <text:p>tav1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gt3vvfam1nhxse0vnr</text:p>
          </table:table-cell>
          <table:table-cell office:value-type="string">
            <text:p>DESSERT</text:p>
          </table:table-cell>
          <table:table-cell office:value-type="string">
            <text:p>Giardino Pantesco Passito di Pantelleria</text:p>
          </table:table-cell>
          <table:table-cell office:value-type="string">
            <text:p>Cantine Pellegrino</text:p>
          </table:table-cell>
          <table:table-cell office:value-type="float" office:value="51.43799">
            <text:p>51.43799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DESSERT</text:p>
          </table:table-cell>
          <table:table-cell office:value-type="string">
            <text:p>Ramandolo 0,50</text:p>
          </table:table-cell>
          <table:table-cell office:value-type="string">
            <text:p>Tami</text:p>
          </table:table-cell>
          <table:table-cell office:value-type="string"/>
          <table:table-cell office:value-type="string">
            <text:p>HALF_LITER</text:p>
          </table:table-cell>
          <table:table-cell office:value-type="float" office:value="2022">
            <text:p>2022</text:p>
          </table:table-cell>
          <table:table-cell office:value-type="float" office:value="3500">
            <text:p>3500</text:p>
          </table:table-cell>
          <table:table-cell office:value-type="float" office:value="983">
            <text:p>983</text:p>
          </table:table-cell>
          <table:table-cell office:value-type="float" office:value="5">
            <text:p>5</text:p>
          </table:table-cell>
          <table:table-cell office:value-type="string">
            <text:p>tav1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52teveshxbyhsd7bmet0bft</text:p>
          </table:table-cell>
          <table:table-cell office:value-type="string">
            <text:p>SPARKLING</text:p>
          </table:table-cell>
          <table:table-cell office:value-type="string">
            <text:p>Ramandolo</text:p>
          </table:table-cell>
          <table:table-cell office:value-type="string">
            <text:p>Tami</text:p>
          </table:table-cell>
          <table:table-cell office:value-type="float" office:value="38.985813">
            <text:p>38.98581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DESSERT</text:p>
          </table:table-cell>
          <table:table-cell office:value-type="string">
            <text:p>Picolit 0,50 Lt</text:p>
          </table:table-cell>
          <table:table-cell office:value-type="string">
            <text:p>Zorzettig</text:p>
          </table:table-cell>
          <table:table-cell office:value-type="string"/>
          <table:table-cell office:value-type="string">
            <text:p>HALF_LITER</text:p>
          </table:table-cell>
          <table:table-cell office:value-type="float" office:value="2019">
            <text:p>2019</text:p>
          </table:table-cell>
          <table:table-cell office:value-type="float" office:value="6000">
            <text:p>6000</text:p>
          </table:table-cell>
          <table:table-cell office:value-type="float" office:value="2377">
            <text:p>2377</text:p>
          </table:table-cell>
          <table:table-cell office:value-type="float" office:value="4">
            <text:p>4</text:p>
          </table:table-cell>
          <table:table-cell office:value-type="string">
            <text:p>tav1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pjnh3df536fm71hjnt</text:p>
          </table:table-cell>
          <table:table-cell office:value-type="string">
            <text:p>DESSERT</text:p>
          </table:table-cell>
          <table:table-cell office:value-type="string">
            <text:p>Picolit</text:p>
          </table:table-cell>
          <table:table-cell office:value-type="string">
            <text:p>Zorzettig Vini</text:p>
          </table:table-cell>
          <table:table-cell office:value-type="float" office:value="33.01773">
            <text:p>33.0177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WHITE</text:p>
          </table:table-cell>
          <table:table-cell office:value-type="string">
            <text:p>Chablis Vieilles Vignes</text:p>
          </table:table-cell>
          <table:table-cell office:value-type="string">
            <text:p>Alain Geoffroy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5000">
            <text:p>5000</text:p>
          </table:table-cell>
          <table:table-cell office:value-type="float" office:value="1557">
            <text:p>1557</text:p>
          </table:table-cell>
          <table:table-cell office:value-type="float" office:value="4">
            <text:p>4</text:p>
          </table:table-cell>
          <table:table-cell office:value-type="string">
            <text:p>Frigo Sala dx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5h2hddbefsyh459f9h</text:p>
          </table:table-cell>
          <table:table-cell office:value-type="string">
            <text:p>WHITE</text:p>
          </table:table-cell>
          <table:table-cell office:value-type="string">
            <text:p>Cuvée Vieilles Vignes Chablis</text:p>
          </table:table-cell>
          <table:table-cell office:value-type="string">
            <text:p>Alain Geoffroy</text:p>
          </table:table-cell>
          <table:table-cell office:value-type="float" office:value="47.250877">
            <text:p>47.25087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WHITE</text:p>
          </table:table-cell>
          <table:table-cell office:value-type="string">
            <text:p>Jiasik Bianco Riesling e Malvasia</text:p>
          </table:table-cell>
          <table:table-cell office:value-type="string">
            <text:p>Borgo San Daniel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2500">
            <text:p>2500</text:p>
          </table:table-cell>
          <table:table-cell office:value-type="float" office:value="819">
            <text:p>819</text:p>
          </table:table-cell>
          <table:table-cell office:value-type="float" office:value="20">
            <text:p>20</text:p>
          </table:table-cell>
          <table:table-cell office:value-type="string">
            <text:p>carni terra+Frigo bianchi+bar007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sw250s7h60h8ws75t4r</text:p>
          </table:table-cell>
          <table:table-cell office:value-type="string">
            <text:p>WHITE</text:p>
          </table:table-cell>
          <table:table-cell office:value-type="string">
            <text:p>Jiasik Bianco</text:p>
          </table:table-cell>
          <table:table-cell office:value-type="string">
            <text:p>Borgo San Daniele</text:p>
          </table:table-cell>
          <table:table-cell office:value-type="float" office:value="50.298275">
            <text:p>50.29827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WHITE</text:p>
          </table:table-cell>
          <table:table-cell office:value-type="string">
            <text:p>Malvasia doc</text:p>
          </table:table-cell>
          <table:table-cell office:value-type="string">
            <text:p>Borgo San Daniel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3000">
            <text:p>3000</text:p>
          </table:table-cell>
          <table:table-cell office:value-type="float" office:value="901">
            <text:p>901</text:p>
          </table:table-cell>
          <table:table-cell office:value-type="float" office:value="7">
            <text:p>7</text:p>
          </table:table-cell>
          <table:table-cell office:value-type="string">
            <text:p>carni terra+Frigo bianchi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sw2jy3jvxry3fwf7t2h</text:p>
          </table:table-cell>
          <table:table-cell office:value-type="string">
            <text:p>WHITE</text:p>
          </table:table-cell>
          <table:table-cell office:value-type="string">
            <text:p>Malvasia</text:p>
          </table:table-cell>
          <table:table-cell office:value-type="string">
            <text:p>Borgo San Daniele</text:p>
          </table:table-cell>
          <table:table-cell office:value-type="float" office:value="41.06534">
            <text:p>41.0653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WHITE</text:p>
          </table:table-cell>
          <table:table-cell office:value-type="string">
            <text:p>Friulano</text:p>
          </table:table-cell>
          <table:table-cell office:value-type="string">
            <text:p>Brandolin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2500">
            <text:p>2500</text:p>
          </table:table-cell>
          <table:table-cell office:value-type="float" office:value="491">
            <text:p>491</text:p>
          </table:table-cell>
          <table:table-cell office:value-type="float" office:value="2">
            <text:p>2</text:p>
          </table:table-cell>
          <table:table-cell office:value-type="string">
            <text:p>Frigo friulani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t0ea53shhxahj7fnpdh</text:p>
          </table:table-cell>
          <table:table-cell office:value-type="string">
            <text:p>WHITE</text:p>
          </table:table-cell>
          <table:table-cell office:value-type="string">
            <text:p>Friulano</text:p>
          </table:table-cell>
          <table:table-cell office:value-type="string">
            <text:p>Brandolin</text:p>
          </table:table-cell>
          <table:table-cell office:value-type="float" office:value="33.29129">
            <text:p>33.29129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WHITE</text:p>
          </table:table-cell>
          <table:table-cell office:value-type="string">
            <text:p>Carat (Tocai-Malvasia-Ribolla)</text:p>
          </table:table-cell>
          <table:table-cell office:value-type="string">
            <text:p>Bressa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9000">
            <text:p>9000</text:p>
          </table:table-cell>
          <table:table-cell office:value-type="float" office:value="2622">
            <text:p>2622</text:p>
          </table:table-cell>
          <table:table-cell office:value-type="float" office:value="2">
            <text:p>2</text:p>
          </table:table-cell>
          <table:table-cell office:value-type="string">
            <text:p>Frigo bianchi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19rddvc7b1h9qe8c0cb</text:p>
          </table:table-cell>
          <table:table-cell office:value-type="string">
            <text:p>WHITE</text:p>
          </table:table-cell>
          <table:table-cell office:value-type="string">
            <text:p>Carat Bianco</text:p>
          </table:table-cell>
          <table:table-cell office:value-type="string">
            <text:p>Bressan</text:p>
          </table:table-cell>
          <table:table-cell office:value-type="float" office:value="36.49339">
            <text:p>36.49339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WHITE</text:p>
          </table:table-cell>
          <table:table-cell office:value-type="string">
            <text:p>Bolle Bandite</text:p>
          </table:table-cell>
          <table:table-cell office:value-type="string">
            <text:p>Carolina Gatt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tav10-top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e6d7v8vxbjns5skvv7</text:p>
          </table:table-cell>
          <table:table-cell office:value-type="string">
            <text:p>SPARKLING</text:p>
          </table:table-cell>
          <table:table-cell office:value-type="string">
            <text:p>Bolle Bandite</text:p>
          </table:table-cell>
          <table:table-cell office:value-type="string">
            <text:p>Gatti</text:p>
          </table:table-cell>
          <table:table-cell office:value-type="float" office:value="45.8114">
            <text:p>45.811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WHITE</text:p>
          </table:table-cell>
          <table:table-cell office:value-type="string">
            <text:p>Canaja</text:p>
          </table:table-cell>
          <table:table-cell office:value-type="string">
            <text:p>Carolina Gatt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3500">
            <text:p>3500</text:p>
          </table:table-cell>
          <table:table-cell office:value-type="float" office:value="1147">
            <text:p>1147</text:p>
          </table:table-cell>
          <table:table-cell office:value-type="float" office:value="1">
            <text:p>1</text:p>
          </table:table-cell>
          <table:table-cell office:value-type="string">
            <text:p>MAG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e7badjaj5xary70fr4</text:p>
          </table:table-cell>
          <table:table-cell office:value-type="string">
            <text:p>WHITE</text:p>
          </table:table-cell>
          <table:table-cell office:value-type="string">
            <text:p>Canàja</text:p>
          </table:table-cell>
          <table:table-cell office:value-type="string">
            <text:p>Gatti</text:p>
          </table:table-cell>
          <table:table-cell office:value-type="float" office:value="38.506912">
            <text:p>38.506912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WHITE</text:p>
          </table:table-cell>
          <table:table-cell office:value-type="string">
            <text:p>Nosiola Vigneti Dolomiti</text:p>
          </table:table-cell>
          <table:table-cell office:value-type="string">
            <text:p>Cescon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3000">
            <text:p>3000</text:p>
          </table:table-cell>
          <table:table-cell office:value-type="float" office:value="901">
            <text:p>901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sxn5kgnqmze5ts2y7nd4p</text:p>
          </table:table-cell>
          <table:table-cell office:value-type="string">
            <text:p>WHITE</text:p>
          </table:table-cell>
          <table:table-cell office:value-type="string">
            <text:p>Nosiola Bio</text:p>
          </table:table-cell>
          <table:table-cell office:value-type="string">
            <text:p>Cesconi</text:p>
          </table:table-cell>
          <table:table-cell office:value-type="float" office:value="35.670822">
            <text:p>35.670822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WHITE</text:p>
          </table:table-cell>
          <table:table-cell office:value-type="string">
            <text:p>Colle Duga - Collio - Ribolla Gialla</text:p>
          </table:table-cell>
          <table:table-cell office:value-type="string">
            <text:p>Colle Duga di Damian Princic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3500">
            <text:p>3500</text:p>
          </table:table-cell>
          <table:table-cell office:value-type="float" office:value="1065">
            <text:p>1065</text:p>
          </table:table-cell>
          <table:table-cell office:value-type="float" office:value="1">
            <text:p>1</text:p>
          </table:table-cell>
          <table:table-cell office:value-type="string">
            <text:p>Frigo bianchi</text:p>
          </table:table-cell>
          <table:table-cell office:value-type="string">
            <text:p>Fornitore: TOLM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0qsxndv6wft8e5jhhhvvqps</text:p>
          </table:table-cell>
          <table:table-cell office:value-type="string">
            <text:p>WHITE</text:p>
          </table:table-cell>
          <table:table-cell office:value-type="string">
            <text:p>Ribolla Gialla</text:p>
          </table:table-cell>
          <table:table-cell office:value-type="string">
            <text:p>Colle Duga</text:p>
          </table:table-cell>
          <table:table-cell office:value-type="float" office:value="46.99585">
            <text:p>46.9958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WHITE</text:p>
          </table:table-cell>
          <table:table-cell office:value-type="string">
            <text:p>Friulano</text:p>
          </table:table-cell>
          <table:table-cell office:value-type="string">
            <text:p>Fiegl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4">
            <text:p>2024</text:p>
          </table:table-cell>
          <table:table-cell office:value-type="float" office:value="2000">
            <text:p>2000</text:p>
          </table:table-cell>
          <table:table-cell office:value-type="float" office:value="573">
            <text:p>573</text:p>
          </table:table-cell>
          <table:table-cell office:value-type="float" office:value="13">
            <text:p>13</text:p>
          </table:table-cell>
          <table:table-cell office:value-type="string">
            <text:p>Frigo friulani+tav1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39shmar36q7pastqf7</text:p>
          </table:table-cell>
          <table:table-cell office:value-type="string">
            <text:p>WHITE</text:p>
          </table:table-cell>
          <table:table-cell office:value-type="string">
            <text:p>Friulano Collio</text:p>
          </table:table-cell>
          <table:table-cell office:value-type="string">
            <text:p>Fiegl</text:p>
          </table:table-cell>
          <table:table-cell office:value-type="float" office:value="35.094208">
            <text:p>35.094208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WHITE</text:p>
          </table:table-cell>
          <table:table-cell office:value-type="string">
            <text:p>Malvasia</text:p>
          </table:table-cell>
          <table:table-cell office:value-type="string">
            <text:p>Fiegl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2000">
            <text:p>200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tav1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39xxvb8sn7mndz5k4g</text:p>
          </table:table-cell>
          <table:table-cell office:value-type="string">
            <text:p>WHITE</text:p>
          </table:table-cell>
          <table:table-cell office:value-type="string">
            <text:p>Malvasia Collio</text:p>
          </table:table-cell>
          <table:table-cell office:value-type="string">
            <text:p>Fiegl</text:p>
          </table:table-cell>
          <table:table-cell office:value-type="float" office:value="34.028454">
            <text:p>34.02845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WHITE</text:p>
          </table:table-cell>
          <table:table-cell office:value-type="string">
            <text:p>Pinot Grigio</text:p>
          </table:table-cell>
          <table:table-cell office:value-type="string">
            <text:p>Fiegl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2000">
            <text:p>2000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>
            <text:p>Frigo bianchi+tav1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39yp960kvnxr6wtbrp</text:p>
          </table:table-cell>
          <table:table-cell office:value-type="string">
            <text:p>WHITE</text:p>
          </table:table-cell>
          <table:table-cell office:value-type="string">
            <text:p>Pinot Grigio Collio</text:p>
          </table:table-cell>
          <table:table-cell office:value-type="string">
            <text:p>Fiegl</text:p>
          </table:table-cell>
          <table:table-cell office:value-type="float" office:value="34.708847">
            <text:p>34.70884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WHITE</text:p>
          </table:table-cell>
          <table:table-cell office:value-type="string">
            <text:p>Sauvignon</text:p>
          </table:table-cell>
          <table:table-cell office:value-type="string">
            <text:p>Fiegl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2000">
            <text:p>2000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string">
            <text:p>tav10+Frigo bianchi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39zkf70kvhars9k508</text:p>
          </table:table-cell>
          <table:table-cell office:value-type="string">
            <text:p>WHITE</text:p>
          </table:table-cell>
          <table:table-cell office:value-type="string">
            <text:p>Sauvignon Collio</text:p>
          </table:table-cell>
          <table:table-cell office:value-type="string">
            <text:p>Fiegl</text:p>
          </table:table-cell>
          <table:table-cell office:value-type="float" office:value="29.893402">
            <text:p>29.893402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WHITE</text:p>
          </table:table-cell>
          <table:table-cell office:value-type="string">
            <text:p>Chardonnay </text:p>
          </table:table-cell>
          <table:table-cell office:value-type="string">
            <text:p>Formentin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2500">
            <text:p>2500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Frigo bianchi+sarpi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sxnj36w66syb1b9t3dvx6</text:p>
          </table:table-cell>
          <table:table-cell office:value-type="string">
            <text:p>WHITE</text:p>
          </table:table-cell>
          <table:table-cell office:value-type="string">
            <text:p>Collio Chardonnay</text:p>
          </table:table-cell>
          <table:table-cell office:value-type="string">
            <text:p>Conti Formentini</text:p>
          </table:table-cell>
          <table:table-cell office:value-type="float" office:value="26.833738">
            <text:p>26.833738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WHITE</text:p>
          </table:table-cell>
          <table:table-cell office:value-type="string">
            <text:p>Chardonnay </text:p>
          </table:table-cell>
          <table:table-cell office:value-type="string">
            <text:p>Formentin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2500">
            <text:p>2500</text:p>
          </table:table-cell>
          <table:table-cell office:value-type="float" office:value="737">
            <text:p>737</text:p>
          </table:table-cell>
          <table:table-cell office:value-type="float" office:value="11">
            <text:p>11</text:p>
          </table:table-cell>
          <table:table-cell office:value-type="string">
            <text:p>sarpi</text:p>
          </table:table-cell>
          <table:table-cell office:value-type="string">
            <text:p>Fornitore: GIV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0qsxnj36w66syb1b9t3dvx6</text:p>
          </table:table-cell>
          <table:table-cell office:value-type="string">
            <text:p>WHITE</text:p>
          </table:table-cell>
          <table:table-cell office:value-type="string">
            <text:p>Collio Chardonnay</text:p>
          </table:table-cell>
          <table:table-cell office:value-type="string">
            <text:p>Conti Formentini</text:p>
          </table:table-cell>
          <table:table-cell office:value-type="float" office:value="26.833738">
            <text:p>26.833738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WHITE</text:p>
          </table:table-cell>
          <table:table-cell office:value-type="string">
            <text:p>Pinot Grigio</text:p>
          </table:table-cell>
          <table:table-cell office:value-type="string">
            <text:p>Formentin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2500">
            <text:p>2500</text:p>
          </table:table-cell>
          <table:table-cell office:value-type="float" office:value="737">
            <text:p>737</text:p>
          </table:table-cell>
          <table:table-cell office:value-type="float" office:value="6">
            <text:p>6</text:p>
          </table:table-cell>
          <table:table-cell office:value-type="string">
            <text:p>sarpi</text:p>
          </table:table-cell>
          <table:table-cell office:value-type="string">
            <text:p>Fornitore: GIV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0qsxnj2ss11s8vh09wynmhy</text:p>
          </table:table-cell>
          <table:table-cell office:value-type="string">
            <text:p>WHITE</text:p>
          </table:table-cell>
          <table:table-cell office:value-type="string">
            <text:p>Collio Pinot Grigio</text:p>
          </table:table-cell>
          <table:table-cell office:value-type="string">
            <text:p>Conti Formentini</text:p>
          </table:table-cell>
          <table:table-cell office:value-type="float" office:value="31.163">
            <text:p>31.16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WHITE</text:p>
          </table:table-cell>
          <table:table-cell office:value-type="string">
            <text:p>Ribolla Gialla Collio </text:p>
          </table:table-cell>
          <table:table-cell office:value-type="string">
            <text:p>Formentin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2500">
            <text:p>2500</text:p>
          </table:table-cell>
          <table:table-cell office:value-type="float" office:value="655">
            <text:p>655</text:p>
          </table:table-cell>
          <table:table-cell office:value-type="float" office:value="1">
            <text:p>1</text:p>
          </table:table-cell>
          <table:table-cell office:value-type="string">
            <text:p>Frigo friulani</text:p>
          </table:table-cell>
          <table:table-cell office:value-type="string">
            <text:p>Fornitore: GIV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0qsxnj4s7kx9nk0v80y74e5</text:p>
          </table:table-cell>
          <table:table-cell office:value-type="string">
            <text:p>WHITE</text:p>
          </table:table-cell>
          <table:table-cell office:value-type="string">
            <text:p>Collio Ribolla Gialla</text:p>
          </table:table-cell>
          <table:table-cell office:value-type="string">
            <text:p>Conti Formentini</text:p>
          </table:table-cell>
          <table:table-cell office:value-type="float" office:value="44.33631">
            <text:p>44.33631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WHITE</text:p>
          </table:table-cell>
          <table:table-cell office:value-type="string">
            <text:p>Clos Les Montys Muscadet-Melon Bourgo</text:p>
          </table:table-cell>
          <table:table-cell office:value-type="string">
            <text:p>Huchet Jeremi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2500">
            <text:p>2500</text:p>
          </table:table-cell>
          <table:table-cell office:value-type="float" office:value="737">
            <text:p>737</text:p>
          </table:table-cell>
          <table:table-cell office:value-type="float" office:value="2">
            <text:p>2</text:p>
          </table:table-cell>
          <table:table-cell office:value-type="string">
            <text:p>Frigo Sala dx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r2pp6e8pe8h61nfxxptbv9</text:p>
          </table:table-cell>
          <table:table-cell office:value-type="string">
            <text:p>WHITE</text:p>
          </table:table-cell>
          <table:table-cell office:value-type="string">
            <text:p>Les Montys le Parc Muscadet</text:p>
          </table:table-cell>
          <table:table-cell office:value-type="string">
            <text:p>Jérémie Huchet</text:p>
          </table:table-cell>
          <table:table-cell office:value-type="float" office:value="56.890446">
            <text:p>56.89044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WHITE</text:p>
          </table:table-cell>
          <table:table-cell office:value-type="string">
            <text:p>Chablis - Cote D'or - Beaune</text:p>
          </table:table-cell>
          <table:table-cell office:value-type="string">
            <text:p>Jaffelin Borgog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6000">
            <text:p>6000</text:p>
          </table:table-cell>
          <table:table-cell office:value-type="float" office:value="1721">
            <text:p>1721</text:p>
          </table:table-cell>
          <table:table-cell office:value-type="float" office:value="6">
            <text:p>6</text:p>
          </table:table-cell>
          <table:table-cell office:value-type="string">
            <text:p>Frigo Sala sx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4pmmh0ty5g12mp4y9qvtsbm</text:p>
          </table:table-cell>
          <table:table-cell office:value-type="string">
            <text:p>WHITE</text:p>
          </table:table-cell>
          <table:table-cell office:value-type="string">
            <text:p>Chablis</text:p>
          </table:table-cell>
          <table:table-cell office:value-type="string">
            <text:p>Jaffelin</text:p>
          </table:table-cell>
          <table:table-cell office:value-type="float" office:value="31.282684">
            <text:p>31.28268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WHITE</text:p>
          </table:table-cell>
          <table:table-cell office:value-type="string">
            <text:p>Chardonnay Vin De France</text:p>
          </table:table-cell>
          <table:table-cell office:value-type="string">
            <text:p>Jaffelin Borgog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2500">
            <text:p>2500</text:p>
          </table:table-cell>
          <table:table-cell office:value-type="float" office:value="655">
            <text:p>655</text:p>
          </table:table-cell>
          <table:table-cell office:value-type="float" office:value="11">
            <text:p>11</text:p>
          </table:table-cell>
          <table:table-cell office:value-type="string">
            <text:p>Frigo Sala sx+Frigo bianchi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52tesv8846f005d5ev8yxjz</text:p>
          </table:table-cell>
          <table:table-cell office:value-type="string">
            <text:p>DESSERT</text:p>
          </table:table-cell>
          <table:table-cell office:value-type="string">
            <text:p>Chardonnay</text:p>
          </table:table-cell>
          <table:table-cell office:value-type="string">
            <text:p>Jaffelin</text:p>
          </table:table-cell>
          <table:table-cell office:value-type="float" office:value="27.774977">
            <text:p>27.77497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WHITE</text:p>
          </table:table-cell>
          <table:table-cell office:value-type="string">
            <text:p>Chardonnay Vin De France</text:p>
          </table:table-cell>
          <table:table-cell office:value-type="string">
            <text:p>Jaffelin Borgog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4">
            <text:p>2024</text:p>
          </table:table-cell>
          <table:table-cell office:value-type="float" office:value="2500">
            <text:p>2500</text:p>
          </table:table-cell>
          <table:table-cell office:value-type="float" office:value="655">
            <text:p>655</text:p>
          </table:table-cell>
          <table:table-cell office:value-type="float" office:value="8">
            <text:p>8</text:p>
          </table:table-cell>
          <table:table-cell office:value-type="string">
            <text:p>Frigo Sala sx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52tesv8846f005d5ev8yxjz</text:p>
          </table:table-cell>
          <table:table-cell office:value-type="string">
            <text:p>DESSERT</text:p>
          </table:table-cell>
          <table:table-cell office:value-type="string">
            <text:p>Chardonnay</text:p>
          </table:table-cell>
          <table:table-cell office:value-type="string">
            <text:p>Jaffelin</text:p>
          </table:table-cell>
          <table:table-cell office:value-type="float" office:value="27.774977">
            <text:p>27.77497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WHITE</text:p>
          </table:table-cell>
          <table:table-cell office:value-type="string">
            <text:p>Ante Lucem Bianco</text:p>
          </table:table-cell>
          <table:table-cell office:value-type="string">
            <text:p>La Luna Stort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3000">
            <text:p>3000</text:p>
          </table:table-cell>
          <table:table-cell office:value-type="float" office:value="901">
            <text:p>901</text:p>
          </table:table-cell>
          <table:table-cell office:value-type="float" office:value="5">
            <text:p>5</text:p>
          </table:table-cell>
          <table:table-cell office:value-type="string">
            <text:p>Frigo Sala sx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cwsykkwk490dx7j60m0n6sy</text:p>
          </table:table-cell>
          <table:table-cell office:value-type="string">
            <text:p>WHITE</text:p>
          </table:table-cell>
          <table:table-cell office:value-type="string">
            <text:p>Ante Lucem</text:p>
          </table:table-cell>
          <table:table-cell office:value-type="string">
            <text:p>La Luna Storta</text:p>
          </table:table-cell>
          <table:table-cell office:value-type="float" office:value="55.703545">
            <text:p>55.70354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WHITE</text:p>
          </table:table-cell>
          <table:table-cell office:value-type="string">
            <text:p>Sharis - Chardonnay + Ribolla</text:p>
          </table:table-cell>
          <table:table-cell office:value-type="string">
            <text:p>Livio Fellug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2500">
            <text:p>2500</text:p>
          </table:table-cell>
          <table:table-cell office:value-type="float" office:value="655">
            <text:p>655</text:p>
          </table:table-cell>
          <table:table-cell office:value-type="float" office:value="16">
            <text:p>16</text:p>
          </table:table-cell>
          <table:table-cell office:value-type="string">
            <text:p>s1+Frigo bianchi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kvdx4mbc559tkc254n</text:p>
          </table:table-cell>
          <table:table-cell office:value-type="string">
            <text:p>WHITE</text:p>
          </table:table-cell>
          <table:table-cell office:value-type="string">
            <text:p>Sharis</text:p>
          </table:table-cell>
          <table:table-cell office:value-type="string">
            <text:p>Livio Felluga</text:p>
          </table:table-cell>
          <table:table-cell office:value-type="float" office:value="52.582558">
            <text:p>52.582558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WHITE</text:p>
          </table:table-cell>
          <table:table-cell office:value-type="string">
            <text:p>Tannenberg - Sauvignon Blanc</text:p>
          </table:table-cell>
          <table:table-cell office:value-type="string">
            <text:p>Maninco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4800">
            <text:p>4800</text:p>
          </table:table-cell>
          <table:table-cell office:value-type="float" office:value="1803">
            <text:p>1803</text:p>
          </table:table-cell>
          <table:table-cell office:value-type="float" office:value="2">
            <text:p>2</text:p>
          </table:table-cell>
          <table:table-cell office:value-type="string">
            <text:p>tav11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k7gf3nsnzy6tbmskh6</text:p>
          </table:table-cell>
          <table:table-cell office:value-type="string">
            <text:p>WHITE</text:p>
          </table:table-cell>
          <table:table-cell office:value-type="string">
            <text:p>Sauvignon Blanc Tannenberg Bio</text:p>
          </table:table-cell>
          <table:table-cell office:value-type="string">
            <text:p>Manincor</text:p>
          </table:table-cell>
          <table:table-cell office:value-type="float" office:value="38.878666">
            <text:p>38.87866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WHITE</text:p>
          </table:table-cell>
          <table:table-cell office:value-type="string">
            <text:p>Amani Friulano</text:p>
          </table:table-cell>
          <table:table-cell office:value-type="string">
            <text:p>Marco Fellug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2700">
            <text:p>2700</text:p>
          </table:table-cell>
          <table:table-cell office:value-type="float" office:value="737">
            <text:p>737</text:p>
          </table:table-cell>
          <table:table-cell office:value-type="float" office:value="35">
            <text:p>35</text:p>
          </table:table-cell>
          <table:table-cell office:value-type="string">
            <text:p>s1+Frigo friulani+Frigo bianchi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fw2r65ewb7hh5fy8tx</text:p>
          </table:table-cell>
          <table:table-cell office:value-type="string">
            <text:p>WHITE</text:p>
          </table:table-cell>
          <table:table-cell office:value-type="string">
            <text:p>Amani Friulano Collio</text:p>
          </table:table-cell>
          <table:table-cell office:value-type="string">
            <text:p>Marco Felluga</text:p>
          </table:table-cell>
          <table:table-cell office:value-type="float" office:value="52.083336">
            <text:p>52.08333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WHITE</text:p>
          </table:table-cell>
          <table:table-cell office:value-type="string">
            <text:p>Ribolla Brda</text:p>
          </table:table-cell>
          <table:table-cell office:value-type="string">
            <text:p>Marjan Simcic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3000">
            <text:p>3000</text:p>
          </table:table-cell>
          <table:table-cell office:value-type="float" office:value="901">
            <text:p>901</text:p>
          </table:table-cell>
          <table:table-cell office:value-type="float" office:value="1">
            <text:p>1</text:p>
          </table:table-cell>
          <table:table-cell office:value-type="string">
            <text:p>Frigo Sala dx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sypr8ssbgks1t13j1y</text:p>
          </table:table-cell>
          <table:table-cell office:value-type="string">
            <text:p>WHITE</text:p>
          </table:table-cell>
          <table:table-cell office:value-type="string">
            <text:p>Ribolla</text:p>
          </table:table-cell>
          <table:table-cell office:value-type="string">
            <text:p>Marjan Simčič</text:p>
          </table:table-cell>
          <table:table-cell office:value-type="float" office:value="49.57167">
            <text:p>49.5716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WHITE</text:p>
          </table:table-cell>
          <table:table-cell office:value-type="string">
            <text:p>Bianco Colli Orientali </text:p>
          </table:table-cell>
          <table:table-cell office:value-type="string">
            <text:p>Moschion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4500">
            <text:p>4500</text:p>
          </table:table-cell>
          <table:table-cell office:value-type="float" office:value="1393">
            <text:p>1393</text:p>
          </table:table-cell>
          <table:table-cell office:value-type="float" office:value="2">
            <text:p>2</text:p>
          </table:table-cell>
          <table:table-cell office:value-type="string">
            <text:p>Frigo friulani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3jy6ykq8qasagtad6m</text:p>
          </table:table-cell>
          <table:table-cell office:value-type="string">
            <text:p>WHITE</text:p>
          </table:table-cell>
          <table:table-cell office:value-type="string">
            <text:p>Pinot Bianco</text:p>
          </table:table-cell>
          <table:table-cell office:value-type="string">
            <text:p>Moschioni</text:p>
          </table:table-cell>
          <table:table-cell office:value-type="float" office:value="34.46856">
            <text:p>34.4685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WHITE</text:p>
          </table:table-cell>
          <table:table-cell office:value-type="string">
            <text:p>Urgenstein - Riesling</text:p>
          </table:table-cell>
          <table:table-cell office:value-type="string">
            <text:p>Niegl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6000">
            <text:p>6000</text:p>
          </table:table-cell>
          <table:table-cell office:value-type="float" office:value="1967">
            <text:p>1967</text:p>
          </table:table-cell>
          <table:table-cell office:value-type="float" office:value="6">
            <text:p>6</text:p>
          </table:table-cell>
          <table:table-cell office:value-type="string">
            <text:p>Frigo Sala dx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awwcx2pb0xvtq6fehhw0p7d</text:p>
          </table:table-cell>
          <table:table-cell office:value-type="string">
            <text:p>WHITE</text:p>
          </table:table-cell>
          <table:table-cell office:value-type="string">
            <text:p>Urgestein Riesling</text:p>
          </table:table-cell>
          <table:table-cell office:value-type="string">
            <text:p>Nigl</text:p>
          </table:table-cell>
          <table:table-cell office:value-type="float" office:value="31.649418">
            <text:p>31.649418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WHITE</text:p>
          </table:table-cell>
          <table:table-cell office:value-type="string">
            <text:p>Alpi Retiche Igp-Nebbiolo In Bianco</text:p>
          </table:table-cell>
          <table:table-cell office:value-type="string">
            <text:p>Nino Negr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2500">
            <text:p>2500</text:p>
          </table:table-cell>
          <table:table-cell office:value-type="float" office:value="737">
            <text:p>737</text:p>
          </table:table-cell>
          <table:table-cell office:value-type="float" office:value="5">
            <text:p>5</text:p>
          </table:table-cell>
          <table:table-cell office:value-type="string">
            <text:p>tav10-top+Frigo bianchi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g1wt3xn4p50wjaxv2q</text:p>
          </table:table-cell>
          <table:table-cell office:value-type="string">
            <text:p>WHITE</text:p>
          </table:table-cell>
          <table:table-cell office:value-type="string">
            <text:p>Nebbiolo Bianco Alpi Retiche</text:p>
          </table:table-cell>
          <table:table-cell office:value-type="string">
            <text:p>Nino Negri</text:p>
          </table:table-cell>
          <table:table-cell office:value-type="float" office:value="57.643898">
            <text:p>57.643898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WHITE</text:p>
          </table:table-cell>
          <table:table-cell office:value-type="string">
            <text:p>Monogramma Mueller Thurgau</text:p>
          </table:table-cell>
          <table:table-cell office:value-type="string">
            <text:p>Pojer e Sandr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3600">
            <text:p>3600</text:p>
          </table:table-cell>
          <table:table-cell office:value-type="float" office:value="1311">
            <text:p>1311</text:p>
          </table:table-cell>
          <table:table-cell office:value-type="float" office:value="1">
            <text:p>1</text:p>
          </table:table-cell>
          <table:table-cell office:value-type="string">
            <text:p>Frigo bianchi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eh2gyde6v2khcsrhgm</text:p>
          </table:table-cell>
          <table:table-cell office:value-type="string">
            <text:p>WHITE</text:p>
          </table:table-cell>
          <table:table-cell office:value-type="string">
            <text:p>Monogramma Müller Thurgau</text:p>
          </table:table-cell>
          <table:table-cell office:value-type="string">
            <text:p>Pojer e Sandri</text:p>
          </table:table-cell>
          <table:table-cell office:value-type="float" office:value="60.634453">
            <text:p>60.63445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WHITE</text:p>
          </table:table-cell>
          <table:table-cell office:value-type="string">
            <text:p>Rebula Brda</text:p>
          </table:table-cell>
          <table:table-cell office:value-type="string">
            <text:p>Pulec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Frigo bianchi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cw4dfc1jemtnxx66en37zte</text:p>
          </table:table-cell>
          <table:table-cell office:value-type="string">
            <text:p>WHITE</text:p>
          </table:table-cell>
          <table:table-cell office:value-type="string">
            <text:p>Rebula</text:p>
          </table:table-cell>
          <table:table-cell office:value-type="string">
            <text:p>Pulec</text:p>
          </table:table-cell>
          <table:table-cell office:value-type="float" office:value="39.864258">
            <text:p>39.864258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WHITE</text:p>
          </table:table-cell>
          <table:table-cell office:value-type="string">
            <text:p>Satisfaction - Verdicchio Cast. Jesi Marche</text:p>
          </table:table-cell>
          <table:table-cell office:value-type="string">
            <text:p>Santa Barbar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2500">
            <text:p>2500</text:p>
          </table:table-cell>
          <table:table-cell office:value-type="float" office:value="901">
            <text:p>901</text:p>
          </table:table-cell>
          <table:table-cell office:value-type="float" office:value="1">
            <text:p>1</text:p>
          </table:table-cell>
          <table:table-cell office:value-type="string">
            <text:p>Frigo bianchi</text:p>
          </table:table-cell>
          <table:table-cell office:value-type="string">
            <text:p>Fornitore: Area 6 srl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gzr4ksqs9tykk1ffy1f2q2ah</text:p>
          </table:table-cell>
          <table:table-cell office:value-type="string">
            <text:p>WHITE</text:p>
          </table:table-cell>
          <table:table-cell office:value-type="string">
            <text:p>Verdicchio dei Castelli di Jesi Satisfaction</text:p>
          </table:table-cell>
          <table:table-cell office:value-type="string">
            <text:p>Azienda Santa Barbara - Stefano Antonucci</text:p>
          </table:table-cell>
          <table:table-cell office:value-type="float" office:value="37.619564">
            <text:p>37.61956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WHITE</text:p>
          </table:table-cell>
          <table:table-cell office:value-type="string">
            <text:p>Vermentino igt</text:p>
          </table:table-cell>
          <table:table-cell office:value-type="string">
            <text:p>Santa Cristina (Antinori)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0">
            <text:p>0</text:p>
          </table:table-cell>
          <table:table-cell office:value-type="float" office:value="491">
            <text:p>491</text:p>
          </table:table-cell>
          <table:table-cell office:value-type="float" office:value="1">
            <text:p>1</text:p>
          </table:table-cell>
          <table:table-cell office:value-type="string">
            <text:p>Frigo bianchi+tav10-top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smvc6vdgtw75cf4nszx</text:p>
          </table:table-cell>
          <table:table-cell office:value-type="string">
            <text:p>WHITE</text:p>
          </table:table-cell>
          <table:table-cell office:value-type="string">
            <text:p>Vermentino</text:p>
          </table:table-cell>
          <table:table-cell office:value-type="string">
            <text:p>Santa Cristina</text:p>
          </table:table-cell>
          <table:table-cell office:value-type="float" office:value="39.45198">
            <text:p>39.45198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WHITE</text:p>
          </table:table-cell>
          <table:table-cell office:value-type="string">
            <text:p>Friulano</text:p>
          </table:table-cell>
          <table:table-cell office:value-type="string">
            <text:p>Schioppett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3400">
            <text:p>3400</text:p>
          </table:table-cell>
          <table:table-cell office:value-type="float" office:value="983">
            <text:p>983</text:p>
          </table:table-cell>
          <table:table-cell office:value-type="float" office:value="1">
            <text:p>1</text:p>
          </table:table-cell>
          <table:table-cell office:value-type="string">
            <text:p>Frigo friulani</text:p>
          </table:table-cell>
          <table:table-cell office:value-type="string">
            <text:p>Fornitore: TOLM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4pmmfqcb5pvevmfry1h2yq3</text:p>
          </table:table-cell>
          <table:table-cell office:value-type="string">
            <text:p>WHITE</text:p>
          </table:table-cell>
          <table:table-cell office:value-type="string">
            <text:p>Friulano Collio</text:p>
          </table:table-cell>
          <table:table-cell office:value-type="string">
            <text:p>Schiopetto</text:p>
          </table:table-cell>
          <table:table-cell office:value-type="float" office:value="33.464172">
            <text:p>33.464172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WHITE</text:p>
          </table:table-cell>
          <table:table-cell office:value-type="string">
            <text:p>Pouilly Fumé - Sauvignon Blanc/Loire</text:p>
          </table:table-cell>
          <table:table-cell office:value-type="string">
            <text:p>Serge Dagueneau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5000">
            <text:p>5000</text:p>
          </table:table-cell>
          <table:table-cell office:value-type="float" office:value="1967">
            <text:p>1967</text:p>
          </table:table-cell>
          <table:table-cell office:value-type="float" office:value="4">
            <text:p>4</text:p>
          </table:table-cell>
          <table:table-cell office:value-type="string">
            <text:p>Frigo Sala dx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4pmmh56sv48ht2mxp15z8ha</text:p>
          </table:table-cell>
          <table:table-cell office:value-type="string">
            <text:p>WHITE</text:p>
          </table:table-cell>
          <table:table-cell office:value-type="string">
            <text:p>Pouilly-Fumé Blanc</text:p>
          </table:table-cell>
          <table:table-cell office:value-type="string">
            <text:p>Serge Dagueneau &amp; Filles</text:p>
          </table:table-cell>
          <table:table-cell office:value-type="float" office:value="48.358334">
            <text:p>48.35833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WHITE</text:p>
          </table:table-cell>
          <table:table-cell office:value-type="string">
            <text:p>Chardonnay Andritz igt</text:p>
          </table:table-cell>
          <table:table-cell office:value-type="string">
            <text:p>Sturm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6">
            <text:p>2016</text:p>
          </table:table-cell>
          <table:table-cell office:value-type="float" office:value="3000">
            <text:p>3000</text:p>
          </table:table-cell>
          <table:table-cell office:value-type="float" office:value="901">
            <text:p>901</text:p>
          </table:table-cell>
          <table:table-cell office:value-type="float" office:value="1">
            <text:p>1</text:p>
          </table:table-cell>
          <table:table-cell office:value-type="string">
            <text:p>Frigo bianchi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arvcmpjhp7hh4jdnd09qy2d</text:p>
          </table:table-cell>
          <table:table-cell office:value-type="string">
            <text:p>WHITE</text:p>
          </table:table-cell>
          <table:table-cell office:value-type="string">
            <text:p>Chardonnay Andritz</text:p>
          </table:table-cell>
          <table:table-cell office:value-type="string">
            <text:p>Sturm</text:p>
          </table:table-cell>
          <table:table-cell office:value-type="float" office:value="41.837692">
            <text:p>41.837692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WHITE</text:p>
          </table:table-cell>
          <table:table-cell office:value-type="string">
            <text:p>Chardonnay</text:p>
          </table:table-cell>
          <table:table-cell office:value-type="string">
            <text:p>Terla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string">
            <text:p>Frigo bianchi+tav11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n50qsgk0g2wxb8dd8s</text:p>
          </table:table-cell>
          <table:table-cell office:value-type="string">
            <text:p>WHITE</text:p>
          </table:table-cell>
          <table:table-cell office:value-type="string">
            <text:p>Chardonnay Tradition</text:p>
          </table:table-cell>
          <table:table-cell office:value-type="string">
            <text:p>Kellerei Terlan / Cantina Terlano</text:p>
          </table:table-cell>
          <table:table-cell office:value-type="float" office:value="30.82431">
            <text:p>30.82431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WHITE</text:p>
          </table:table-cell>
          <table:table-cell office:value-type="string">
            <text:p>Chardonnay</text:p>
          </table:table-cell>
          <table:table-cell office:value-type="string">
            <text:p>Terla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3000">
            <text:p>3000</text:p>
          </table:table-cell>
          <table:table-cell office:value-type="float" office:value="901">
            <text:p>901</text:p>
          </table:table-cell>
          <table:table-cell office:value-type="float" office:value="12">
            <text:p>12</text:p>
          </table:table-cell>
          <table:table-cell office:value-type="string">
            <text:p>tav11+Frigo bianchi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n50qsgk0g2wxb8dd8s</text:p>
          </table:table-cell>
          <table:table-cell office:value-type="string">
            <text:p>WHITE</text:p>
          </table:table-cell>
          <table:table-cell office:value-type="string">
            <text:p>Chardonnay Tradition</text:p>
          </table:table-cell>
          <table:table-cell office:value-type="string">
            <text:p>Kellerei Terlan / Cantina Terlano</text:p>
          </table:table-cell>
          <table:table-cell office:value-type="float" office:value="30.82431">
            <text:p>30.82431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WHITE</text:p>
          </table:table-cell>
          <table:table-cell office:value-type="string">
            <text:p>Terlaner Classico doc </text:p>
          </table:table-cell>
          <table:table-cell office:value-type="string">
            <text:p>Terla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3500">
            <text:p>3500</text:p>
          </table:table-cell>
          <table:table-cell office:value-type="float" office:value="1065">
            <text:p>1065</text:p>
          </table:table-cell>
          <table:table-cell office:value-type="float" office:value="8">
            <text:p>8</text:p>
          </table:table-cell>
          <table:table-cell office:value-type="string">
            <text:p>tav11+Frigo bianchi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n5hrrj46e95x5nft46</text:p>
          </table:table-cell>
          <table:table-cell office:value-type="string">
            <text:p>WHITE</text:p>
          </table:table-cell>
          <table:table-cell office:value-type="string">
            <text:p>Terlaner Classico</text:p>
          </table:table-cell>
          <table:table-cell office:value-type="string">
            <text:p>Kellerei Terlan / Cantina Terlano</text:p>
          </table:table-cell>
          <table:table-cell office:value-type="float" office:value="45.236214">
            <text:p>45.23621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WHITE</text:p>
          </table:table-cell>
          <table:table-cell office:value-type="string">
            <text:p>Vorberg Riserva Pinot Bianco</text:p>
          </table:table-cell>
          <table:table-cell office:value-type="string">
            <text:p>Terla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6000">
            <text:p>6000</text:p>
          </table:table-cell>
          <table:table-cell office:value-type="float" office:value="2131">
            <text:p>2131</text:p>
          </table:table-cell>
          <table:table-cell office:value-type="float" office:value="6">
            <text:p>6</text:p>
          </table:table-cell>
          <table:table-cell office:value-type="string">
            <text:p>tav11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kpz3t6pte1cfyvzpzv</text:p>
          </table:table-cell>
          <table:table-cell office:value-type="string">
            <text:p>WHITE</text:p>
          </table:table-cell>
          <table:table-cell office:value-type="string">
            <text:p>Pinot Bianco Riserva Vorberg</text:p>
          </table:table-cell>
          <table:table-cell office:value-type="string">
            <text:p>Kellerei Terlan / Cantina Terlano</text:p>
          </table:table-cell>
          <table:table-cell office:value-type="float" office:value="44.98812">
            <text:p>44.98812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WHITE</text:p>
          </table:table-cell>
          <table:table-cell office:value-type="string">
            <text:p>Winkl Sauvignon Blanc</text:p>
          </table:table-cell>
          <table:table-cell office:value-type="string">
            <text:p>Terla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5">
            <text:p>2015</text:p>
          </table:table-cell>
          <table:table-cell office:value-type="float" office:value="4500">
            <text:p>4500</text:p>
          </table:table-cell>
          <table:table-cell office:value-type="float" office:value="983">
            <text:p>983</text:p>
          </table:table-cell>
          <table:table-cell office:value-type="float" office:value="1">
            <text:p>1</text:p>
          </table:table-cell>
          <table:table-cell office:value-type="string">
            <text:p>Frigo bianchi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n5fkhy5h5v8sa71dfk</text:p>
          </table:table-cell>
          <table:table-cell office:value-type="string">
            <text:p>WHITE</text:p>
          </table:table-cell>
          <table:table-cell office:value-type="string">
            <text:p>Sauvignon Selection Winkl</text:p>
          </table:table-cell>
          <table:table-cell office:value-type="string">
            <text:p>Kellerei Terlan / Cantina Terlano</text:p>
          </table:table-cell>
          <table:table-cell office:value-type="float" office:value="41.047226">
            <text:p>41.04722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WHITE</text:p>
          </table:table-cell>
          <table:table-cell office:value-type="string">
            <text:p>Winkl Sauvignon Blanc</text:p>
          </table:table-cell>
          <table:table-cell office:value-type="string">
            <text:p>Terla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3600">
            <text:p>3600</text:p>
          </table:table-cell>
          <table:table-cell office:value-type="float" office:value="983">
            <text:p>983</text:p>
          </table:table-cell>
          <table:table-cell office:value-type="float" office:value="9">
            <text:p>9</text:p>
          </table:table-cell>
          <table:table-cell office:value-type="string">
            <text:p>tav11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n5fkhy5h5v8sa71dfk</text:p>
          </table:table-cell>
          <table:table-cell office:value-type="string">
            <text:p>WHITE</text:p>
          </table:table-cell>
          <table:table-cell office:value-type="string">
            <text:p>Sauvignon Selection Winkl</text:p>
          </table:table-cell>
          <table:table-cell office:value-type="string">
            <text:p>Kellerei Terlan / Cantina Terlano</text:p>
          </table:table-cell>
          <table:table-cell office:value-type="float" office:value="41.047226">
            <text:p>41.04722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WHITE</text:p>
          </table:table-cell>
          <table:table-cell office:value-type="string">
            <text:p>Glarea Chardonnay</text:p>
          </table:table-cell>
          <table:table-cell office:value-type="string">
            <text:p>Trami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3500">
            <text:p>3500</text:p>
          </table:table-cell>
          <table:table-cell office:value-type="float" office:value="1065">
            <text:p>1065</text:p>
          </table:table-cell>
          <table:table-cell office:value-type="float" office:value="3">
            <text:p>3</text:p>
          </table:table-cell>
          <table:table-cell office:value-type="string">
            <text:p>Frigo bianchi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sq47xhtaben7v4bqz0drhr</text:p>
          </table:table-cell>
          <table:table-cell office:value-type="string">
            <text:p>WHITE</text:p>
          </table:table-cell>
          <table:table-cell office:value-type="string">
            <text:p>Chardonnay Glarea</text:p>
          </table:table-cell>
          <table:table-cell office:value-type="string">
            <text:p>Kellerei Tramin / Cantina Tramin</text:p>
          </table:table-cell>
          <table:table-cell office:value-type="float" office:value="28.97787">
            <text:p>28.9778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WHITE</text:p>
          </table:table-cell>
          <table:table-cell office:value-type="string">
            <text:p>Nussbaumer Gewuerztraminer</text:p>
          </table:table-cell>
          <table:table-cell office:value-type="string">
            <text:p>Trami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5000">
            <text:p>5000</text:p>
          </table:table-cell>
          <table:table-cell office:value-type="float" office:value="1885">
            <text:p>1885</text:p>
          </table:table-cell>
          <table:table-cell office:value-type="float" office:value="5">
            <text:p>5</text:p>
          </table:table-cell>
          <table:table-cell office:value-type="string">
            <text:p>tav11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sq47xgwvqvqhjhsn8v8t7z</text:p>
          </table:table-cell>
          <table:table-cell office:value-type="string">
            <text:p>WHITE</text:p>
          </table:table-cell>
          <table:table-cell office:value-type="string">
            <text:p>Gewürztraminer Nussbaumer</text:p>
          </table:table-cell>
          <table:table-cell office:value-type="string">
            <text:p>Kellerei Tramin / Cantina Tramin</text:p>
          </table:table-cell>
          <table:table-cell office:value-type="float" office:value="33.953423">
            <text:p>33.95342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WHITE</text:p>
          </table:table-cell>
          <table:table-cell office:value-type="string">
            <text:p>Pepi Sauvignon</text:p>
          </table:table-cell>
          <table:table-cell office:value-type="string">
            <text:p>Trami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3500">
            <text:p>3500</text:p>
          </table:table-cell>
          <table:table-cell office:value-type="float" office:value="1065">
            <text:p>1065</text:p>
          </table:table-cell>
          <table:table-cell office:value-type="float" office:value="6">
            <text:p>6</text:p>
          </table:table-cell>
          <table:table-cell office:value-type="string">
            <text:p>Frigo Sala sx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sq47xgsyyyyza4b81pgf2p</text:p>
          </table:table-cell>
          <table:table-cell office:value-type="string">
            <text:p>WHITE</text:p>
          </table:table-cell>
          <table:table-cell office:value-type="string">
            <text:p>Sauvignon Pepi</text:p>
          </table:table-cell>
          <table:table-cell office:value-type="string">
            <text:p>Kellerei Tramin / Cantina Tramin</text:p>
          </table:table-cell>
          <table:table-cell office:value-type="float" office:value="30.231401">
            <text:p>30.231401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WHITE</text:p>
          </table:table-cell>
          <table:table-cell office:value-type="string">
            <text:p>Unterebener Pinot Grigio</text:p>
          </table:table-cell>
          <table:table-cell office:value-type="string">
            <text:p>Trami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5000">
            <text:p>5000</text:p>
          </table:table-cell>
          <table:table-cell office:value-type="float" office:value="1721">
            <text:p>1721</text:p>
          </table:table-cell>
          <table:table-cell office:value-type="float" office:value="6">
            <text:p>6</text:p>
          </table:table-cell>
          <table:table-cell office:value-type="string">
            <text:p>tav11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sq47xg5g76922shspm60e7</text:p>
          </table:table-cell>
          <table:table-cell office:value-type="string">
            <text:p>WHITE</text:p>
          </table:table-cell>
          <table:table-cell office:value-type="string">
            <text:p>Pinot Grigio Unterebner</text:p>
          </table:table-cell>
          <table:table-cell office:value-type="string">
            <text:p>Kellerei Tramin / Cantina Tramin</text:p>
          </table:table-cell>
          <table:table-cell office:value-type="float" office:value="35.867737">
            <text:p>35.86773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Bosco di Gica Brut Valdobbiadene docg Prosecco Superiore</text:p>
          </table:table-cell>
          <table:table-cell office:value-type="string">
            <text:p>Adam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2100">
            <text:p>2100</text:p>
          </table:table-cell>
          <table:table-cell office:value-type="float" office:value="655">
            <text:p>655</text:p>
          </table:table-cell>
          <table:table-cell office:value-type="float" office:value="89">
            <text:p>89</text:p>
          </table:table-cell>
          <table:table-cell office:value-type="string">
            <text:p>Frigo bianchi+braceria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f3cmbp89g7jej0y9waazvt</text:p>
          </table:table-cell>
          <table:table-cell office:value-type="string">
            <text:p>SPARKLING</text:p>
          </table:table-cell>
          <table:table-cell office:value-type="string">
            <text:p>Bosco di Gica Valdobbiadene Prosecco Superiore Brut</text:p>
          </table:table-cell>
          <table:table-cell office:value-type="string">
            <text:p>Adami</text:p>
          </table:table-cell>
          <table:table-cell office:value-type="float" office:value="48.73748">
            <text:p>48.73748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Col Fondo Brut Nature Valdobbiadene docg Prosecco Superiore Sui Lieviti</text:p>
          </table:table-cell>
          <table:table-cell office:value-type="string">
            <text:p>Adam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2100">
            <text:p>2100</text:p>
          </table:table-cell>
          <table:table-cell office:value-type="float" office:value="655">
            <text:p>655</text:p>
          </table:table-cell>
          <table:table-cell office:value-type="float" office:value="9">
            <text:p>9</text:p>
          </table:table-cell>
          <table:table-cell office:value-type="string">
            <text:p>ingresso+Frigo bianchi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c9ven2xapcx9zmhtpe</text:p>
          </table:table-cell>
          <table:table-cell office:value-type="string">
            <text:p>SPARKLING</text:p>
          </table:table-cell>
          <table:table-cell office:value-type="string">
            <text:p>Col Fondo Valdobbiadene Prosecco Superiore Sui Lieviti Brut Nature</text:p>
          </table:table-cell>
          <table:table-cell office:value-type="string">
            <text:p>Adami</text:p>
          </table:table-cell>
          <table:table-cell office:value-type="float" office:value="52.951927">
            <text:p>52.95192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Boschera</text:p>
          </table:table-cell>
          <table:table-cell office:value-type="string">
            <text:p>Gregoletto 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2100">
            <text:p>2100</text:p>
          </table:table-cell>
          <table:table-cell office:value-type="float" office:value="655">
            <text:p>655</text:p>
          </table:table-cell>
          <table:table-cell office:value-type="float" office:value="1">
            <text:p>1</text:p>
          </table:table-cell>
          <table:table-cell office:value-type="string">
            <text:p>Frigo Sala sx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4pmmg02ts8qbjv7gzrwessm</text:p>
          </table:table-cell>
          <table:table-cell office:value-type="string">
            <text:p>SPARKLING</text:p>
          </table:table-cell>
          <table:table-cell office:value-type="string">
            <text:p>Boschera Sui Lievi Erti</text:p>
          </table:table-cell>
          <table:table-cell office:value-type="string">
            <text:p>Gregoletto</text:p>
          </table:table-cell>
          <table:table-cell office:value-type="float" office:value="37.892365">
            <text:p>37.89236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Zero Infinito - Solaris-Bio</text:p>
          </table:table-cell>
          <table:table-cell office:value-type="string">
            <text:p>Pojer e Sandr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3300">
            <text:p>3300</text:p>
          </table:table-cell>
          <table:table-cell office:value-type="float" office:value="983">
            <text:p>983</text:p>
          </table:table-cell>
          <table:table-cell office:value-type="float" office:value="12">
            <text:p>12</text:p>
          </table:table-cell>
          <table:table-cell office:value-type="string">
            <text:p>totem+cheba giù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ehy4wftxc3709gvxsk</text:p>
          </table:table-cell>
          <table:table-cell office:value-type="string">
            <text:p>SPARKLING</text:p>
          </table:table-cell>
          <table:table-cell office:value-type="string">
            <text:p>Metodo Ancestrale Zero Infinito Bio</text:p>
          </table:table-cell>
          <table:table-cell office:value-type="string">
            <text:p>Pojer e Sandri</text:p>
          </table:table-cell>
          <table:table-cell office:value-type="float" office:value="55.956184">
            <text:p>55.95618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Zero Infinito - Solaris-Bio</text:p>
          </table:table-cell>
          <table:table-cell office:value-type="string">
            <text:p>Pojer e Sandr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3300">
            <text:p>3300</text:p>
          </table:table-cell>
          <table:table-cell office:value-type="float" office:value="983">
            <text:p>983</text:p>
          </table:table-cell>
          <table:table-cell office:value-type="float" office:value="11">
            <text:p>11</text:p>
          </table:table-cell>
          <table:table-cell office:value-type="string">
            <text:p>totem+totem+cheba giù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ehy4wftxc3709gvxsk</text:p>
          </table:table-cell>
          <table:table-cell office:value-type="string">
            <text:p>SPARKLING</text:p>
          </table:table-cell>
          <table:table-cell office:value-type="string">
            <text:p>Metodo Ancestrale Zero Infinito Bio</text:p>
          </table:table-cell>
          <table:table-cell office:value-type="string">
            <text:p>Pojer e Sandri</text:p>
          </table:table-cell>
          <table:table-cell office:value-type="float" office:value="55.956184">
            <text:p>55.95618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SPIRITS</text:p>
          </table:table-cell>
          <table:table-cell office:value-type="string">
            <text:p>Don PX Cosecha</text:p>
          </table:table-cell>
          <table:table-cell office:value-type="string">
            <text:p>Bodegas Toro Albala (Ceretto)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0">
            <text:p>0</text:p>
          </table:table-cell>
          <table:table-cell office:value-type="float" office:value="2213">
            <text:p>2213</text:p>
          </table:table-cell>
          <table:table-cell office:value-type="float" office:value="2">
            <text:p>2</text:p>
          </table:table-cell>
          <table:table-cell office:value-type="string">
            <text:p>MAG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m3d8erhrf5tygfaenc</text:p>
          </table:table-cell>
          <table:table-cell office:value-type="string">
            <text:p>FORTIFIED</text:p>
          </table:table-cell>
          <table:table-cell office:value-type="string">
            <text:p>Don PX Vieja Cosecha</text:p>
          </table:table-cell>
          <table:table-cell office:value-type="string">
            <text:p>Toro Albalá</text:p>
          </table:table-cell>
          <table:table-cell office:value-type="float" office:value="57.81243">
            <text:p>57.8124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SPIRITS</text:p>
          </table:table-cell>
          <table:table-cell office:value-type="string">
            <text:p>Don PX Cosecha </text:p>
          </table:table-cell>
          <table:table-cell office:value-type="string">
            <text:p>Bodegas Toro Albala (Ceretto)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0">
            <text:p>0</text:p>
          </table:table-cell>
          <table:table-cell office:value-type="float" office:value="2295">
            <text:p>2295</text:p>
          </table:table-cell>
          <table:table-cell office:value-type="float" office:value="3">
            <text:p>3</text:p>
          </table:table-cell>
          <table:table-cell office:value-type="string">
            <text:p>MAG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m3d8erhrf5tygfaenc</text:p>
          </table:table-cell>
          <table:table-cell office:value-type="string">
            <text:p>FORTIFIED</text:p>
          </table:table-cell>
          <table:table-cell office:value-type="string">
            <text:p>Don PX Vieja Cosecha</text:p>
          </table:table-cell>
          <table:table-cell office:value-type="string">
            <text:p>Toro Albalá</text:p>
          </table:table-cell>
          <table:table-cell office:value-type="float" office:value="57.81243">
            <text:p>57.8124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SPIRITS</text:p>
          </table:table-cell>
          <table:table-cell office:value-type="string">
            <text:p>Don PX Gran Reserva (Do-Montilla-Moriles)</text:p>
          </table:table-cell>
          <table:table-cell office:value-type="string">
            <text:p>Bodegas Toro Albala (Ceretto)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1986">
            <text:p>1986</text:p>
          </table:table-cell>
          <table:table-cell office:value-type="float" office:value="0">
            <text:p>0</text:p>
          </table:table-cell>
          <table:table-cell office:value-type="float" office:value="81">
            <text:p>81</text:p>
          </table:table-cell>
          <table:table-cell office:value-type="float" office:value="1">
            <text:p>1</text:p>
          </table:table-cell>
          <table:table-cell office:value-type="string">
            <text:p>MAG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kyttd1nbmxrqzetpzp</text:p>
          </table:table-cell>
          <table:table-cell office:value-type="string">
            <text:p>FORTIFIED</text:p>
          </table:table-cell>
          <table:table-cell office:value-type="string">
            <text:p>Don PX Gran Reserva</text:p>
          </table:table-cell>
          <table:table-cell office:value-type="string">
            <text:p>Toro Albalá</text:p>
          </table:table-cell>
          <table:table-cell office:value-type="float" office:value="57.59444">
            <text:p>57.5944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SPIRITS</text:p>
          </table:table-cell>
          <table:table-cell office:value-type="string">
            <text:p>Don PX Pedro Ximenez</text:p>
          </table:table-cell>
          <table:table-cell office:value-type="string">
            <text:p>Bodegas Toro Albala (Ceretto)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1999">
            <text:p>1999</text:p>
          </table:table-cell>
          <table:table-cell office:value-type="float" office:value="8400">
            <text:p>8400</text:p>
          </table:table-cell>
          <table:table-cell office:value-type="float" office:value="3032">
            <text:p>3032</text:p>
          </table:table-cell>
          <table:table-cell office:value-type="float" office:value="1">
            <text:p>1</text:p>
          </table:table-cell>
          <table:table-cell office:value-type="string">
            <text:p>MAG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8c8a4z1jdmzd4t8dy</text:p>
          </table:table-cell>
          <table:table-cell office:value-type="string">
            <text:p>FORTIFIED</text:p>
          </table:table-cell>
          <table:table-cell office:value-type="string">
            <text:p>Don PX Pedro Ximenez</text:p>
          </table:table-cell>
          <table:table-cell office:value-type="string">
            <text:p>Toro Albalá</text:p>
          </table:table-cell>
          <table:table-cell office:value-type="float" office:value="64.76107">
            <text:p>64.7610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Cuvée Brut Rosè Pinot Nero e Chardonnay</text:p>
          </table:table-cell>
          <table:table-cell office:value-type="string">
            <text:p>Belle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3800">
            <text:p>3800</text:p>
          </table:table-cell>
          <table:table-cell office:value-type="float" office:value="1311">
            <text:p>1311</text:p>
          </table:table-cell>
          <table:table-cell office:value-type="float" office:value="1">
            <text:p>1</text:p>
          </table:table-cell>
          <table:table-cell office:value-type="string">
            <text:p>totem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xeqfb19ye91qtnt5nv</text:p>
          </table:table-cell>
          <table:table-cell office:value-type="string">
            <text:p>SPARKLING</text:p>
          </table:table-cell>
          <table:table-cell office:value-type="string">
            <text:p>Cuvée Brut Rosé</text:p>
          </table:table-cell>
          <table:table-cell office:value-type="string">
            <text:p>Francesco Bellei &amp; C</text:p>
          </table:table-cell>
          <table:table-cell office:value-type="float" office:value="22.381458">
            <text:p>22.381458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Der Blauwal Riserva Extra Brut</text:p>
          </table:table-cell>
          <table:table-cell office:value-type="string">
            <text:p>Cescon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6">
            <text:p>2016</text:p>
          </table:table-cell>
          <table:table-cell office:value-type="float" office:value="7000">
            <text:p>7000</text:p>
          </table:table-cell>
          <table:table-cell office:value-type="float" office:value="2377">
            <text:p>2377</text:p>
          </table:table-cell>
          <table:table-cell office:value-type="float" office:value="3">
            <text:p>3</text:p>
          </table:table-cell>
          <table:table-cell office:value-type="string">
            <text:p>Frigo Sala dx+totem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b8x6jbd5f7a5e2hnn1cmt4s</text:p>
          </table:table-cell>
          <table:table-cell office:value-type="string">
            <text:p>SPARKLING</text:p>
          </table:table-cell>
          <table:table-cell office:value-type="string">
            <text:p>Metodo Classico Riserva Der Blauwal Extra Brut</text:p>
          </table:table-cell>
          <table:table-cell office:value-type="string">
            <text:p>Cesconi</text:p>
          </table:table-cell>
          <table:table-cell office:value-type="float" office:value="42.287895">
            <text:p>42.28789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Coupe' Brut Nature - Chardonnay</text:p>
          </table:table-cell>
          <table:table-cell office:value-type="string">
            <text:p>Monte Ross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3600">
            <text:p>3600</text:p>
          </table:table-cell>
          <table:table-cell office:value-type="float" office:value="1557">
            <text:p>1557</text:p>
          </table:table-cell>
          <table:table-cell office:value-type="float" office:value="84">
            <text:p>84</text:p>
          </table:table-cell>
          <table:table-cell office:value-type="string">
            <text:p>totem+Frigo carni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0xpma2pkj9dk7pws9cy</text:p>
          </table:table-cell>
          <table:table-cell office:value-type="string">
            <text:p>SPARKLING</text:p>
          </table:table-cell>
          <table:table-cell office:value-type="string">
            <text:p>Franciacorta Coupé Non Dosato</text:p>
          </table:table-cell>
          <table:table-cell office:value-type="string">
            <text:p>Monte Rossa</text:p>
          </table:table-cell>
          <table:table-cell office:value-type="float" office:value="35.590538">
            <text:p>35.590538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Flamingo Rosé</text:p>
          </table:table-cell>
          <table:table-cell office:value-type="string">
            <text:p>Monte Ross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3900">
            <text:p>3900</text:p>
          </table:table-cell>
          <table:table-cell office:value-type="float" office:value="1721">
            <text:p>1721</text:p>
          </table:table-cell>
          <table:table-cell office:value-type="float" office:value="9">
            <text:p>9</text:p>
          </table:table-cell>
          <table:table-cell office:value-type="string">
            <text:p>totem+Frigo carni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0xpryymbyfdtv43q425</text:p>
          </table:table-cell>
          <table:table-cell office:value-type="string">
            <text:p>SPARKLING</text:p>
          </table:table-cell>
          <table:table-cell office:value-type="string">
            <text:p>Flamingo Brut Rosé</text:p>
          </table:table-cell>
          <table:table-cell office:value-type="string">
            <text:p>Monte Rossa</text:p>
          </table:table-cell>
          <table:table-cell office:value-type="float" office:value="40.443306">
            <text:p>40.44330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Vigneto Giardino Asciutto Prosecco di Valdobbiadene docg Rive di Colbertaldo</text:p>
          </table:table-cell>
          <table:table-cell office:value-type="string">
            <text:p>Adami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23">
            <text:p>2023</text:p>
          </table:table-cell>
          <table:table-cell office:value-type="float" office:value="0">
            <text:p>0</text:p>
          </table:table-cell>
          <table:table-cell office:value-type="float" office:value="1967">
            <text:p>1967</text:p>
          </table:table-cell>
          <table:table-cell office:value-type="float" office:value="1">
            <text:p>1</text:p>
          </table:table-cell>
          <table:table-cell office:value-type="string">
            <text:p>snack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f3cmc5r6jrprwqzs593r3e</text:p>
          </table:table-cell>
          <table:table-cell office:value-type="string">
            <text:p>SPARKLING</text:p>
          </table:table-cell>
          <table:table-cell office:value-type="string">
            <text:p>Vigneto Giardino Rive di Colbertaldo Valdobbiadene Prosecco Superiore Dry</text:p>
          </table:table-cell>
          <table:table-cell office:value-type="string">
            <text:p>Adami</text:p>
          </table:table-cell>
          <table:table-cell office:value-type="float" office:value="50.270042">
            <text:p>50.270042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La Grola igt Rosso Veronese</text:p>
          </table:table-cell>
          <table:table-cell office:value-type="string">
            <text:p>Allegrini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18">
            <text:p>2018</text:p>
          </table:table-cell>
          <table:table-cell office:value-type="float" office:value="8000">
            <text:p>8000</text:p>
          </table:table-cell>
          <table:table-cell office:value-type="float" office:value="3032">
            <text:p>3032</text:p>
          </table:table-cell>
          <table:table-cell office:value-type="float" office:value="3">
            <text:p>3</text:p>
          </table:table-cell>
          <table:table-cell office:value-type="string">
            <text:p>tav10-top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1jzz1a8gwy6nhwq2y1</text:p>
          </table:table-cell>
          <table:table-cell office:value-type="string">
            <text:p>RED</text:p>
          </table:table-cell>
          <table:table-cell office:value-type="string">
            <text:p>La Grola</text:p>
          </table:table-cell>
          <table:table-cell office:value-type="string">
            <text:p>Allegrini</text:p>
          </table:table-cell>
          <table:table-cell office:value-type="float" office:value="43.99992">
            <text:p>43.99992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Palazzo della Torre - Veronese igt</text:p>
          </table:table-cell>
          <table:table-cell office:value-type="string">
            <text:p>Allegrini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18">
            <text:p>2018</text:p>
          </table:table-cell>
          <table:table-cell office:value-type="float" office:value="7000">
            <text:p>7000</text:p>
          </table:table-cell>
          <table:table-cell office:value-type="float" office:value="1721">
            <text:p>1721</text:p>
          </table:table-cell>
          <table:table-cell office:value-type="float" office:value="2">
            <text:p>2</text:p>
          </table:table-cell>
          <table:table-cell office:value-type="string">
            <text:p>tav10-top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sa02ad24d2x408hzb0v</text:p>
          </table:table-cell>
          <table:table-cell office:value-type="string">
            <text:p>RED</text:p>
          </table:table-cell>
          <table:table-cell office:value-type="string">
            <text:p>Palazzo della Torre</text:p>
          </table:table-cell>
          <table:table-cell office:value-type="string">
            <text:p>Allegrini</text:p>
          </table:table-cell>
          <table:table-cell office:value-type="float" office:value="47.89427">
            <text:p>47.8942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Vigna Flaminia Maremmana (Montefalco Rosso doc)</text:p>
          </table:table-cell>
          <table:table-cell office:value-type="string">
            <text:p>Arnaldo Caprai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19">
            <text:p>2019</text:p>
          </table:table-cell>
          <table:table-cell office:value-type="float" office:value="6000">
            <text:p>6000</text:p>
          </table:table-cell>
          <table:table-cell office:value-type="float" office:value="1967">
            <text:p>1967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ggrp9abymnq375z6r3</text:p>
          </table:table-cell>
          <table:table-cell office:value-type="string">
            <text:p>RED</text:p>
          </table:table-cell>
          <table:table-cell office:value-type="string">
            <text:p>Montefalco Vigna Flaminia-Maremmana Rosso</text:p>
          </table:table-cell>
          <table:table-cell office:value-type="string">
            <text:p>Arnaldo-Caprai</text:p>
          </table:table-cell>
          <table:table-cell office:value-type="float" office:value="64.52395">
            <text:p>64.5239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Jiasik</text:p>
          </table:table-cell>
          <table:table-cell office:value-type="string">
            <text:p>Borgo San Daniele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21">
            <text:p>2021</text:p>
          </table:table-cell>
          <table:table-cell office:value-type="float" office:value="5000">
            <text:p>5000</text:p>
          </table:table-cell>
          <table:table-cell office:value-type="float" office:value="1885">
            <text:p>1885</text:p>
          </table:table-cell>
          <table:table-cell office:value-type="float" office:value="1">
            <text:p>1</text:p>
          </table:table-cell>
          <table:table-cell office:value-type="string">
            <text:p>tav10-top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sw21agn19vzr4h1zdhz</text:p>
          </table:table-cell>
          <table:table-cell office:value-type="string">
            <text:p>RED</text:p>
          </table:table-cell>
          <table:table-cell office:value-type="string">
            <text:p>Jiasik Rosso</text:p>
          </table:table-cell>
          <table:table-cell office:value-type="string">
            <text:p>Borgo San Daniele</text:p>
          </table:table-cell>
          <table:table-cell office:value-type="float" office:value="44.99068">
            <text:p>44.99068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Jiasik (3 Litri)</text:p>
          </table:table-cell>
          <table:table-cell office:value-type="string">
            <text:p>Borgo San Daniele</text:p>
          </table:table-cell>
          <table:table-cell office:value-type="string"/>
          <table:table-cell office:value-type="string">
            <text:p>JEROBOAM</text:p>
          </table:table-cell>
          <table:table-cell office:value-type="float" office:value="2022">
            <text:p>2022</text:p>
          </table:table-cell>
          <table:table-cell office:value-type="float" office:value="0">
            <text:p>0</text:p>
          </table:table-cell>
          <table:table-cell office:value-type="float" office:value="7786">
            <text:p>7786</text:p>
          </table:table-cell>
          <table:table-cell office:value-type="float" office:value="1">
            <text:p>1</text:p>
          </table:table-cell>
          <table:table-cell office:value-type="string">
            <text:p>tav10-top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sw21agn19vzr4h1zdhz</text:p>
          </table:table-cell>
          <table:table-cell office:value-type="string">
            <text:p>RED</text:p>
          </table:table-cell>
          <table:table-cell office:value-type="string">
            <text:p>Jiasik Rosso</text:p>
          </table:table-cell>
          <table:table-cell office:value-type="string">
            <text:p>Borgo San Daniele</text:p>
          </table:table-cell>
          <table:table-cell office:value-type="float" office:value="44.99068">
            <text:p>44.99068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Merlot Riserva</text:p>
          </table:table-cell>
          <table:table-cell office:value-type="string">
            <text:p>Bressani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19">
            <text:p>2019</text:p>
          </table:table-cell>
          <table:table-cell office:value-type="float" office:value="8000">
            <text:p>8000</text:p>
          </table:table-cell>
          <table:table-cell office:value-type="float" office:value="2868">
            <text:p>2868</text:p>
          </table:table-cell>
          <table:table-cell office:value-type="float" office:value="2">
            <text:p>2</text:p>
          </table:table-cell>
          <table:table-cell office:value-type="string">
            <text:p>s1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t8s6ve1f24wtyvfcpvq</text:p>
          </table:table-cell>
          <table:table-cell office:value-type="string">
            <text:p>RED</text:p>
          </table:table-cell>
          <table:table-cell office:value-type="string">
            <text:p>Merlot Riserva</text:p>
          </table:table-cell>
          <table:table-cell office:value-type="string">
            <text:p>Bressani Giuseppe</text:p>
          </table:table-cell>
          <table:table-cell office:value-type="float" office:value="30.270676">
            <text:p>30.27067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efosco Riserva</text:p>
          </table:table-cell>
          <table:table-cell office:value-type="string">
            <text:p>Bressani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19">
            <text:p>2019</text:p>
          </table:table-cell>
          <table:table-cell office:value-type="float" office:value="8000">
            <text:p>8000</text:p>
          </table:table-cell>
          <table:table-cell office:value-type="float" office:value="2868">
            <text:p>2868</text:p>
          </table:table-cell>
          <table:table-cell office:value-type="float" office:value="3">
            <text:p>3</text:p>
          </table:table-cell>
          <table:table-cell office:value-type="string">
            <text:p>s1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t8vvvtkt5k6eqbexkcp</text:p>
          </table:table-cell>
          <table:table-cell office:value-type="string">
            <text:p>RED</text:p>
          </table:table-cell>
          <table:table-cell office:value-type="string">
            <text:p>Refosco dal Peduncolo Rosso Riserva</text:p>
          </table:table-cell>
          <table:table-cell office:value-type="string">
            <text:p>Bressani Giuseppe</text:p>
          </table:table-cell>
          <table:table-cell office:value-type="float" office:value="30.702137">
            <text:p>30.70213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Artas Primitivo del Salento</text:p>
          </table:table-cell>
          <table:table-cell office:value-type="string">
            <text:p>Castello Monaci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17">
            <text:p>2017</text:p>
          </table:table-cell>
          <table:table-cell office:value-type="float" office:value="8500">
            <text:p>8500</text:p>
          </table:table-cell>
          <table:table-cell office:value-type="float" office:value="3606">
            <text:p>3606</text:p>
          </table:table-cell>
          <table:table-cell office:value-type="float" office:value="1">
            <text:p>1</text:p>
          </table:table-cell>
          <table:table-cell office:value-type="string">
            <text:p>tav10-top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s4qsdj9vggv33c33rh</text:p>
          </table:table-cell>
          <table:table-cell office:value-type="string">
            <text:p>RED</text:p>
          </table:table-cell>
          <table:table-cell office:value-type="string">
            <text:p>Primitivo Salento Artas</text:p>
          </table:table-cell>
          <table:table-cell office:value-type="string">
            <text:p>Castello Monaci</text:p>
          </table:table-cell>
          <table:table-cell office:value-type="float" office:value="55.951626">
            <text:p>55.95162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Champagne Brut Serserve</text:p>
          </table:table-cell>
          <table:table-cell office:value-type="string">
            <text:p>Castelnau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0">
            <text:p>0</text:p>
          </table:table-cell>
          <table:table-cell office:value-type="float" office:value="15000">
            <text:p>15000</text:p>
          </table:table-cell>
          <table:table-cell office:value-type="float" office:value="5491">
            <text:p>5491</text:p>
          </table:table-cell>
          <table:table-cell office:value-type="float" office:value="3">
            <text:p>3</text:p>
          </table:table-cell>
          <table:table-cell office:value-type="string">
            <text:p>totem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f3cmbp9jpa1ra3fsrajbba</text:p>
          </table:table-cell>
          <table:table-cell office:value-type="string">
            <text:p>SPARKLING</text:p>
          </table:table-cell>
          <table:table-cell office:value-type="string">
            <text:p>Réserve Brut Champagne</text:p>
          </table:table-cell>
          <table:table-cell office:value-type="string">
            <text:p>Castelnau</text:p>
          </table:table-cell>
          <table:table-cell office:value-type="float" office:value="35.644142">
            <text:p>35.644142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Barolo doc Magn</text:p>
          </table:table-cell>
          <table:table-cell office:value-type="string">
            <text:p>Ceretto 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16">
            <text:p>2016</text:p>
          </table:table-cell>
          <table:table-cell office:value-type="float" office:value="14000">
            <text:p>14000</text:p>
          </table:table-cell>
          <table:table-cell office:value-type="float" office:value="5573">
            <text:p>5573</text:p>
          </table:table-cell>
          <table:table-cell office:value-type="float" office:value="9">
            <text:p>9</text:p>
          </table:table-cell>
          <table:table-cell office:value-type="string">
            <text:p>s3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6dg12ga74cyqmag57t</text:p>
          </table:table-cell>
          <table:table-cell office:value-type="string">
            <text:p>RED</text:p>
          </table:table-cell>
          <table:table-cell office:value-type="string">
            <text:p>Barolo</text:p>
          </table:table-cell>
          <table:table-cell office:value-type="string">
            <text:p>Ceretto</text:p>
          </table:table-cell>
          <table:table-cell office:value-type="float" office:value="34.454258">
            <text:p>34.454258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Barolo doc</text:p>
          </table:table-cell>
          <table:table-cell office:value-type="string">
            <text:p>Ceretto 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19">
            <text:p>2019</text:p>
          </table:table-cell>
          <table:table-cell office:value-type="float" office:value="18000">
            <text:p>18000</text:p>
          </table:table-cell>
          <table:table-cell office:value-type="float" office:value="7377">
            <text:p>7377</text:p>
          </table:table-cell>
          <table:table-cell office:value-type="float" office:value="1">
            <text:p>1</text:p>
          </table:table-cell>
          <table:table-cell office:value-type="string">
            <text:p>snack</text:p>
          </table:table-cell>
          <table:table-cell office:value-type="string">
            <text:p>Fornitore: Om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gzr4kt6dg12ga74cyqmag57t</text:p>
          </table:table-cell>
          <table:table-cell office:value-type="string">
            <text:p>RED</text:p>
          </table:table-cell>
          <table:table-cell office:value-type="string">
            <text:p>Barolo</text:p>
          </table:table-cell>
          <table:table-cell office:value-type="string">
            <text:p>Ceretto</text:p>
          </table:table-cell>
          <table:table-cell office:value-type="float" office:value="34.454258">
            <text:p>34.454258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Blauwal Trento doc Cuvee Extra Brut</text:p>
          </table:table-cell>
          <table:table-cell office:value-type="string">
            <text:p>Cesconi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0">
            <text:p>0</text:p>
          </table:table-cell>
          <table:table-cell office:value-type="float" office:value="8500">
            <text:p>8500</text:p>
          </table:table-cell>
          <table:table-cell office:value-type="float" office:value="3032">
            <text:p>3032</text:p>
          </table:table-cell>
          <table:table-cell office:value-type="float" office:value="2">
            <text:p>2</text:p>
          </table:table-cell>
          <table:table-cell office:value-type="string">
            <text:p>tav10-top+totem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sxn5knc6r0e6jxerxr9ky</text:p>
          </table:table-cell>
          <table:table-cell office:value-type="string">
            <text:p>SPARKLING</text:p>
          </table:table-cell>
          <table:table-cell office:value-type="string">
            <text:p>Metodo Classico Blauwal Cuvée Extra Brut Bio</text:p>
          </table:table-cell>
          <table:table-cell office:value-type="string">
            <text:p>Cesconi</text:p>
          </table:table-cell>
          <table:table-cell office:value-type="float" office:value="39.17255">
            <text:p>39.1725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Merlo della Topanera C.L.</text:p>
          </table:table-cell>
          <table:table-cell office:value-type="string">
            <text:p>Gino Fuso Carmignani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1998">
            <text:p>1998</text:p>
          </table:table-cell>
          <table:table-cell office:value-type="float" office:value="0">
            <text:p>0</text:p>
          </table:table-cell>
          <table:table-cell office:value-type="float" office:value="4918">
            <text:p>4918</text:p>
          </table:table-cell>
          <table:table-cell office:value-type="float" office:value="1">
            <text:p>1</text:p>
          </table:table-cell>
          <table:table-cell office:value-type="string">
            <text:p>tra frigo e tav11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sq48spzg1zrkmkpjtk820w</text:p>
          </table:table-cell>
          <table:table-cell office:value-type="string">
            <text:p>RED</text:p>
          </table:table-cell>
          <table:table-cell office:value-type="string">
            <text:p>Merlo della Topanera Rosso</text:p>
          </table:table-cell>
          <table:table-cell office:value-type="string">
            <text:p>G. Fuso</text:p>
          </table:table-cell>
          <table:table-cell office:value-type="float" office:value="40.63971">
            <text:p>40.63971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Merlo Della Topanera C.L.</text:p>
          </table:table-cell>
          <table:table-cell office:value-type="string">
            <text:p>Gino Fuso Carmignani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00">
            <text:p>2000</text:p>
          </table:table-cell>
          <table:table-cell office:value-type="float" office:value="0">
            <text:p>0</text:p>
          </table:table-cell>
          <table:table-cell office:value-type="float" office:value="4918">
            <text:p>4918</text:p>
          </table:table-cell>
          <table:table-cell office:value-type="float" office:value="1">
            <text:p>1</text:p>
          </table:table-cell>
          <table:table-cell office:value-type="string">
            <text:p>tra frigo e tav11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sq48spzg1zrkmkpjtk820w</text:p>
          </table:table-cell>
          <table:table-cell office:value-type="string">
            <text:p>RED</text:p>
          </table:table-cell>
          <table:table-cell office:value-type="string">
            <text:p>Merlo della Topanera Rosso</text:p>
          </table:table-cell>
          <table:table-cell office:value-type="string">
            <text:p>G. Fuso</text:p>
          </table:table-cell>
          <table:table-cell office:value-type="float" office:value="40.63971">
            <text:p>40.63971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Merlo Della Topanera C.L.</text:p>
          </table:table-cell>
          <table:table-cell office:value-type="string">
            <text:p>Gino Fuso Carmignani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16">
            <text:p>2016</text:p>
          </table:table-cell>
          <table:table-cell office:value-type="float" office:value="0">
            <text:p>0</text:p>
          </table:table-cell>
          <table:table-cell office:value-type="float" office:value="4918">
            <text:p>4918</text:p>
          </table:table-cell>
          <table:table-cell office:value-type="float" office:value="1">
            <text:p>1</text:p>
          </table:table-cell>
          <table:table-cell office:value-type="string">
            <text:p>tra frigo e tav11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sq48spzg1zrkmkpjtk820w</text:p>
          </table:table-cell>
          <table:table-cell office:value-type="string">
            <text:p>RED</text:p>
          </table:table-cell>
          <table:table-cell office:value-type="string">
            <text:p>Merlo della Topanera Rosso</text:p>
          </table:table-cell>
          <table:table-cell office:value-type="string">
            <text:p>G. Fuso</text:p>
          </table:table-cell>
          <table:table-cell office:value-type="float" office:value="40.63971">
            <text:p>40.63971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Merlo Della Topanera C.L.</text:p>
          </table:table-cell>
          <table:table-cell office:value-type="string">
            <text:p>Gino Fuso Carmignani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17">
            <text:p>2017</text:p>
          </table:table-cell>
          <table:table-cell office:value-type="float" office:value="13000">
            <text:p>13000</text:p>
          </table:table-cell>
          <table:table-cell office:value-type="float" office:value="4918">
            <text:p>4918</text:p>
          </table:table-cell>
          <table:table-cell office:value-type="float" office:value="4">
            <text:p>4</text:p>
          </table:table-cell>
          <table:table-cell office:value-type="string">
            <text:p>tra frigo e tav11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sq48spzg1zrkmkpjtk820w</text:p>
          </table:table-cell>
          <table:table-cell office:value-type="string">
            <text:p>RED</text:p>
          </table:table-cell>
          <table:table-cell office:value-type="string">
            <text:p>Merlo della Topanera Rosso</text:p>
          </table:table-cell>
          <table:table-cell office:value-type="string">
            <text:p>G. Fuso</text:p>
          </table:table-cell>
          <table:table-cell office:value-type="float" office:value="40.63971">
            <text:p>40.63971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Merlo Della Topanera C.L.</text:p>
          </table:table-cell>
          <table:table-cell office:value-type="string">
            <text:p>Gino Fuso Carmignani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17">
            <text:p>2017</text:p>
          </table:table-cell>
          <table:table-cell office:value-type="float" office:value="0">
            <text:p>0</text:p>
          </table:table-cell>
          <table:table-cell office:value-type="float" office:value="4918">
            <text:p>4918</text:p>
          </table:table-cell>
          <table:table-cell office:value-type="float" office:value="1">
            <text:p>1</text:p>
          </table:table-cell>
          <table:table-cell office:value-type="string">
            <text:p>tra frigo e tav11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sq48spzg1zrkmkpjtk820w</text:p>
          </table:table-cell>
          <table:table-cell office:value-type="string">
            <text:p>RED</text:p>
          </table:table-cell>
          <table:table-cell office:value-type="string">
            <text:p>Merlo della Topanera Rosso</text:p>
          </table:table-cell>
          <table:table-cell office:value-type="string">
            <text:p>G. Fuso</text:p>
          </table:table-cell>
          <table:table-cell office:value-type="float" office:value="40.63971">
            <text:p>40.63971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Gosset Extra Brut</text:p>
          </table:table-cell>
          <table:table-cell office:value-type="string">
            <text:p>Gosset 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0">
            <text:p>0</text:p>
          </table:table-cell>
          <table:table-cell office:value-type="float" office:value="20000">
            <text:p>20000</text:p>
          </table:table-cell>
          <table:table-cell office:value-type="float" office:value="7377">
            <text:p>7377</text:p>
          </table:table-cell>
          <table:table-cell office:value-type="float" office:value="2">
            <text:p>2</text:p>
          </table:table-cell>
          <table:table-cell office:value-type="string">
            <text:p>totem</text:p>
          </table:table-cell>
          <table:table-cell office:value-type="string">
            <text:p>Fornitore: TOLM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0f3cmbt0m9fwkwy9qde52r2</text:p>
          </table:table-cell>
          <table:table-cell office:value-type="string">
            <text:p>SPARKLING</text:p>
          </table:table-cell>
          <table:table-cell office:value-type="string">
            <text:p>Champagne Extra Brut</text:p>
          </table:table-cell>
          <table:table-cell office:value-type="string">
            <text:p>Gosset</text:p>
          </table:table-cell>
          <table:table-cell office:value-type="float" office:value="33.484264">
            <text:p>33.48426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Pepe Nero Schioppettino E Pinot Nero</text:p>
          </table:table-cell>
          <table:table-cell office:value-type="string">
            <text:p>La Luna Storta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22">
            <text:p>2022</text:p>
          </table:table-cell>
          <table:table-cell office:value-type="float" office:value="7000">
            <text:p>7000</text:p>
          </table:table-cell>
          <table:table-cell office:value-type="float" office:value="2295">
            <text:p>2295</text:p>
          </table:table-cell>
          <table:table-cell office:value-type="float" office:value="1">
            <text:p>1</text:p>
          </table:table-cell>
          <table:table-cell office:value-type="string">
            <text:p>tav10-top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arvcmpkykdcz53xwq9pb0nk</text:p>
          </table:table-cell>
          <table:table-cell office:value-type="string">
            <text:p>RED</text:p>
          </table:table-cell>
          <table:table-cell office:value-type="string">
            <text:p>Pepe Nero</text:p>
          </table:table-cell>
          <table:table-cell office:value-type="string">
            <text:p>La Luna Storta</text:p>
          </table:table-cell>
          <table:table-cell office:value-type="float" office:value="57.311993">
            <text:p>57.31199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Ca' Guicciardi - Inferno docg</text:p>
          </table:table-cell>
          <table:table-cell office:value-type="string">
            <text:p>Nino Negri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19">
            <text:p>2019</text:p>
          </table:table-cell>
          <table:table-cell office:value-type="float" office:value="10000">
            <text:p>10000</text:p>
          </table:table-cell>
          <table:table-cell office:value-type="float" office:value="4098">
            <text:p>4098</text:p>
          </table:table-cell>
          <table:table-cell office:value-type="float" office:value="1">
            <text:p>1</text:p>
          </table:table-cell>
          <table:table-cell office:value-type="string">
            <text:p>tav10-top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g10x91qf45zg2myj5f</text:p>
          </table:table-cell>
          <table:table-cell office:value-type="string">
            <text:p>RED</text:p>
          </table:table-cell>
          <table:table-cell office:value-type="string">
            <text:p>Vigna Ca' Guicciardi Inferno Valtellina Superiore</text:p>
          </table:table-cell>
          <table:table-cell office:value-type="string">
            <text:p>Nino Negri</text:p>
          </table:table-cell>
          <table:table-cell office:value-type="float" office:value="51.957428">
            <text:p>51.957428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Fracia Valgella</text:p>
          </table:table-cell>
          <table:table-cell office:value-type="string">
            <text:p>Nino Negri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16">
            <text:p>2016</text:p>
          </table:table-cell>
          <table:table-cell office:value-type="float" office:value="10000">
            <text:p>10000</text:p>
          </table:table-cell>
          <table:table-cell office:value-type="float" office:value="4098">
            <text:p>4098</text:p>
          </table:table-cell>
          <table:table-cell office:value-type="float" office:value="1">
            <text:p>1</text:p>
          </table:table-cell>
          <table:table-cell office:value-type="string">
            <text:p>tav10-top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g1d6e4jh94f2p1kmnh</text:p>
          </table:table-cell>
          <table:table-cell office:value-type="string">
            <text:p>RED</text:p>
          </table:table-cell>
          <table:table-cell office:value-type="string">
            <text:p>Valtellina Superiore Valgella Vigna Fracia</text:p>
          </table:table-cell>
          <table:table-cell office:value-type="string">
            <text:p>Nino Negri</text:p>
          </table:table-cell>
          <table:table-cell office:value-type="float" office:value="46.079357">
            <text:p>46.07935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Fracia Valgella</text:p>
          </table:table-cell>
          <table:table-cell office:value-type="string">
            <text:p>Nino Negri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18">
            <text:p>2018</text:p>
          </table:table-cell>
          <table:table-cell office:value-type="float" office:value="11000">
            <text:p>11000</text:p>
          </table:table-cell>
          <table:table-cell office:value-type="float" office:value="4426">
            <text:p>4426</text:p>
          </table:table-cell>
          <table:table-cell office:value-type="float" office:value="1">
            <text:p>1</text:p>
          </table:table-cell>
          <table:table-cell office:value-type="string">
            <text:p>tav10-top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g1d6e4jh94f2p1kmnh</text:p>
          </table:table-cell>
          <table:table-cell office:value-type="string">
            <text:p>RED</text:p>
          </table:table-cell>
          <table:table-cell office:value-type="string">
            <text:p>Valtellina Superiore Valgella Vigna Fracia</text:p>
          </table:table-cell>
          <table:table-cell office:value-type="string">
            <text:p>Nino Negri</text:p>
          </table:table-cell>
          <table:table-cell office:value-type="float" office:value="46.079357">
            <text:p>46.07935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Sassorosso-Grumello </text:p>
          </table:table-cell>
          <table:table-cell office:value-type="string">
            <text:p>Nino Negri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19">
            <text:p>2019</text:p>
          </table:table-cell>
          <table:table-cell office:value-type="float" office:value="10000">
            <text:p>10000</text:p>
          </table:table-cell>
          <table:table-cell office:value-type="float" office:value="4098">
            <text:p>4098</text:p>
          </table:table-cell>
          <table:table-cell office:value-type="float" office:value="1">
            <text:p>1</text:p>
          </table:table-cell>
          <table:table-cell office:value-type="string">
            <text:p>tav10-top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g1azgwqca3yna2nbb4</text:p>
          </table:table-cell>
          <table:table-cell office:value-type="string">
            <text:p>RED</text:p>
          </table:table-cell>
          <table:table-cell office:value-type="string">
            <text:p>Valtellina Superiore Sassorosso Grumello</text:p>
          </table:table-cell>
          <table:table-cell office:value-type="string">
            <text:p>Nino Negri</text:p>
          </table:table-cell>
          <table:table-cell office:value-type="float" office:value="47.195847">
            <text:p>47.19584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Montecucco Sangiovese 18 Mesi Barr</text:p>
          </table:table-cell>
          <table:table-cell office:value-type="string">
            <text:p>Peteglia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20">
            <text:p>2020</text:p>
          </table:table-cell>
          <table:table-cell office:value-type="float" office:value="7800">
            <text:p>7800</text:p>
          </table:table-cell>
          <table:table-cell office:value-type="float" office:value="2622">
            <text:p>2622</text:p>
          </table:table-cell>
          <table:table-cell office:value-type="float" office:value="4">
            <text:p>4</text:p>
          </table:table-cell>
          <table:table-cell office:value-type="string">
            <text:p>tav10-top+snack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r2pq9qv620rb9bhyn26drj</text:p>
          </table:table-cell>
          <table:table-cell office:value-type="string">
            <text:p>RED</text:p>
          </table:table-cell>
          <table:table-cell office:value-type="string">
            <text:p>Sangiovese Montecucco</text:p>
          </table:table-cell>
          <table:table-cell office:value-type="string">
            <text:p>Peteglia</text:p>
          </table:table-cell>
          <table:table-cell office:value-type="float" office:value="47.61613">
            <text:p>47.6161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Brut Trento doc</text:p>
          </table:table-cell>
          <table:table-cell office:value-type="string">
            <text:p>Rotari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tav10-top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f3cmb2cpbndxjhn0pqbz9y</text:p>
          </table:table-cell>
          <table:table-cell office:value-type="string">
            <text:p>SPARKLING</text:p>
          </table:table-cell>
          <table:table-cell office:value-type="string">
            <text:p>Talento Trento Brut</text:p>
          </table:table-cell>
          <table:table-cell office:value-type="string">
            <text:p>Rotari</text:p>
          </table:table-cell>
          <table:table-cell office:value-type="float" office:value="38.61989">
            <text:p>38.61989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Hugonis Rosso igt C.L.</text:p>
          </table:table-cell>
          <table:table-cell office:value-type="string">
            <text:p>Tenuta Rapitalà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13">
            <text:p>2013</text:p>
          </table:table-cell>
          <table:table-cell office:value-type="float" office:value="9000">
            <text:p>9000</text:p>
          </table:table-cell>
          <table:table-cell office:value-type="float" office:value="3442">
            <text:p>3442</text:p>
          </table:table-cell>
          <table:table-cell office:value-type="float" office:value="1">
            <text:p>1</text:p>
          </table:table-cell>
          <table:table-cell office:value-type="string">
            <text:p>tav10-top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sxmw0vzqjrfqj736kvgyt</text:p>
          </table:table-cell>
          <table:table-cell office:value-type="string">
            <text:p>RED</text:p>
          </table:table-cell>
          <table:table-cell office:value-type="string">
            <text:p>Hugonis</text:p>
          </table:table-cell>
          <table:table-cell office:value-type="string">
            <text:p>Tenuta Rapitalà</text:p>
          </table:table-cell>
          <table:table-cell office:value-type="float" office:value="49.40486">
            <text:p>49.4048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Bianco Uve Autoctone</text:p>
          </table:table-cell>
          <table:table-cell office:value-type="string">
            <text:p>Terre Del Faet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21">
            <text:p>2021</text:p>
          </table:table-cell>
          <table:table-cell office:value-type="float" office:value="7500">
            <text:p>7500</text:p>
          </table:table-cell>
          <table:table-cell office:value-type="float" office:value="2540">
            <text:p>2540</text:p>
          </table:table-cell>
          <table:table-cell office:value-type="float" office:value="1">
            <text:p>1</text:p>
          </table:table-cell>
          <table:table-cell office:value-type="string">
            <text:p>Frigo friulani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sg98ypp6rzsdcdmzw5r</text:p>
          </table:table-cell>
          <table:table-cell office:value-type="string">
            <text:p>WHITE</text:p>
          </table:table-cell>
          <table:table-cell office:value-type="string">
            <text:p>Da Uve Autoctone</text:p>
          </table:table-cell>
          <table:table-cell office:value-type="string">
            <text:p>Terre del Faet</text:p>
          </table:table-cell>
          <table:table-cell office:value-type="float" office:value="49.912426">
            <text:p>49.91242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Maglen Blauburg.Riserva 1,5 Lt</text:p>
          </table:table-cell>
          <table:table-cell office:value-type="string">
            <text:p>Tramin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20">
            <text:p>2020</text:p>
          </table:table-cell>
          <table:table-cell office:value-type="float" office:value="9000">
            <text:p>9000</text:p>
          </table:table-cell>
          <table:table-cell office:value-type="float" office:value="2131">
            <text:p>2131</text:p>
          </table:table-cell>
          <table:table-cell office:value-type="float" office:value="2">
            <text:p>2</text:p>
          </table:table-cell>
          <table:table-cell office:value-type="string">
            <text:p>tav10-top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sq47xgextx2bt5q0y3cr2n</text:p>
          </table:table-cell>
          <table:table-cell office:value-type="string">
            <text:p>RED</text:p>
          </table:table-cell>
          <table:table-cell office:value-type="string">
            <text:p>Pinot Noir Riserva Maglen</text:p>
          </table:table-cell>
          <table:table-cell office:value-type="string">
            <text:p>Kellerei Tramin / Cantina Tramin</text:p>
          </table:table-cell>
          <table:table-cell office:value-type="float" office:value="28.724297">
            <text:p>28.72429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Bollinger 30/10/24 Special Cuvée</text:p>
          </table:table-cell>
          <table:table-cell office:value-type="string">
            <text:p>Bolling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12000">
            <text:p>12000</text:p>
          </table:table-cell>
          <table:table-cell office:value-type="float" office:value="3524">
            <text:p>3524</text:p>
          </table:table-cell>
          <table:table-cell office:value-type="float" office:value="10">
            <text:p>10</text:p>
          </table:table-cell>
          <table:table-cell office:value-type="string">
            <text:p>Frigo Sala dx+totem</text:p>
          </table:table-cell>
          <table:table-cell office:value-type="string">
            <text:p>Fornitore: TOLM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gzr4ks77wsdabt6vnn27vs4y</text:p>
          </table:table-cell>
          <table:table-cell office:value-type="string">
            <text:p>SPARKLING</text:p>
          </table:table-cell>
          <table:table-cell office:value-type="string">
            <text:p>Champagne Special Cuvée Brut</text:p>
          </table:table-cell>
          <table:table-cell office:value-type="string">
            <text:p>Bollinger</text:p>
          </table:table-cell>
          <table:table-cell office:value-type="float" office:value="35.271816">
            <text:p>35.27181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Brut Reserve</text:p>
          </table:table-cell>
          <table:table-cell office:value-type="string">
            <text:p>Castelnau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8000">
            <text:p>8000</text:p>
          </table:table-cell>
          <table:table-cell office:value-type="float" office:value="2377">
            <text:p>2377</text:p>
          </table:table-cell>
          <table:table-cell office:value-type="float" office:value="8">
            <text:p>8</text:p>
          </table:table-cell>
          <table:table-cell office:value-type="string">
            <text:p>Frigo Sala dx+Totem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f3cmbp9jpa1ra3fsrajbba</text:p>
          </table:table-cell>
          <table:table-cell office:value-type="string">
            <text:p>SPARKLING</text:p>
          </table:table-cell>
          <table:table-cell office:value-type="string">
            <text:p>Réserve Brut Champagne</text:p>
          </table:table-cell>
          <table:table-cell office:value-type="string">
            <text:p>Castelnau</text:p>
          </table:table-cell>
          <table:table-cell office:value-type="float" office:value="32.598923">
            <text:p>32.59892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Champagne</text:p>
          </table:table-cell>
          <table:table-cell office:value-type="string">
            <text:p>Delamott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6000">
            <text:p>6000</text:p>
          </table:table-cell>
          <table:table-cell office:value-type="float" office:value="3114">
            <text:p>3114</text:p>
          </table:table-cell>
          <table:table-cell office:value-type="float" office:value="51">
            <text:p>51</text:p>
          </table:table-cell>
          <table:table-cell office:value-type="string">
            <text:p>Frigo Sala dx+totem+ingresso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fxsdc5gtv9hgzwy2zwxj6pp</text:p>
          </table:table-cell>
          <table:table-cell office:value-type="string">
            <text:p>SPARKLING</text:p>
          </table:table-cell>
          <table:table-cell office:value-type="string">
            <text:p>Champagne Brut</text:p>
          </table:table-cell>
          <table:table-cell office:value-type="string">
            <text:p>Delamotte</text:p>
          </table:table-cell>
          <table:table-cell office:value-type="float" office:value="34.213688">
            <text:p>34.213688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Dom Perignon Vintage </text:p>
          </table:table-cell>
          <table:table-cell office:value-type="string">
            <text:p>Dom Perignon 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5">
            <text:p>2015</text:p>
          </table:table-cell>
          <table:table-cell office:value-type="float" office:value="30000">
            <text:p>30000</text:p>
          </table:table-cell>
          <table:table-cell office:value-type="float" office:value="12295">
            <text:p>12295</text:p>
          </table:table-cell>
          <table:table-cell office:value-type="float" office:value="17">
            <text:p>17</text:p>
          </table:table-cell>
          <table:table-cell office:value-type="string">
            <text:p>Frigo Sala dx+totem+tav10</text:p>
          </table:table-cell>
          <table:table-cell office:value-type="string">
            <text:p>Fornitore: Friends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gzr4ksd1q5hvwrcr5dxtbzer</text:p>
          </table:table-cell>
          <table:table-cell office:value-type="string">
            <text:p>SPARKLING</text:p>
          </table:table-cell>
          <table:table-cell office:value-type="string">
            <text:p>Champagne Vintage Brut</text:p>
          </table:table-cell>
          <table:table-cell office:value-type="string">
            <text:p>Dom Pérignon</text:p>
          </table:table-cell>
          <table:table-cell office:value-type="float" office:value="40.30532">
            <text:p>40.30532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Gosset Extra Brut P.N+ P.M.+ Ch</text:p>
          </table:table-cell>
          <table:table-cell office:value-type="string">
            <text:p>Gosset 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9000">
            <text:p>9000</text:p>
          </table:table-cell>
          <table:table-cell office:value-type="float" office:value="2459">
            <text:p>2459</text:p>
          </table:table-cell>
          <table:table-cell office:value-type="float" office:value="1">
            <text:p>1</text:p>
          </table:table-cell>
          <table:table-cell office:value-type="string">
            <text:p>totem</text:p>
          </table:table-cell>
          <table:table-cell office:value-type="string">
            <text:p>Fornitore: TOLM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0f3cmbt0m9fwkwy9qde52r2</text:p>
          </table:table-cell>
          <table:table-cell office:value-type="string">
            <text:p>SPARKLING</text:p>
          </table:table-cell>
          <table:table-cell office:value-type="string">
            <text:p>Champagne Extra Brut</text:p>
          </table:table-cell>
          <table:table-cell office:value-type="string">
            <text:p>Gosset</text:p>
          </table:table-cell>
          <table:table-cell office:value-type="float" office:value="33.484264">
            <text:p>33.48426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Cuvee Montgolfier</text:p>
          </table:table-cell>
          <table:table-cell office:value-type="string">
            <text:p>Jacques Rousseaux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totem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sq48556scpe20kz7sp5akf</text:p>
          </table:table-cell>
          <table:table-cell office:value-type="string">
            <text:p>SPARKLING</text:p>
          </table:table-cell>
          <table:table-cell office:value-type="string">
            <text:p>Cuvée Montgolfiére Brut Champagne Grand Cru 'Verzenay'</text:p>
          </table:table-cell>
          <table:table-cell office:value-type="string">
            <text:p>Jacques Rousseaux</text:p>
          </table:table-cell>
          <table:table-cell office:value-type="float" office:value="40.6838">
            <text:p>40.6838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Exigence N°10 Gran Cru P.N E Ch.</text:p>
          </table:table-cell>
          <table:table-cell office:value-type="string">
            <text:p>Legras &amp; Haas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16000">
            <text:p>16000</text:p>
          </table:table-cell>
          <table:table-cell office:value-type="float" office:value="6557">
            <text:p>6557</text:p>
          </table:table-cell>
          <table:table-cell office:value-type="float" office:value="4">
            <text:p>4</text:p>
          </table:table-cell>
          <table:table-cell office:value-type="string">
            <text:p>Frigo Sala dx+totem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fxnejwpjqjgzs9wgfw6ar74</text:p>
          </table:table-cell>
          <table:table-cell office:value-type="string">
            <text:p>SPARKLING</text:p>
          </table:table-cell>
          <table:table-cell office:value-type="string">
            <text:p>Champagne Grand Cru Exigence No. 10 Brut</text:p>
          </table:table-cell>
          <table:table-cell office:value-type="string">
            <text:p>Legras &amp; Haas</text:p>
          </table:table-cell>
          <table:table-cell office:value-type="float" office:value="49.803986">
            <text:p>49.80398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Cristal </text:p>
          </table:table-cell>
          <table:table-cell office:value-type="string">
            <text:p>Louis Roeder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5">
            <text:p>2015</text:p>
          </table:table-cell>
          <table:table-cell office:value-type="float" office:value="32000">
            <text:p>32000</text:p>
          </table:table-cell>
          <table:table-cell office:value-type="float" office:value="16393">
            <text:p>16393</text:p>
          </table:table-cell>
          <table:table-cell office:value-type="float" office:value="11">
            <text:p>11</text:p>
          </table:table-cell>
          <table:table-cell office:value-type="string">
            <text:p>Frigo Sala dx+totem+tav10</text:p>
          </table:table-cell>
          <table:table-cell office:value-type="string">
            <text:p>Fornitore: Friends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gzr4ks5t1m4jw7wrm83pbwtn</text:p>
          </table:table-cell>
          <table:table-cell office:value-type="string">
            <text:p>SPARKLING</text:p>
          </table:table-cell>
          <table:table-cell office:value-type="string">
            <text:p>Champagne Cristal Vinothèque Brut</text:p>
          </table:table-cell>
          <table:table-cell office:value-type="string">
            <text:p>Louis Roederer</text:p>
          </table:table-cell>
          <table:table-cell office:value-type="float" office:value="40.148582">
            <text:p>40.148582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Belle Epoque </text:p>
          </table:table-cell>
          <table:table-cell office:value-type="string">
            <text:p>Perrier Jouet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5">
            <text:p>2015</text:p>
          </table:table-cell>
          <table:table-cell office:value-type="float" office:value="25000">
            <text:p>25000</text:p>
          </table:table-cell>
          <table:table-cell office:value-type="float" office:value="12950">
            <text:p>12950</text:p>
          </table:table-cell>
          <table:table-cell office:value-type="float" office:value="1">
            <text:p>1</text:p>
          </table:table-cell>
          <table:table-cell office:value-type="string">
            <text:p>totem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avwedtv3snjac55rc0g595r</text:p>
          </table:table-cell>
          <table:table-cell office:value-type="string">
            <text:p>SPARKLING</text:p>
          </table:table-cell>
          <table:table-cell office:value-type="string">
            <text:p>Réserve Belle Époque Champagne</text:p>
          </table:table-cell>
          <table:table-cell office:value-type="string">
            <text:p>Perrier-Jouët</text:p>
          </table:table-cell>
          <table:table-cell office:value-type="float" office:value="52.992638">
            <text:p>52.992638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Philipponnat Royal Reserve Brut (Pn+Ch+Pm)</text:p>
          </table:table-cell>
          <table:table-cell office:value-type="string">
            <text:p>Philipponnat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10000">
            <text:p>10000</text:p>
          </table:table-cell>
          <table:table-cell office:value-type="float" office:value="2868">
            <text:p>2868</text:p>
          </table:table-cell>
          <table:table-cell office:value-type="float" office:value="2">
            <text:p>2</text:p>
          </table:table-cell>
          <table:table-cell office:value-type="string">
            <text:p>Frigo Sala dx+totem</text:p>
          </table:table-cell>
          <table:table-cell office:value-type="string">
            <text:p>Fornitore: TOLM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gzr4ks63nx7n95vw12dcynhy</text:p>
          </table:table-cell>
          <table:table-cell office:value-type="string">
            <text:p>SPARKLING</text:p>
          </table:table-cell>
          <table:table-cell office:value-type="string">
            <text:p>Champagne Royale Réserve Brut</text:p>
          </table:table-cell>
          <table:table-cell office:value-type="string">
            <text:p>Philipponnat</text:p>
          </table:table-cell>
          <table:table-cell office:value-type="float" office:value="37.08995">
            <text:p>37.0899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Pol Roger Brut Réserve</text:p>
          </table:table-cell>
          <table:table-cell office:value-type="string">
            <text:p>Pol Rog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9800">
            <text:p>9800</text:p>
          </table:table-cell>
          <table:table-cell office:value-type="float" office:value="3032">
            <text:p>3032</text:p>
          </table:table-cell>
          <table:table-cell office:value-type="float" office:value="2">
            <text:p>2</text:p>
          </table:table-cell>
          <table:table-cell office:value-type="string">
            <text:p>totem+tav10</text:p>
          </table:table-cell>
          <table:table-cell office:value-type="string">
            <text:p>Fornitore: TOLM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gzr4kscbtrxfra499jsfa2z0</text:p>
          </table:table-cell>
          <table:table-cell office:value-type="string">
            <text:p>SPARKLING</text:p>
          </table:table-cell>
          <table:table-cell office:value-type="string">
            <text:p>Champagne Réserve Brut</text:p>
          </table:table-cell>
          <table:table-cell office:value-type="string">
            <text:p>Pol Roger</text:p>
          </table:table-cell>
          <table:table-cell office:value-type="float" office:value="36.904976">
            <text:p>36.90497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Taittinger Cuvee Prestige </text:p>
          </table:table-cell>
          <table:table-cell office:value-type="string">
            <text:p>Taitting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9000">
            <text:p>9000</text:p>
          </table:table-cell>
          <table:table-cell office:value-type="float" office:value="3114">
            <text:p>3114</text:p>
          </table:table-cell>
          <table:table-cell office:value-type="float" office:value="1">
            <text:p>1</text:p>
          </table:table-cell>
          <table:table-cell office:value-type="string">
            <text:p>totem</text:p>
          </table:table-cell>
          <table:table-cell office:value-type="string">
            <text:p>Fornitore: TOLM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0f3cmbm11rs6z6r4yhqx5x1</text:p>
          </table:table-cell>
          <table:table-cell office:value-type="string">
            <text:p>SPARKLING</text:p>
          </table:table-cell>
          <table:table-cell office:value-type="string">
            <text:p>Champagne Cuvée Prestige Brut</text:p>
          </table:table-cell>
          <table:table-cell office:value-type="string">
            <text:p>Taittinger</text:p>
          </table:table-cell>
          <table:table-cell office:value-type="float" office:value="34.224823">
            <text:p>34.224823</text:p>
          </table:table-cell>
        </table:table-row>
      </table:table>
      <table:table table:name="Manual (insert ids)" table:style-name="ta1">
        <table:table-row>
          <table:table-cell office:value-type="string">
            <text:p>ok</text:p>
          </table:table-cell>
          <table:table-cell office:value-type="string">
            <text:p>matched_id</text:p>
          </table:table-cell>
          <table:table-cell office:value-type="string">
            <text:p>external_id</text:p>
          </table:table-cell>
          <table:table-cell office:value-type="string">
            <text:p>type</text:p>
          </table:table-cell>
          <table:table-cell office:value-type="string">
            <text:p>name</text:p>
          </table:table-cell>
          <table:table-cell office:value-type="string">
            <text:p>winery_name</text:p>
          </table:table-cell>
          <table:table-cell office:value-type="string">
            <text:p>info</text:p>
          </table:table-cell>
          <table:table-cell office:value-type="string">
            <text:p>size</text:p>
          </table:table-cell>
          <table:table-cell office:value-type="string">
            <text:p>vintage</text:p>
          </table:table-cell>
          <table:table-cell office:value-type="string">
            <text:p>price</text:p>
          </table:table-cell>
          <table:table-cell office:value-type="string">
            <text:p>purchase_price</text:p>
          </table:table-cell>
          <table:table-cell office:value-type="string">
            <text:p>quantity</text:p>
          </table:table-cell>
          <table:table-cell office:value-type="string">
            <text:p>storage_area</text:p>
          </table:table-cell>
          <table:table-cell office:value-type="string">
            <text:p>internal_notes</text:p>
          </table:table-cell>
          <table:table-cell office:value-type="string">
            <text:p>visibl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Terra Sancti Viti</text:p>
          </table:table-cell>
          <table:table-cell office:value-type="string">
            <text:p>Bagnarol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0">
            <text:p>0</text:p>
          </table:table-cell>
          <table:table-cell office:value-type="float" office:value="81">
            <text:p>81</text:p>
          </table:table-cell>
          <table:table-cell office:value-type="float" office:value="1">
            <text:p>1</text:p>
          </table:table-cell>
          <table:table-cell office:value-type="string">
            <text:p>snack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Il Macinatoio di Panzano</text:p>
          </table:table-cell>
          <table:table-cell office:value-type="string">
            <text:p>Bandinell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1975">
            <text:p>1975</text:p>
          </table:table-cell>
          <table:table-cell office:value-type="float" office:value="0">
            <text:p>0</text:p>
          </table:table-cell>
          <table:table-cell office:value-type="float" office:value="81">
            <text:p>81</text:p>
          </table:table-cell>
          <table:table-cell office:value-type="float" office:value="1">
            <text:p>1</text:p>
          </table:table-cell>
          <table:table-cell office:value-type="string">
            <text:p>Collezione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Brando </text:p>
          </table:table-cell>
          <table:table-cell office:value-type="string">
            <text:p>Brandolin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7">
            <text:p>2017</text:p>
          </table:table-cell>
          <table:table-cell office:value-type="float" office:value="5000">
            <text:p>5000</text:p>
          </table:table-cell>
          <table:table-cell office:value-type="float" office:value="1885">
            <text:p>1885</text:p>
          </table:table-cell>
          <table:table-cell office:value-type="float" office:value="12">
            <text:p>12</text:p>
          </table:table-cell>
          <table:table-cell office:value-type="string">
            <text:p>s2+bar006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Riesling</text:p>
          </table:table-cell>
          <table:table-cell office:value-type="string">
            <text:p>Calatron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3">
            <text:p>2013</text:p>
          </table:table-cell>
          <table:table-cell office:value-type="float" office:value="3600">
            <text:p>3600</text:p>
          </table:table-cell>
          <table:table-cell office:value-type="float" office:value="1311">
            <text:p>1311</text:p>
          </table:table-cell>
          <table:table-cell office:value-type="float" office:value="3">
            <text:p>3</text:p>
          </table:table-cell>
          <table:table-cell office:value-type="string">
            <text:p>Frigo Sala sx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Sior </text:p>
          </table:table-cell>
          <table:table-cell office:value-type="string">
            <text:p>Campe Dhe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0">
            <text:p>0</text:p>
          </table:table-cell>
          <table:table-cell office:value-type="float" office:value="819">
            <text:p>819</text:p>
          </table:table-cell>
          <table:table-cell office:value-type="float" office:value="12">
            <text:p>12</text:p>
          </table:table-cell>
          <table:table-cell office:value-type="string">
            <text:p>tav10-top+MAG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Biosfera Catarratto Igp</text:p>
          </table:table-cell>
          <table:table-cell office:value-type="string">
            <text:p>Pellegrin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2500">
            <text:p>2500</text:p>
          </table:table-cell>
          <table:table-cell office:value-type="float" office:value="409">
            <text:p>409</text:p>
          </table:table-cell>
          <table:table-cell office:value-type="float" office:value="4">
            <text:p>4</text:p>
          </table:table-cell>
          <table:table-cell office:value-type="string">
            <text:p>Frigo Sala sx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Pignolo</text:p>
          </table:table-cell>
          <table:table-cell office:value-type="string">
            <text:p>Zorzettig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6">
            <text:p>2016</text:p>
          </table:table-cell>
          <table:table-cell office:value-type="float" office:value="4800">
            <text:p>4800</text:p>
          </table:table-cell>
          <table:table-cell office:value-type="float" office:value="1311">
            <text:p>1311</text:p>
          </table:table-cell>
          <table:table-cell office:value-type="float" office:value="5">
            <text:p>5</text:p>
          </table:table-cell>
          <table:table-cell office:value-type="string">
            <text:p>s2+bar007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WHITE</text:p>
          </table:table-cell>
          <table:table-cell office:value-type="string">
            <text:p>Plumbus </text:p>
          </table:table-cell>
          <table:table-cell office:value-type="string">
            <text:p>Bozzon Emili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81">
            <text:p>81</text:p>
          </table:table-cell>
          <table:table-cell office:value-type="float" office:value="1">
            <text:p>1</text:p>
          </table:table-cell>
          <table:table-cell office:value-type="string">
            <text:p>tav10-top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WHITE</text:p>
          </table:table-cell>
          <table:table-cell office:value-type="string">
            <text:p>Bianco</text:p>
          </table:table-cell>
          <table:table-cell office:value-type="string">
            <text:p>Formentin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2500">
            <text:p>25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Frigo friulani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WHITE</text:p>
          </table:table-cell>
          <table:table-cell office:value-type="string">
            <text:p>Friulano - Vigna del Rolat</text:p>
          </table:table-cell>
          <table:table-cell office:value-type="string">
            <text:p>Raccar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4200">
            <text:p>4200</text:p>
          </table:table-cell>
          <table:table-cell office:value-type="float" office:value="1229">
            <text:p>1229</text:p>
          </table:table-cell>
          <table:table-cell office:value-type="float" office:value="5">
            <text:p>5</text:p>
          </table:table-cell>
          <table:table-cell office:value-type="string">
            <text:p>Frigo friulani+tav10-top</text:p>
          </table:table-cell>
          <table:table-cell office:value-type="string">
            <text:p>Fornitore: TOLM</text:p>
          </table:table-cell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SPIRITS</text:p>
          </table:table-cell>
          <table:table-cell office:value-type="string">
            <text:p>Il Vermut Cannabis</text:p>
          </table:table-cell>
          <table:table-cell office:value-type="string">
            <text:p>Ermes Botanic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557">
            <text:p>1557</text:p>
          </table:table-cell>
          <table:table-cell office:value-type="float" office:value="1">
            <text:p>1</text:p>
          </table:table-cell>
          <table:table-cell office:value-type="string">
            <text:p>MAG</text:p>
          </table:table-cell>
          <table:table-cell office:value-type="string">
            <text:p>Fornitore: Ermes Botanica</text:p>
          </table:table-cell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SPIRITS</text:p>
          </table:table-cell>
          <table:table-cell office:value-type="string">
            <text:p>Fine de Cognac</text:p>
          </table:table-cell>
          <table:table-cell office:value-type="string">
            <text:p>Hennessy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81">
            <text:p>81</text:p>
          </table:table-cell>
          <table:table-cell office:value-type="float" office:value="1">
            <text:p>1</text:p>
          </table:table-cell>
          <table:table-cell office:value-type="string">
            <text:p>MAG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SPIRITS</text:p>
          </table:table-cell>
          <table:table-cell office:value-type="string">
            <text:p>Etiqueta Negra - Solera 23)</text:p>
          </table:table-cell>
          <table:table-cell office:value-type="string">
            <text:p>Zacap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81">
            <text:p>81</text:p>
          </table:table-cell>
          <table:table-cell office:value-type="float" office:value="1">
            <text:p>1</text:p>
          </table:table-cell>
          <table:table-cell office:value-type="string">
            <text:p>MAG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SPIRITS</text:p>
          </table:table-cell>
          <table:table-cell office:value-type="string">
            <text:p>Riserva Limitada</text:p>
          </table:table-cell>
          <table:table-cell office:value-type="string">
            <text:p>Zacap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0">
            <text:p>0</text:p>
          </table:table-cell>
          <table:table-cell office:value-type="float" office:value="81">
            <text:p>81</text:p>
          </table:table-cell>
          <table:table-cell office:value-type="float" office:value="1">
            <text:p>1</text:p>
          </table:table-cell>
          <table:table-cell office:value-type="string">
            <text:p>MAG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SPIRITS</text:p>
          </table:table-cell>
          <table:table-cell office:value-type="string">
            <text:p>XO Solera Gran Riserva </text:p>
          </table:table-cell>
          <table:table-cell office:value-type="string">
            <text:p>Zacap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81">
            <text:p>81</text:p>
          </table:table-cell>
          <table:table-cell office:value-type="float" office:value="1">
            <text:p>1</text:p>
          </table:table-cell>
          <table:table-cell office:value-type="string">
            <text:p>MAG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Cisgnanum</text:p>
          </table:table-cell>
          <table:table-cell office:value-type="string">
            <text:p>Il Mongett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totem+s3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Valpolicella doc Corte Giara</text:p>
          </table:table-cell>
          <table:table-cell office:value-type="string">
            <text:p>Allegrin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2500">
            <text:p>2500</text:p>
          </table:table-cell>
          <table:table-cell office:value-type="float" office:value="573">
            <text:p>573</text:p>
          </table:table-cell>
          <table:table-cell office:value-type="float" office:value="2">
            <text:p>2</text:p>
          </table:table-cell>
          <table:table-cell office:value-type="string">
            <text:p>bar005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Basarin - Barbaresco docg Ris.C.Legno</text:p>
          </table:table-cell>
          <table:table-cell office:value-type="string">
            <text:p>Angelo Negr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6">
            <text:p>2016</text:p>
          </table:table-cell>
          <table:table-cell office:value-type="float" office:value="7000">
            <text:p>7000</text:p>
          </table:table-cell>
          <table:table-cell office:value-type="float" office:value="2786">
            <text:p>2786</text:p>
          </table:table-cell>
          <table:table-cell office:value-type="float" office:value="1">
            <text:p>1</text:p>
          </table:table-cell>
          <table:table-cell office:value-type="string">
            <text:p>s3 - legno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Badia a Passignano - Chianti G.S.</text:p>
          </table:table-cell>
          <table:table-cell office:value-type="string">
            <text:p>Antinor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7000">
            <text:p>7000</text:p>
          </table:table-cell>
          <table:table-cell office:value-type="float" office:value="2786">
            <text:p>2786</text:p>
          </table:table-cell>
          <table:table-cell office:value-type="float" office:value="2">
            <text:p>2</text:p>
          </table:table-cell>
          <table:table-cell office:value-type="string">
            <text:p>S4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Guado al Tasso- Bolgheri Sup</text:p>
          </table:table-cell>
          <table:table-cell office:value-type="string">
            <text:p>Antinor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18000">
            <text:p>18000</text:p>
          </table:table-cell>
          <table:table-cell office:value-type="float" office:value="7213">
            <text:p>7213</text:p>
          </table:table-cell>
          <table:table-cell office:value-type="float" office:value="6">
            <text:p>6</text:p>
          </table:table-cell>
          <table:table-cell office:value-type="string">
            <text:p>s4 - legno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Villa Antinori Riserva Chianti Cl.</text:p>
          </table:table-cell>
          <table:table-cell office:value-type="string">
            <text:p>Antinor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4500">
            <text:p>4500</text:p>
          </table:table-cell>
          <table:table-cell office:value-type="float" office:value="1229">
            <text:p>1229</text:p>
          </table:table-cell>
          <table:table-cell office:value-type="float" office:value="5">
            <text:p>5</text:p>
          </table:table-cell>
          <table:table-cell office:value-type="string">
            <text:p>s3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Villa Antinori Ryder Cup</text:p>
          </table:table-cell>
          <table:table-cell office:value-type="string">
            <text:p>Antinor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3000">
            <text:p>3000</text:p>
          </table:table-cell>
          <table:table-cell office:value-type="float" office:value="901">
            <text:p>901</text:p>
          </table:table-cell>
          <table:table-cell office:value-type="float" office:value="1">
            <text:p>1</text:p>
          </table:table-cell>
          <table:table-cell office:value-type="string">
            <text:p>bar01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Il Bruciato - Tenuta Guado al Tasso</text:p>
          </table:table-cell>
          <table:table-cell office:value-type="string">
            <text:p>Antinori 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4000">
            <text:p>4000</text:p>
          </table:table-cell>
          <table:table-cell office:value-type="float" office:value="1147">
            <text:p>1147</text:p>
          </table:table-cell>
          <table:table-cell office:value-type="float" office:value="9">
            <text:p>9</text:p>
          </table:table-cell>
          <table:table-cell office:value-type="string">
            <text:p>s4+bar010</text:p>
          </table:table-cell>
          <table:table-cell office:value-type="string">
            <text:p>Fornitore: Friends</text:p>
          </table:table-cell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Grecante - Grechetto</text:p>
          </table:table-cell>
          <table:table-cell office:value-type="string">
            <text:p>Arnaldo Capra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2600">
            <text:p>2600</text:p>
          </table:table-cell>
          <table:table-cell office:value-type="float" office:value="737">
            <text:p>737</text:p>
          </table:table-cell>
          <table:table-cell office:value-type="float" office:value="7">
            <text:p>7</text:p>
          </table:table-cell>
          <table:table-cell office:value-type="string">
            <text:p>Frigo Sala sx+Frigo bianchi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Merlot 2 Anni Barrique</text:p>
          </table:table-cell>
          <table:table-cell office:value-type="string">
            <text:p>Arnaldo Capra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5500">
            <text:p>5500</text:p>
          </table:table-cell>
          <table:table-cell office:value-type="float" office:value="1885">
            <text:p>1885</text:p>
          </table:table-cell>
          <table:table-cell office:value-type="float" office:value="2">
            <text:p>2</text:p>
          </table:table-cell>
          <table:table-cell office:value-type="string">
            <text:p>s4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Montefalco Sagrantino Val di Maggio docg</text:p>
          </table:table-cell>
          <table:table-cell office:value-type="string">
            <text:p>Arnaldo Capra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6000">
            <text:p>6000</text:p>
          </table:table-cell>
          <table:table-cell office:value-type="float" office:value="1803">
            <text:p>1803</text:p>
          </table:table-cell>
          <table:table-cell office:value-type="float" office:value="6">
            <text:p>6</text:p>
          </table:table-cell>
          <table:table-cell office:value-type="string">
            <text:p>s4+bar009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Caelum Malbech</text:p>
          </table:table-cell>
          <table:table-cell office:value-type="string">
            <text:p>Atlantic Brand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5000">
            <text:p>5000</text:p>
          </table:table-cell>
          <table:table-cell office:value-type="float" office:value="1475">
            <text:p>1475</text:p>
          </table:table-cell>
          <table:table-cell office:value-type="float" office:value="1">
            <text:p>1</text:p>
          </table:table-cell>
          <table:table-cell office:value-type="string">
            <text:p>bar01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Caelum Cabernet sauvignon</text:p>
          </table:table-cell>
          <table:table-cell office:value-type="string">
            <text:p>Atlantic Brandca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6000">
            <text:p>6000</text:p>
          </table:table-cell>
          <table:table-cell office:value-type="float" office:value="1885">
            <text:p>1885</text:p>
          </table:table-cell>
          <table:table-cell office:value-type="float" office:value="1">
            <text:p>1</text:p>
          </table:table-cell>
          <table:table-cell office:value-type="string">
            <text:p>bar01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Club Privado Tempranillo - Rioja</text:p>
          </table:table-cell>
          <table:table-cell office:value-type="string">
            <text:p>Baron De Ley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2500">
            <text:p>2500</text:p>
          </table:table-cell>
          <table:table-cell office:value-type="float" office:value="655">
            <text:p>655</text:p>
          </table:table-cell>
          <table:table-cell office:value-type="float" office:value="15">
            <text:p>15</text:p>
          </table:table-cell>
          <table:table-cell office:value-type="string">
            <text:p>s4+bar008</text:p>
          </table:table-cell>
          <table:table-cell office:value-type="string">
            <text:p>Fornitore: Bolis</text:p>
          </table:table-cell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Rioja Reserva Tempranillo - Rioja Reserv</text:p>
          </table:table-cell>
          <table:table-cell office:value-type="string">
            <text:p>Baron De Ley 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3600">
            <text:p>3600</text:p>
          </table:table-cell>
          <table:table-cell office:value-type="float" office:value="983">
            <text:p>983</text:p>
          </table:table-cell>
          <table:table-cell office:value-type="float" office:value="12">
            <text:p>12</text:p>
          </table:table-cell>
          <table:table-cell office:value-type="string">
            <text:p>s4+bar008</text:p>
          </table:table-cell>
          <table:table-cell office:value-type="string">
            <text:p>Fornitore: Bolis</text:p>
          </table:table-cell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Rosso di Verona</text:p>
          </table:table-cell>
          <table:table-cell office:value-type="string">
            <text:p>Bertan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6">
            <text:p>201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bar004+s2 - legno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Vistorta Merlot igt </text:p>
          </table:table-cell>
          <table:table-cell office:value-type="string">
            <text:p>Brandolin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5000">
            <text:p>5000</text:p>
          </table:table-cell>
          <table:table-cell office:value-type="float" office:value="1803">
            <text:p>1803</text:p>
          </table:table-cell>
          <table:table-cell office:value-type="float" office:value="9">
            <text:p>9</text:p>
          </table:table-cell>
          <table:table-cell office:value-type="string">
            <text:p>s2+bar006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Merlot</text:p>
          </table:table-cell>
          <table:table-cell office:value-type="string">
            <text:p>Bressan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3000">
            <text:p>3000</text:p>
          </table:table-cell>
          <table:table-cell office:value-type="float" office:value="983">
            <text:p>983</text:p>
          </table:table-cell>
          <table:table-cell office:value-type="float" office:value="12">
            <text:p>12</text:p>
          </table:table-cell>
          <table:table-cell office:value-type="string">
            <text:p>s2+bar006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Refosco Dal Peduncolo Rosso</text:p>
          </table:table-cell>
          <table:table-cell office:value-type="string">
            <text:p>Bressan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3000">
            <text:p>3000</text:p>
          </table:table-cell>
          <table:table-cell office:value-type="float" office:value="1065">
            <text:p>1065</text:p>
          </table:table-cell>
          <table:table-cell office:value-type="float" office:value="2">
            <text:p>2</text:p>
          </table:table-cell>
          <table:table-cell office:value-type="string">
            <text:p>bar006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Assesel Barbera Omaggio</text:p>
          </table:table-cell>
          <table:table-cell office:value-type="string">
            <text:p>Ca Bianc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0">
            <text:p>0</text:p>
          </table:table-cell>
          <table:table-cell office:value-type="float" office:value="81">
            <text:p>81</text:p>
          </table:table-cell>
          <table:table-cell office:value-type="float" office:value="1">
            <text:p>1</text:p>
          </table:table-cell>
          <table:table-cell office:value-type="string">
            <text:p>s3</text:p>
          </table:table-cell>
          <table:table-cell office:value-type="string">
            <text:p>Fornitore: GIV</text:p>
          </table:table-cell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Pinot Nero (Oltrepo Pavese)</text:p>
          </table:table-cell>
          <table:table-cell office:value-type="string">
            <text:p>Calatron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2">
            <text:p>2012</text:p>
          </table:table-cell>
          <table:table-cell office:value-type="float" office:value="3600">
            <text:p>3600</text:p>
          </table:table-cell>
          <table:table-cell office:value-type="float" office:value="1311">
            <text:p>1311</text:p>
          </table:table-cell>
          <table:table-cell office:value-type="float" office:value="2">
            <text:p>2</text:p>
          </table:table-cell>
          <table:table-cell office:value-type="string">
            <text:p>bar003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San Lorenzo</text:p>
          </table:table-cell>
          <table:table-cell office:value-type="string">
            <text:p>Castello di Am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8000">
            <text:p>8000</text:p>
          </table:table-cell>
          <table:table-cell office:value-type="float" office:value="3032">
            <text:p>3032</text:p>
          </table:table-cell>
          <table:table-cell office:value-type="float" office:value="4">
            <text:p>4</text:p>
          </table:table-cell>
          <table:table-cell office:value-type="string">
            <text:p>Frigo Sala sx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Sciu</text:p>
          </table:table-cell>
          <table:table-cell office:value-type="string">
            <text:p>Castello Monac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2500">
            <text:p>2500</text:p>
          </table:table-cell>
          <table:table-cell office:value-type="float" office:value="573">
            <text:p>573</text:p>
          </table:table-cell>
          <table:table-cell office:value-type="float" office:value="2">
            <text:p>2</text:p>
          </table:table-cell>
          <table:table-cell office:value-type="string">
            <text:p>bar008</text:p>
          </table:table-cell>
          <table:table-cell office:value-type="string">
            <text:p>Fornitore: GIV</text:p>
          </table:table-cell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Barbaresco docg Bio</text:p>
          </table:table-cell>
          <table:table-cell office:value-type="string">
            <text:p>Cerett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7200">
            <text:p>7200</text:p>
          </table:table-cell>
          <table:table-cell office:value-type="float" office:value="2950">
            <text:p>2950</text:p>
          </table:table-cell>
          <table:table-cell office:value-type="float" office:value="5">
            <text:p>5</text:p>
          </table:table-cell>
          <table:table-cell office:value-type="string">
            <text:p>s3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Barolo docg Bio</text:p>
          </table:table-cell>
          <table:table-cell office:value-type="string">
            <text:p>Cerett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9000">
            <text:p>9000</text:p>
          </table:table-cell>
          <table:table-cell office:value-type="float" office:value="3688">
            <text:p>3688</text:p>
          </table:table-cell>
          <table:table-cell office:value-type="float" office:value="2">
            <text:p>2</text:p>
          </table:table-cell>
          <table:table-cell office:value-type="string">
            <text:p>bar002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Moratel Vigneti delle Dolomiti </text:p>
          </table:table-cell>
          <table:table-cell office:value-type="string">
            <text:p>Cescon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3000">
            <text:p>3000</text:p>
          </table:table-cell>
          <table:table-cell office:value-type="float" office:value="819">
            <text:p>819</text:p>
          </table:table-cell>
          <table:table-cell office:value-type="float" office:value="1">
            <text:p>1</text:p>
          </table:table-cell>
          <table:table-cell office:value-type="string">
            <text:p>bar001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Colle Duga - Collio - Merlot </text:p>
          </table:table-cell>
          <table:table-cell office:value-type="string">
            <text:p>Colle Duga di Damian Princic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3900">
            <text:p>3900</text:p>
          </table:table-cell>
          <table:table-cell office:value-type="float" office:value="1147">
            <text:p>1147</text:p>
          </table:table-cell>
          <table:table-cell office:value-type="float" office:value="2">
            <text:p>2</text:p>
          </table:table-cell>
          <table:table-cell office:value-type="string">
            <text:p>bar006</text:p>
          </table:table-cell>
          <table:table-cell office:value-type="string">
            <text:p>Fornitore: TOLM</text:p>
          </table:table-cell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Bordeaux Rouge</text:p>
          </table:table-cell>
          <table:table-cell office:value-type="string">
            <text:p>Comte de Dauzac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2900">
            <text:p>2900</text:p>
          </table:table-cell>
          <table:table-cell office:value-type="float" office:value="1065">
            <text:p>1065</text:p>
          </table:table-cell>
          <table:table-cell office:value-type="float" office:value="1">
            <text:p>1</text:p>
          </table:table-cell>
          <table:table-cell office:value-type="string">
            <text:p>bar009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Monsclapade Taglio Bordolese</text:p>
          </table:table-cell>
          <table:table-cell office:value-type="string">
            <text:p>Dorig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5000">
            <text:p>5000</text:p>
          </table:table-cell>
          <table:table-cell office:value-type="float" office:value="1311">
            <text:p>1311</text:p>
          </table:table-cell>
          <table:table-cell office:value-type="float" office:value="3">
            <text:p>3</text:p>
          </table:table-cell>
          <table:table-cell office:value-type="string">
            <text:p>Frigo Sala sx</text:p>
          </table:table-cell>
          <table:table-cell office:value-type="string">
            <text:p>Fornitore: TOLM</text:p>
          </table:table-cell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Merlot</text:p>
          </table:table-cell>
          <table:table-cell office:value-type="string">
            <text:p>Doro Princic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4000">
            <text:p>4000</text:p>
          </table:table-cell>
          <table:table-cell office:value-type="float" office:value="1475">
            <text:p>1475</text:p>
          </table:table-cell>
          <table:table-cell office:value-type="float" office:value="1">
            <text:p>1</text:p>
          </table:table-cell>
          <table:table-cell office:value-type="string">
            <text:p>bar006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Mongovone Barbera d'Asti (da Litro)</text:p>
          </table:table-cell>
          <table:table-cell office:value-type="string">
            <text:p>Elio Perrone</text:p>
          </table:table-cell>
          <table:table-cell office:value-type="string"/>
          <table:table-cell office:value-type="string">
            <text:p>LITER</text:p>
          </table:table-cell>
          <table:table-cell office:value-type="float" office:value="2021">
            <text:p>2021</text:p>
          </table:table-cell>
          <table:table-cell office:value-type="float" office:value="5000">
            <text:p>5000</text:p>
          </table:table-cell>
          <table:table-cell office:value-type="float" office:value="1475">
            <text:p>1475</text:p>
          </table:table-cell>
          <table:table-cell office:value-type="float" office:value="1">
            <text:p>1</text:p>
          </table:table-cell>
          <table:table-cell office:value-type="string">
            <text:p>tav10</text:p>
          </table:table-cell>
          <table:table-cell office:value-type="string">
            <text:p>Fornitore: TOLM</text:p>
          </table:table-cell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Montecarlo Bianco</text:p>
          </table:table-cell>
          <table:table-cell office:value-type="string">
            <text:p>Fattoria del Tes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2500">
            <text:p>2500</text:p>
          </table:table-cell>
          <table:table-cell office:value-type="float" office:value="573">
            <text:p>573</text:p>
          </table:table-cell>
          <table:table-cell office:value-type="float" office:value="1">
            <text:p>1</text:p>
          </table:table-cell>
          <table:table-cell office:value-type="string">
            <text:p>Frigo bianchi+magazzino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Pinot Nero</text:p>
          </table:table-cell>
          <table:table-cell office:value-type="string">
            <text:p>Fiegl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snack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Refosco (raduno DS 2024)</text:p>
          </table:table-cell>
          <table:table-cell office:value-type="string">
            <text:p>Fiegl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tav1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Bussia - Barolo</text:p>
          </table:table-cell>
          <table:table-cell office:value-type="string">
            <text:p>Francesco Cleric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6000">
            <text:p>6000</text:p>
          </table:table-cell>
          <table:table-cell office:value-type="float" office:value="2131">
            <text:p>2131</text:p>
          </table:table-cell>
          <table:table-cell office:value-type="float" office:value="34">
            <text:p>34</text:p>
          </table:table-cell>
          <table:table-cell office:value-type="string">
            <text:p>s3+bar001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Mas Janeil - Le Petit Pas</text:p>
          </table:table-cell>
          <table:table-cell office:value-type="string">
            <text:p>Francois Lurto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3000">
            <text:p>3000</text:p>
          </table:table-cell>
          <table:table-cell office:value-type="float" office:value="901">
            <text:p>901</text:p>
          </table:table-cell>
          <table:table-cell office:value-type="float" office:value="13">
            <text:p>13</text:p>
          </table:table-cell>
          <table:table-cell office:value-type="string">
            <text:p>s4+bar008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Vino Rosso Colli Trev.Mer.+C.S.+C.F.</text:p>
          </table:table-cell>
          <table:table-cell office:value-type="string">
            <text:p>Gregolett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4000">
            <text:p>4000</text:p>
          </table:table-cell>
          <table:table-cell office:value-type="float" office:value="1311">
            <text:p>1311</text:p>
          </table:table-cell>
          <table:table-cell office:value-type="float" office:value="8">
            <text:p>8</text:p>
          </table:table-cell>
          <table:table-cell office:value-type="string">
            <text:p>bar004+cheba giù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Merlot Galea Terreno Argilloso Vigne 80 Anni</text:p>
          </table:table-cell>
          <table:table-cell office:value-type="string">
            <text:p>I Cliv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4000">
            <text:p>4000</text:p>
          </table:table-cell>
          <table:table-cell office:value-type="float" office:value="1147">
            <text:p>1147</text:p>
          </table:table-cell>
          <table:table-cell office:value-type="float" office:value="3">
            <text:p>3</text:p>
          </table:table-cell>
          <table:table-cell office:value-type="string">
            <text:p>Frigo bianchi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Grignolino del Moferrato doc</text:p>
          </table:table-cell>
          <table:table-cell office:value-type="string">
            <text:p>Il Mongett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2500">
            <text:p>2500</text:p>
          </table:table-cell>
          <table:table-cell office:value-type="float" office:value="737">
            <text:p>737</text:p>
          </table:table-cell>
          <table:table-cell office:value-type="float" office:value="11">
            <text:p>11</text:p>
          </table:table-cell>
          <table:table-cell office:value-type="string">
            <text:p>s3+bar002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Kurteis - Cortese Bianco</text:p>
          </table:table-cell>
          <table:table-cell office:value-type="string">
            <text:p>Il Mongett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2500">
            <text:p>2500</text:p>
          </table:table-cell>
          <table:table-cell office:value-type="float" office:value="491">
            <text:p>491</text:p>
          </table:table-cell>
          <table:table-cell office:value-type="float" office:value="1">
            <text:p>1</text:p>
          </table:table-cell>
          <table:table-cell office:value-type="string">
            <text:p>Frigo bianchi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Pinot Noir App. Bourgogne Controle</text:p>
          </table:table-cell>
          <table:table-cell office:value-type="string">
            <text:p>Jaffelin Borgog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4900">
            <text:p>4900</text:p>
          </table:table-cell>
          <table:table-cell office:value-type="float" office:value="1557">
            <text:p>1557</text:p>
          </table:table-cell>
          <table:table-cell office:value-type="float" office:value="11">
            <text:p>11</text:p>
          </table:table-cell>
          <table:table-cell office:value-type="string">
            <text:p>s4+bar008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Chianti Classico Radda In Chianti</text:p>
          </table:table-cell>
          <table:table-cell office:value-type="string">
            <text:p>La Selvanell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4000">
            <text:p>4000</text:p>
          </table:table-cell>
          <table:table-cell office:value-type="float" office:value="1393">
            <text:p>1393</text:p>
          </table:table-cell>
          <table:table-cell office:value-type="float" office:value="5">
            <text:p>5</text:p>
          </table:table-cell>
          <table:table-cell office:value-type="string">
            <text:p>tav1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Merlot</text:p>
          </table:table-cell>
          <table:table-cell office:value-type="string">
            <text:p>Le Kond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2700">
            <text:p>2700</text:p>
          </table:table-cell>
          <table:table-cell office:value-type="float" office:value="655">
            <text:p>655</text:p>
          </table:table-cell>
          <table:table-cell office:value-type="float" office:value="5">
            <text:p>5</text:p>
          </table:table-cell>
          <table:table-cell office:value-type="string">
            <text:p>s2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Refosco</text:p>
          </table:table-cell>
          <table:table-cell office:value-type="string">
            <text:p>Le Vigne di Zamò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4000">
            <text:p>4000</text:p>
          </table:table-cell>
          <table:table-cell office:value-type="float" office:value="819">
            <text:p>819</text:p>
          </table:table-cell>
          <table:table-cell office:value-type="float" office:value="1">
            <text:p>1</text:p>
          </table:table-cell>
          <table:table-cell office:value-type="string">
            <text:p>Frigo bianchi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Sossò</text:p>
          </table:table-cell>
          <table:table-cell office:value-type="string">
            <text:p>Livio Fellug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6">
            <text:p>2016</text:p>
          </table:table-cell>
          <table:table-cell office:value-type="float" office:value="8000">
            <text:p>8000</text:p>
          </table:table-cell>
          <table:table-cell office:value-type="float" office:value="2868">
            <text:p>2868</text:p>
          </table:table-cell>
          <table:table-cell office:value-type="float" office:value="6">
            <text:p>6</text:p>
          </table:table-cell>
          <table:table-cell office:value-type="string">
            <text:p>s2 - legno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Barbaresco Riserva Paja</text:p>
          </table:table-cell>
          <table:table-cell office:value-type="string">
            <text:p>Marinacc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09">
            <text:p>2009</text:p>
          </table:table-cell>
          <table:table-cell office:value-type="float" office:value="9000">
            <text:p>9000</text:p>
          </table:table-cell>
          <table:table-cell office:value-type="float" office:value="2540">
            <text:p>2540</text:p>
          </table:table-cell>
          <table:table-cell office:value-type="float" office:value="2">
            <text:p>2</text:p>
          </table:table-cell>
          <table:table-cell office:value-type="string">
            <text:p>bar003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Zisola (Nero D'avola doc Noto Sicilia)</text:p>
          </table:table-cell>
          <table:table-cell office:value-type="string">
            <text:p>Mazze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2600">
            <text:p>2600</text:p>
          </table:table-cell>
          <table:table-cell office:value-type="float" office:value="655">
            <text:p>655</text:p>
          </table:table-cell>
          <table:table-cell office:value-type="float" office:value="1">
            <text:p>1</text:p>
          </table:table-cell>
          <table:table-cell office:value-type="string">
            <text:p>bar009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Ca' Guicciardi - Inferno docg</text:p>
          </table:table-cell>
          <table:table-cell office:value-type="string">
            <text:p>Nino Negr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6000">
            <text:p>6000</text:p>
          </table:table-cell>
          <table:table-cell office:value-type="float" office:value="1885">
            <text:p>1885</text:p>
          </table:table-cell>
          <table:table-cell office:value-type="float" office:value="2">
            <text:p>2</text:p>
          </table:table-cell>
          <table:table-cell office:value-type="string">
            <text:p>s4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Castel Chiuro (Conf.Blu) Valt. Super.</text:p>
          </table:table-cell>
          <table:table-cell office:value-type="string">
            <text:p>Nino Negr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09">
            <text:p>2009</text:p>
          </table:table-cell>
          <table:table-cell office:value-type="float" office:value="10000">
            <text:p>10000</text:p>
          </table:table-cell>
          <table:table-cell office:value-type="float" office:value="2786">
            <text:p>2786</text:p>
          </table:table-cell>
          <table:table-cell office:value-type="float" office:value="1">
            <text:p>1</text:p>
          </table:table-cell>
          <table:table-cell office:value-type="string">
            <text:p>tav10-top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Fracia Valgella</text:p>
          </table:table-cell>
          <table:table-cell office:value-type="string">
            <text:p>Nino Negr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7">
            <text:p>2017</text:p>
          </table:table-cell>
          <table:table-cell office:value-type="float" office:value="5500">
            <text:p>5500</text:p>
          </table:table-cell>
          <table:table-cell office:value-type="float" office:value="1885">
            <text:p>1885</text:p>
          </table:table-cell>
          <table:table-cell office:value-type="float" office:value="1">
            <text:p>1</text:p>
          </table:table-cell>
          <table:table-cell office:value-type="string">
            <text:p>bar004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Fracia Valgella</text:p>
          </table:table-cell>
          <table:table-cell office:value-type="string">
            <text:p>Nino Negr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6000">
            <text:p>6000</text:p>
          </table:table-cell>
          <table:table-cell office:value-type="float" office:value="1967">
            <text:p>1967</text:p>
          </table:table-cell>
          <table:table-cell office:value-type="float" office:value="3">
            <text:p>3</text:p>
          </table:table-cell>
          <table:table-cell office:value-type="string">
            <text:p>s4+tav1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Sololuna Terre Alfieri, Bianco Arneis </text:p>
          </table:table-cell>
          <table:table-cell office:value-type="string">
            <text:p>Pescaj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3600">
            <text:p>3600</text:p>
          </table:table-cell>
          <table:table-cell office:value-type="float" office:value="1311">
            <text:p>1311</text:p>
          </table:table-cell>
          <table:table-cell office:value-type="float" office:value="5">
            <text:p>5</text:p>
          </table:table-cell>
          <table:table-cell office:value-type="string">
            <text:p>Frigo Sala sx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Montecucco Sangiovese 18 Barriques </text:p>
          </table:table-cell>
          <table:table-cell office:value-type="string">
            <text:p>Petegli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0">
            <text:p>0</text:p>
          </table:table-cell>
          <table:table-cell office:value-type="float" office:value="1311">
            <text:p>1311</text:p>
          </table:table-cell>
          <table:table-cell office:value-type="float" office:value="1">
            <text:p>1</text:p>
          </table:table-cell>
          <table:table-cell office:value-type="string">
            <text:p>s3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Montecucco Sangiovese Ris. 36 Barr.</text:p>
          </table:table-cell>
          <table:table-cell office:value-type="string">
            <text:p>Petegli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4000">
            <text:p>4000</text:p>
          </table:table-cell>
          <table:table-cell office:value-type="float" office:value="1311">
            <text:p>1311</text:p>
          </table:table-cell>
          <table:table-cell office:value-type="float" office:value="6">
            <text:p>6</text:p>
          </table:table-cell>
          <table:table-cell office:value-type="string">
            <text:p>s3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Montecucco Sangiovese 18 Barriques </text:p>
          </table:table-cell>
          <table:table-cell office:value-type="string">
            <text:p>Peteglia 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2700">
            <text:p>2700</text:p>
          </table:table-cell>
          <table:table-cell office:value-type="float" office:value="819">
            <text:p>819</text:p>
          </table:table-cell>
          <table:table-cell office:value-type="float" office:value="11">
            <text:p>11</text:p>
          </table:table-cell>
          <table:table-cell office:value-type="string">
            <text:p>s3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Bramaterra doc</text:p>
          </table:table-cell>
          <table:table-cell office:value-type="string">
            <text:p>Podere Monol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0">
            <text:p>0</text:p>
          </table:table-cell>
          <table:table-cell office:value-type="float" office:value="81">
            <text:p>81</text:p>
          </table:table-cell>
          <table:table-cell office:value-type="float" office:value="1">
            <text:p>1</text:p>
          </table:table-cell>
          <table:table-cell office:value-type="string">
            <text:p>Collezione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Barolo (Antinori)</text:p>
          </table:table-cell>
          <table:table-cell office:value-type="string">
            <text:p>Prunotto (Antinori)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6500">
            <text:p>6500</text:p>
          </table:table-cell>
          <table:table-cell office:value-type="float" office:value="2704">
            <text:p>2704</text:p>
          </table:table-cell>
          <table:table-cell office:value-type="float" office:value="4">
            <text:p>4</text:p>
          </table:table-cell>
          <table:table-cell office:value-type="string">
            <text:p>bar001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Aglianico Del Vulture</text:p>
          </table:table-cell>
          <table:table-cell office:value-type="string">
            <text:p>Re Manfred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6">
            <text:p>2016</text:p>
          </table:table-cell>
          <table:table-cell office:value-type="float" office:value="3600">
            <text:p>3600</text:p>
          </table:table-cell>
          <table:table-cell office:value-type="float" office:value="1311">
            <text:p>1311</text:p>
          </table:table-cell>
          <table:table-cell office:value-type="float" office:value="1">
            <text:p>1</text:p>
          </table:table-cell>
          <table:table-cell office:value-type="string">
            <text:p>bar009</text:p>
          </table:table-cell>
          <table:table-cell office:value-type="string">
            <text:p>Fornitore: GIV</text:p>
          </table:table-cell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Tempus Soave Soc Colli Scaligeri</text:p>
          </table:table-cell>
          <table:table-cell office:value-type="string">
            <text:p>Sandro De Brun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07">
            <text:p>2007</text:p>
          </table:table-cell>
          <table:table-cell office:value-type="float" office:value="3000">
            <text:p>3000</text:p>
          </table:table-cell>
          <table:table-cell office:value-type="float" office:value="1065">
            <text:p>1065</text:p>
          </table:table-cell>
          <table:table-cell office:value-type="float" office:value="1">
            <text:p>1</text:p>
          </table:table-cell>
          <table:table-cell office:value-type="string">
            <text:p>MAG</text:p>
          </table:table-cell>
          <table:table-cell office:value-type="string">
            <text:p>Fornitore: Area 6 srl</text:p>
          </table:table-cell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Giardino Rose' igt Rosato</text:p>
          </table:table-cell>
          <table:table-cell office:value-type="string">
            <text:p>Santa Cristina (Antinori)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2500">
            <text:p>2500</text:p>
          </table:table-cell>
          <table:table-cell office:value-type="float" office:value="491">
            <text:p>491</text:p>
          </table:table-cell>
          <table:table-cell office:value-type="float" office:value="5">
            <text:p>5</text:p>
          </table:table-cell>
          <table:table-cell office:value-type="string">
            <text:p>tav10-top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Amarone</text:p>
          </table:table-cell>
          <table:table-cell office:value-type="string">
            <text:p>Sant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7">
            <text:p>2017</text:p>
          </table:table-cell>
          <table:table-cell office:value-type="float" office:value="0">
            <text:p>0</text:p>
          </table:table-cell>
          <table:table-cell office:value-type="float" office:value="2704">
            <text:p>2704</text:p>
          </table:table-cell>
          <table:table-cell office:value-type="float" office:value="0">
            <text:p>0</text:p>
          </table:table-cell>
          <table:table-cell office:value-type="string">
            <text:p>Frigo bianchi</text:p>
          </table:table-cell>
          <table:table-cell office:value-type="string">
            <text:p>Fornitore: GIV</text:p>
          </table:table-cell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Crinaia Cab. Sauv.Franc E Merlot</text:p>
          </table:table-cell>
          <table:table-cell office:value-type="string">
            <text:p>Sant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3000">
            <text:p>3000</text:p>
          </table:table-cell>
          <table:table-cell office:value-type="float" office:value="1065">
            <text:p>1065</text:p>
          </table:table-cell>
          <table:table-cell office:value-type="float" office:value="2">
            <text:p>2</text:p>
          </table:table-cell>
          <table:table-cell office:value-type="string">
            <text:p>bar005</text:p>
          </table:table-cell>
          <table:table-cell office:value-type="string">
            <text:p>Fornitore: GIV</text:p>
          </table:table-cell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Solane (Valpolicella Ripasso-Corvina, Rondinella)</text:p>
          </table:table-cell>
          <table:table-cell office:value-type="string">
            <text:p>Sant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2900">
            <text:p>2900</text:p>
          </table:table-cell>
          <table:table-cell office:value-type="float" office:value="901">
            <text:p>901</text:p>
          </table:table-cell>
          <table:table-cell office:value-type="float" office:value="3">
            <text:p>3</text:p>
          </table:table-cell>
          <table:table-cell office:value-type="string">
            <text:p>bar005</text:p>
          </table:table-cell>
          <table:table-cell office:value-type="string">
            <text:p>Fornitore: GIV</text:p>
          </table:table-cell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Ventale Valpolicellacorvina, Rond.</text:p>
          </table:table-cell>
          <table:table-cell office:value-type="string">
            <text:p>Sant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2700">
            <text:p>2700</text:p>
          </table:table-cell>
          <table:table-cell office:value-type="float" office:value="737">
            <text:p>737</text:p>
          </table:table-cell>
          <table:table-cell office:value-type="float" office:value="9">
            <text:p>9</text:p>
          </table:table-cell>
          <table:table-cell office:value-type="string">
            <text:p>s4+bar005</text:p>
          </table:table-cell>
          <table:table-cell office:value-type="string">
            <text:p>Fornitore: GIV</text:p>
          </table:table-cell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Toscana Rosso</text:p>
          </table:table-cell>
          <table:table-cell office:value-type="string">
            <text:p>Società Agricola Francesc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0">
            <text:p>0</text:p>
          </table:table-cell>
          <table:table-cell office:value-type="float" office:value="81">
            <text:p>81</text:p>
          </table:table-cell>
          <table:table-cell office:value-type="float" office:value="1">
            <text:p>1</text:p>
          </table:table-cell>
          <table:table-cell office:value-type="string">
            <text:p>tav10-top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Vasario igt (Pinot Bianco)</text:p>
          </table:table-cell>
          <table:table-cell office:value-type="string">
            <text:p>Tenuta del Buonamic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0">
            <text:p>0</text:p>
          </table:table-cell>
          <table:table-cell office:value-type="float" office:value="81">
            <text:p>81</text:p>
          </table:table-cell>
          <table:table-cell office:value-type="float" office:value="3">
            <text:p>3</text:p>
          </table:table-cell>
          <table:table-cell office:value-type="string">
            <text:p>tav11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Conte Hugues Chardonnay igt</text:p>
          </table:table-cell>
          <table:table-cell office:value-type="string">
            <text:p>Tenuta Rapitalà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4400">
            <text:p>4400</text:p>
          </table:table-cell>
          <table:table-cell office:value-type="float" office:value="1557">
            <text:p>1557</text:p>
          </table:table-cell>
          <table:table-cell office:value-type="float" office:value="2">
            <text:p>2</text:p>
          </table:table-cell>
          <table:table-cell office:value-type="string">
            <text:p>Frigo Sala sx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Gries doc Riserva </text:p>
          </table:table-cell>
          <table:table-cell office:value-type="string">
            <text:p>Terla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5000">
            <text:p>5000</text:p>
          </table:table-cell>
          <table:table-cell office:value-type="float" office:value="1721">
            <text:p>1721</text:p>
          </table:table-cell>
          <table:table-cell office:value-type="float" office:value="7">
            <text:p>7</text:p>
          </table:table-cell>
          <table:table-cell office:value-type="string">
            <text:p>tav11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Gries doc Riserva </text:p>
          </table:table-cell>
          <table:table-cell office:value-type="string">
            <text:p>Terla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5000">
            <text:p>5000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>
            <text:p>tav11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Monticol Pinot Nero </text:p>
          </table:table-cell>
          <table:table-cell office:value-type="string">
            <text:p>Terla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6500">
            <text:p>6500</text:p>
          </table:table-cell>
          <table:table-cell office:value-type="float" office:value="2049">
            <text:p>2049</text:p>
          </table:table-cell>
          <table:table-cell office:value-type="float" office:value="10">
            <text:p>10</text:p>
          </table:table-cell>
          <table:table-cell office:value-type="string">
            <text:p>tav11+bar00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Monticol Pinot Nero </text:p>
          </table:table-cell>
          <table:table-cell office:value-type="string">
            <text:p>Terla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6500">
            <text:p>6500</text:p>
          </table:table-cell>
          <table:table-cell office:value-type="float" office:value="2049">
            <text:p>2049</text:p>
          </table:table-cell>
          <table:table-cell office:value-type="float" office:value="5">
            <text:p>5</text:p>
          </table:table-cell>
          <table:table-cell office:value-type="string">
            <text:p>tav11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Refosco (Regalo) e Rosso</text:p>
          </table:table-cell>
          <table:table-cell office:value-type="string">
            <text:p>Tonut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81">
            <text:p>81</text:p>
          </table:table-cell>
          <table:table-cell office:value-type="float" office:value="3">
            <text:p>3</text:p>
          </table:table-cell>
          <table:table-cell office:value-type="string">
            <text:p>sarpi terra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Purple Haze Igp Paestum Aglianico</text:p>
          </table:table-cell>
          <table:table-cell office:value-type="string">
            <text:p>Viticoltori De Conciliis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6">
            <text:p>2016</text:p>
          </table:table-cell>
          <table:table-cell office:value-type="float" office:value="3000">
            <text:p>3000</text:p>
          </table:table-cell>
          <table:table-cell office:value-type="float" office:value="1065">
            <text:p>1065</text:p>
          </table:table-cell>
          <table:table-cell office:value-type="float" office:value="2">
            <text:p>2</text:p>
          </table:table-cell>
          <table:table-cell office:value-type="string">
            <text:p>bar009</text:p>
          </table:table-cell>
          <table:table-cell office:value-type="string">
            <text:p>Fornitore: Area 6 srl</text:p>
          </table:table-cell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Red</text:p>
          </table:table-cell>
          <table:table-cell office:value-type="string">
            <text:p>Viticoltori De Conciliis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tav10-top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Refosco Myo</text:p>
          </table:table-cell>
          <table:table-cell office:value-type="string">
            <text:p>Zorzettig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4000">
            <text:p>4000</text:p>
          </table:table-cell>
          <table:table-cell office:value-type="float" office:value="1065">
            <text:p>1065</text:p>
          </table:table-cell>
          <table:table-cell office:value-type="float" office:value="18">
            <text:p>18</text:p>
          </table:table-cell>
          <table:table-cell office:value-type="string">
            <text:p>s2+bar007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Schioppettino Myo</text:p>
          </table:table-cell>
          <table:table-cell office:value-type="string">
            <text:p>Zorzettig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4000">
            <text:p>4000</text:p>
          </table:table-cell>
          <table:table-cell office:value-type="float" office:value="1229">
            <text:p>1229</text:p>
          </table:table-cell>
          <table:table-cell office:value-type="float" office:value="9">
            <text:p>9</text:p>
          </table:table-cell>
          <table:table-cell office:value-type="string">
            <text:p>s2+bar007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DESSERT</text:p>
          </table:table-cell>
          <table:table-cell office:value-type="string">
            <text:p>Sauternes-Semillon 0,375</text:p>
          </table:table-cell>
          <table:table-cell office:value-type="string">
            <text:p>Chateau Gravas</text:p>
          </table:table-cell>
          <table:table-cell office:value-type="string"/>
          <table:table-cell office:value-type="string">
            <text:p>HALF_BOTTLE</text:p>
          </table:table-cell>
          <table:table-cell office:value-type="float" office:value="2022">
            <text:p>2022</text:p>
          </table:table-cell>
          <table:table-cell office:value-type="float" office:value="7000">
            <text:p>7000</text:p>
          </table:table-cell>
          <table:table-cell office:value-type="float" office:value="1967">
            <text:p>1967</text:p>
          </table:table-cell>
          <table:table-cell office:value-type="float" office:value="6">
            <text:p>6</text:p>
          </table:table-cell>
          <table:table-cell office:value-type="string">
            <text:p>Frigo Sala dx+tav1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DESSERT</text:p>
          </table:table-cell>
          <table:table-cell office:value-type="string">
            <text:p>Sauternes-Semillon 0,75</text:p>
          </table:table-cell>
          <table:table-cell office:value-type="string">
            <text:p>Chateau Gravas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0">
            <text:p>0</text:p>
          </table:table-cell>
          <table:table-cell office:value-type="float" office:value="1967">
            <text:p>1967</text:p>
          </table:table-cell>
          <table:table-cell office:value-type="float" office:value="3">
            <text:p>3</text:p>
          </table:table-cell>
          <table:table-cell office:value-type="string">
            <text:p>Frigo Sala dx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DESSERT</text:p>
          </table:table-cell>
          <table:table-cell office:value-type="string">
            <text:p>Venryè Passito di Pantelleria</text:p>
          </table:table-cell>
          <table:table-cell office:value-type="string">
            <text:p>Donna Fugat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7">
            <text:p>2017</text:p>
          </table:table-cell>
          <table:table-cell office:value-type="float" office:value="0">
            <text:p>0</text:p>
          </table:table-cell>
          <table:table-cell office:value-type="float" office:value="1557">
            <text:p>1557</text:p>
          </table:table-cell>
          <table:table-cell office:value-type="float" office:value="1">
            <text:p>1</text:p>
          </table:table-cell>
          <table:table-cell office:value-type="string">
            <text:p>tav1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DESSERT</text:p>
          </table:table-cell>
          <table:table-cell office:value-type="string">
            <text:p>Venryè Passito di Pantelleria</text:p>
          </table:table-cell>
          <table:table-cell office:value-type="string">
            <text:p>Donna Fugat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0">
            <text:p>0</text:p>
          </table:table-cell>
          <table:table-cell office:value-type="float" office:value="1557">
            <text:p>1557</text:p>
          </table:table-cell>
          <table:table-cell office:value-type="float" office:value="1">
            <text:p>1</text:p>
          </table:table-cell>
          <table:table-cell office:value-type="string">
            <text:p>tav1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DESSERT</text:p>
          </table:table-cell>
          <table:table-cell office:value-type="string">
            <text:p>Montecarlo Vin Santo</text:p>
          </table:table-cell>
          <table:table-cell office:value-type="string">
            <text:p>Fattoria del Tes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1999">
            <text:p>1999</text:p>
          </table:table-cell>
          <table:table-cell office:value-type="float" office:value="0">
            <text:p>0</text:p>
          </table:table-cell>
          <table:table-cell office:value-type="float" office:value="3934">
            <text:p>3934</text:p>
          </table:table-cell>
          <table:table-cell office:value-type="float" office:value="5">
            <text:p>5</text:p>
          </table:table-cell>
          <table:table-cell office:value-type="string">
            <text:p>tav1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DESSERT</text:p>
          </table:table-cell>
          <table:table-cell office:value-type="string">
            <text:p>Carignano del Sulcis - Passito Forterosso</text:p>
          </table:table-cell>
          <table:table-cell office:value-type="string">
            <text:p>Mes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0">
            <text:p>0</text:p>
          </table:table-cell>
          <table:table-cell office:value-type="float" office:value="81">
            <text:p>81</text:p>
          </table:table-cell>
          <table:table-cell office:value-type="float" office:value="1">
            <text:p>1</text:p>
          </table:table-cell>
          <table:table-cell office:value-type="string">
            <text:p>tav1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DESSERT</text:p>
          </table:table-cell>
          <table:table-cell office:value-type="string">
            <text:p>Gruner Veltliner - Eis Wein 0,375</text:p>
          </table:table-cell>
          <table:table-cell office:value-type="string">
            <text:p>Niegl</text:p>
          </table:table-cell>
          <table:table-cell office:value-type="string"/>
          <table:table-cell office:value-type="string">
            <text:p>HALF_BOTTLE</text:p>
          </table:table-cell>
          <table:table-cell office:value-type="float" office:value="2021">
            <text:p>2021</text:p>
          </table:table-cell>
          <table:table-cell office:value-type="float" office:value="7000">
            <text:p>7000</text:p>
          </table:table-cell>
          <table:table-cell office:value-type="float" office:value="2540">
            <text:p>2540</text:p>
          </table:table-cell>
          <table:table-cell office:value-type="float" office:value="2">
            <text:p>2</text:p>
          </table:table-cell>
          <table:table-cell office:value-type="string">
            <text:p>Frigo Sala dx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DESSERT</text:p>
          </table:table-cell>
          <table:table-cell office:value-type="string">
            <text:p>Old John - Marsala</text:p>
          </table:table-cell>
          <table:table-cell office:value-type="string">
            <text:p>Pellegrin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1998">
            <text:p>1998</text:p>
          </table:table-cell>
          <table:table-cell office:value-type="float" office:value="0">
            <text:p>0</text:p>
          </table:table-cell>
          <table:table-cell office:value-type="float" office:value="819">
            <text:p>819</text:p>
          </table:table-cell>
          <table:table-cell office:value-type="float" office:value="2">
            <text:p>2</text:p>
          </table:table-cell>
          <table:table-cell office:value-type="string">
            <text:p>tav1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DESSERT</text:p>
          </table:table-cell>
          <table:table-cell office:value-type="string">
            <text:p>Fior d'arancio Moscato Giallo Charmat</text:p>
          </table:table-cell>
          <table:table-cell office:value-type="string">
            <text:p>Vignalta Colli Eugane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3000">
            <text:p>3000</text:p>
          </table:table-cell>
          <table:table-cell office:value-type="float" office:value="655">
            <text:p>655</text:p>
          </table:table-cell>
          <table:table-cell office:value-type="float" office:value="3">
            <text:p>3</text:p>
          </table:table-cell>
          <table:table-cell office:value-type="string">
            <text:p>totem+Frigo bianchi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WHITE</text:p>
          </table:table-cell>
          <table:table-cell office:value-type="string">
            <text:p>Friulano</text:p>
          </table:table-cell>
          <table:table-cell office:value-type="string">
            <text:p>Borgo San Daniel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3000">
            <text:p>3000</text:p>
          </table:table-cell>
          <table:table-cell office:value-type="float" office:value="901">
            <text:p>901</text:p>
          </table:table-cell>
          <table:table-cell office:value-type="float" office:value="3">
            <text:p>3</text:p>
          </table:table-cell>
          <table:table-cell office:value-type="string">
            <text:p>s1+Frigo friulani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WHITE</text:p>
          </table:table-cell>
          <table:table-cell office:value-type="string">
            <text:p>Friulano</text:p>
          </table:table-cell>
          <table:table-cell office:value-type="string">
            <text:p>Borgo San Daniel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4000">
            <text:p>4000</text:p>
          </table:table-cell>
          <table:table-cell office:value-type="float" office:value="1147">
            <text:p>1147</text:p>
          </table:table-cell>
          <table:table-cell office:value-type="float" office:value="24">
            <text:p>24</text:p>
          </table:table-cell>
          <table:table-cell office:value-type="string">
            <text:p>s1+Frigo friulani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WHITE</text:p>
          </table:table-cell>
          <table:table-cell office:value-type="string">
            <text:p>Pinot Grigio</text:p>
          </table:table-cell>
          <table:table-cell office:value-type="string">
            <text:p>Borgo San Daniel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3000">
            <text:p>300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s1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WHITE</text:p>
          </table:table-cell>
          <table:table-cell office:value-type="string">
            <text:p>Bianca</text:p>
          </table:table-cell>
          <table:table-cell office:value-type="string">
            <text:p>Brandolin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5000">
            <text:p>5000</text:p>
          </table:table-cell>
          <table:table-cell office:value-type="float" office:value="1885">
            <text:p>1885</text:p>
          </table:table-cell>
          <table:table-cell office:value-type="float" office:value="4">
            <text:p>4</text:p>
          </table:table-cell>
          <table:table-cell office:value-type="string">
            <text:p>s1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WHITE</text:p>
          </table:table-cell>
          <table:table-cell office:value-type="string">
            <text:p>Friulano</text:p>
          </table:table-cell>
          <table:table-cell office:value-type="string">
            <text:p>Bressan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2500">
            <text:p>2500</text:p>
          </table:table-cell>
          <table:table-cell office:value-type="float" office:value="819">
            <text:p>819</text:p>
          </table:table-cell>
          <table:table-cell office:value-type="float" office:value="2">
            <text:p>2</text:p>
          </table:table-cell>
          <table:table-cell office:value-type="string">
            <text:p>Frigo friulani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WHITE</text:p>
          </table:table-cell>
          <table:table-cell office:value-type="string">
            <text:p>Colle Duga - Collio - Friulano - Vigna del Rolat</text:p>
          </table:table-cell>
          <table:table-cell office:value-type="string">
            <text:p>Colle Duga di Damian Princic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3600">
            <text:p>3600</text:p>
          </table:table-cell>
          <table:table-cell office:value-type="float" office:value="1065">
            <text:p>1065</text:p>
          </table:table-cell>
          <table:table-cell office:value-type="float" office:value="9">
            <text:p>9</text:p>
          </table:table-cell>
          <table:table-cell office:value-type="string">
            <text:p>Frigo friulani+tav10-top</text:p>
          </table:table-cell>
          <table:table-cell office:value-type="string">
            <text:p>Fornitore: TOLM</text:p>
          </table:table-cell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WHITE</text:p>
          </table:table-cell>
          <table:table-cell office:value-type="string">
            <text:p>Ribolla Gialla</text:p>
          </table:table-cell>
          <table:table-cell office:value-type="string">
            <text:p>Fiegl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4">
            <text:p>2024</text:p>
          </table:table-cell>
          <table:table-cell office:value-type="float" office:value="3000">
            <text:p>3000</text:p>
          </table:table-cell>
          <table:table-cell office:value-type="float" office:value="819">
            <text:p>819</text:p>
          </table:table-cell>
          <table:table-cell office:value-type="float" office:value="8">
            <text:p>8</text:p>
          </table:table-cell>
          <table:table-cell office:value-type="string">
            <text:p>tav10+Frigo bianchi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WHITE</text:p>
          </table:table-cell>
          <table:table-cell office:value-type="string">
            <text:p>Ribolla Macerata</text:p>
          </table:table-cell>
          <table:table-cell office:value-type="string">
            <text:p>Fiegl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>
            <text:p>tav1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WHITE</text:p>
          </table:table-cell>
          <table:table-cell office:value-type="string">
            <text:p>Friulano doc Collio</text:p>
          </table:table-cell>
          <table:table-cell office:value-type="string">
            <text:p>Formentin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2500">
            <text:p>2500</text:p>
          </table:table-cell>
          <table:table-cell office:value-type="float" office:value="655">
            <text:p>655</text:p>
          </table:table-cell>
          <table:table-cell office:value-type="float" office:value="28">
            <text:p>28</text:p>
          </table:table-cell>
          <table:table-cell office:value-type="string">
            <text:p>s1+Frigo friulani+sarpi</text:p>
          </table:table-cell>
          <table:table-cell office:value-type="string">
            <text:p>Fornitore: GIV</text:p>
          </table:table-cell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WHITE</text:p>
          </table:table-cell>
          <table:table-cell office:value-type="string">
            <text:p>Muscadet Sèvre Et Maine - Loira</text:p>
          </table:table-cell>
          <table:table-cell office:value-type="string">
            <text:p>Hermines Du Cardinal 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2500">
            <text:p>2500</text:p>
          </table:table-cell>
          <table:table-cell office:value-type="float" office:value="901">
            <text:p>901</text:p>
          </table:table-cell>
          <table:table-cell office:value-type="float" office:value="1">
            <text:p>1</text:p>
          </table:table-cell>
          <table:table-cell office:value-type="string">
            <text:p>Frigo bianchi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WHITE</text:p>
          </table:table-cell>
          <table:table-cell office:value-type="string">
            <text:p>Muscadet Sèvre Et Maine - Loira</text:p>
          </table:table-cell>
          <table:table-cell office:value-type="string">
            <text:p>Hermines Du Cardinal 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0">
            <text:p>0</text:p>
          </table:table-cell>
          <table:table-cell office:value-type="float" office:value="901">
            <text:p>901</text:p>
          </table:table-cell>
          <table:table-cell office:value-type="float" office:value="1">
            <text:p>1</text:p>
          </table:table-cell>
          <table:table-cell office:value-type="string">
            <text:p>Frigo bianchi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WHITE</text:p>
          </table:table-cell>
          <table:table-cell office:value-type="string">
            <text:p>Heartbreaker - Riesling Renano Trevenezie</text:p>
          </table:table-cell>
          <table:table-cell office:value-type="string">
            <text:p>IT-V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3600">
            <text:p>3600</text:p>
          </table:table-cell>
          <table:table-cell office:value-type="float" office:value="1311">
            <text:p>1311</text:p>
          </table:table-cell>
          <table:table-cell office:value-type="float" office:value="1">
            <text:p>1</text:p>
          </table:table-cell>
          <table:table-cell office:value-type="string">
            <text:p>Frigo bianchi</text:p>
          </table:table-cell>
          <table:table-cell office:value-type="string">
            <text:p>Fornitore: Area 6 srl</text:p>
          </table:table-cell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WHITE</text:p>
          </table:table-cell>
          <table:table-cell office:value-type="string">
            <text:p>Conte Lucio Pinot Grigio</text:p>
          </table:table-cell>
          <table:table-cell office:value-type="string">
            <text:p>La Bella Nott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3400">
            <text:p>3400</text:p>
          </table:table-cell>
          <table:table-cell office:value-type="float" office:value="1229">
            <text:p>1229</text:p>
          </table:table-cell>
          <table:table-cell office:value-type="float" office:value="6">
            <text:p>6</text:p>
          </table:table-cell>
          <table:table-cell office:value-type="string">
            <text:p>Frigo Sala sx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WHITE</text:p>
          </table:table-cell>
          <table:table-cell office:value-type="string">
            <text:p>Luna De Ronchi Sauvignon</text:p>
          </table:table-cell>
          <table:table-cell office:value-type="string">
            <text:p>La Bella Nott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2700">
            <text:p>2700</text:p>
          </table:table-cell>
          <table:table-cell office:value-type="float" office:value="983">
            <text:p>983</text:p>
          </table:table-cell>
          <table:table-cell office:value-type="float" office:value="3">
            <text:p>3</text:p>
          </table:table-cell>
          <table:table-cell office:value-type="string">
            <text:p>Frigo bianchi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WHITE</text:p>
          </table:table-cell>
          <table:table-cell office:value-type="string">
            <text:p>Chablis - Chardonnay/Bourgogne</text:p>
          </table:table-cell>
          <table:table-cell office:value-type="string">
            <text:p>Louis Moreau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6000">
            <text:p>6000</text:p>
          </table:table-cell>
          <table:table-cell office:value-type="float" office:value="1885">
            <text:p>1885</text:p>
          </table:table-cell>
          <table:table-cell office:value-type="float" office:value="6">
            <text:p>6</text:p>
          </table:table-cell>
          <table:table-cell office:value-type="string">
            <text:p>Frigo Sala dx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WHITE</text:p>
          </table:table-cell>
          <table:table-cell office:value-type="string">
            <text:p>Sophie</text:p>
          </table:table-cell>
          <table:table-cell office:value-type="string">
            <text:p>Maninco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4800">
            <text:p>4800</text:p>
          </table:table-cell>
          <table:table-cell office:value-type="float" office:value="81">
            <text:p>81</text:p>
          </table:table-cell>
          <table:table-cell office:value-type="float" office:value="1">
            <text:p>1</text:p>
          </table:table-cell>
          <table:table-cell office:value-type="string">
            <text:p>tav11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WHITE</text:p>
          </table:table-cell>
          <table:table-cell office:value-type="string">
            <text:p>Meroi Bianco</text:p>
          </table:table-cell>
          <table:table-cell office:value-type="string">
            <text:p>Meroi Bianc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2800">
            <text:p>2800</text:p>
          </table:table-cell>
          <table:table-cell office:value-type="float" office:value="819">
            <text:p>819</text:p>
          </table:table-cell>
          <table:table-cell office:value-type="float" office:value="2">
            <text:p>2</text:p>
          </table:table-cell>
          <table:table-cell office:value-type="string">
            <text:p>Frigo bianchi</text:p>
          </table:table-cell>
          <table:table-cell office:value-type="string">
            <text:p>Fornitore: TOLM</text:p>
          </table:table-cell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WHITE</text:p>
          </table:table-cell>
          <table:table-cell office:value-type="string">
            <text:p>Chardonnay Colterenzio (Oscar)</text:p>
          </table:table-cell>
          <table:table-cell office:value-type="string">
            <text:p>Schreckbichl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0">
            <text:p>0</text:p>
          </table:table-cell>
          <table:table-cell office:value-type="float" office:value="81">
            <text:p>81</text:p>
          </table:table-cell>
          <table:table-cell office:value-type="float" office:value="1">
            <text:p>1</text:p>
          </table:table-cell>
          <table:table-cell office:value-type="string">
            <text:p>Frigo bianchi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WHITE</text:p>
          </table:table-cell>
          <table:table-cell office:value-type="string">
            <text:p>Friulano </text:p>
          </table:table-cell>
          <table:table-cell office:value-type="string">
            <text:p>Simon di Brazza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3000">
            <text:p>3000</text:p>
          </table:table-cell>
          <table:table-cell office:value-type="float" office:value="737">
            <text:p>737</text:p>
          </table:table-cell>
          <table:table-cell office:value-type="float" office:value="2">
            <text:p>2</text:p>
          </table:table-cell>
          <table:table-cell office:value-type="string">
            <text:p>Frigo friulani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WHITE</text:p>
          </table:table-cell>
          <table:table-cell office:value-type="string">
            <text:p>Verdicchio Castelli di Jesi</text:p>
          </table:table-cell>
          <table:table-cell office:value-type="string">
            <text:p>Tenuta di Tavignan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3000">
            <text:p>3000</text:p>
          </table:table-cell>
          <table:table-cell office:value-type="float" office:value="737">
            <text:p>737</text:p>
          </table:table-cell>
          <table:table-cell office:value-type="float" office:value="15">
            <text:p>15</text:p>
          </table:table-cell>
          <table:table-cell office:value-type="string">
            <text:p>s4+tav10-top+Frigo bianchi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WHITE</text:p>
          </table:table-cell>
          <table:table-cell office:value-type="string">
            <text:p>Pinot Bianco</text:p>
          </table:table-cell>
          <table:table-cell office:value-type="string">
            <text:p>Terla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3000">
            <text:p>3000</text:p>
          </table:table-cell>
          <table:table-cell office:value-type="float" office:value="901">
            <text:p>901</text:p>
          </table:table-cell>
          <table:table-cell office:value-type="float" office:value="2">
            <text:p>2</text:p>
          </table:table-cell>
          <table:table-cell office:value-type="string">
            <text:p>Frigo bianchi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WHITE</text:p>
          </table:table-cell>
          <table:table-cell office:value-type="string">
            <text:p>Bianco Blend - Suo Tempo</text:p>
          </table:table-cell>
          <table:table-cell office:value-type="string">
            <text:p>Tonut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2500">
            <text:p>2500</text:p>
          </table:table-cell>
          <table:table-cell office:value-type="float" office:value="819">
            <text:p>819</text:p>
          </table:table-cell>
          <table:table-cell office:value-type="float" office:value="1">
            <text:p>1</text:p>
          </table:table-cell>
          <table:table-cell office:value-type="string">
            <text:p>tav11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WHITE</text:p>
          </table:table-cell>
          <table:table-cell office:value-type="string">
            <text:p>Toros Friulano</text:p>
          </table:table-cell>
          <table:table-cell office:value-type="string">
            <text:p>Toros Friulan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4200">
            <text:p>4200</text:p>
          </table:table-cell>
          <table:table-cell office:value-type="float" office:value="1229">
            <text:p>1229</text:p>
          </table:table-cell>
          <table:table-cell office:value-type="float" office:value="2">
            <text:p>2</text:p>
          </table:table-cell>
          <table:table-cell office:value-type="string">
            <text:p>Frigo friulani</text:p>
          </table:table-cell>
          <table:table-cell office:value-type="string">
            <text:p>Fornitore: TOLM</text:p>
          </table:table-cell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WHITE</text:p>
          </table:table-cell>
          <table:table-cell office:value-type="string">
            <text:p>Friulano Myo</text:p>
          </table:table-cell>
          <table:table-cell office:value-type="string">
            <text:p>Zorzettig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3000">
            <text:p>3000</text:p>
          </table:table-cell>
          <table:table-cell office:value-type="float" office:value="901">
            <text:p>901</text:p>
          </table:table-cell>
          <table:table-cell office:value-type="float" office:value="30">
            <text:p>30</text:p>
          </table:table-cell>
          <table:table-cell office:value-type="string">
            <text:p>s1+Frigo friulani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Pannon Riesling Tuzko</text:p>
          </table:table-cell>
          <table:table-cell office:value-type="string">
            <text:p>Tuzko (Antinori)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3000">
            <text:p>3000</text:p>
          </table:table-cell>
          <table:table-cell office:value-type="float" office:value="409">
            <text:p>409</text:p>
          </table:table-cell>
          <table:table-cell office:value-type="float" office:value="4">
            <text:p>4</text:p>
          </table:table-cell>
          <table:table-cell office:value-type="string">
            <text:p>Frigo Sala dx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Col Credas (Extra Brut)</text:p>
          </table:table-cell>
          <table:table-cell office:value-type="string">
            <text:p>Adam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2500">
            <text:p>2500</text:p>
          </table:table-cell>
          <table:table-cell office:value-type="float" office:value="737">
            <text:p>737</text:p>
          </table:table-cell>
          <table:table-cell office:value-type="float" office:value="66">
            <text:p>66</text:p>
          </table:table-cell>
          <table:table-cell office:value-type="string">
            <text:p>Frigo bianchi+braceria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Alta Langa Met.Classico</text:p>
          </table:table-cell>
          <table:table-cell office:value-type="string">
            <text:p>Ca Bianc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3500">
            <text:p>3500</text:p>
          </table:table-cell>
          <table:table-cell office:value-type="float" office:value="1229">
            <text:p>1229</text:p>
          </table:table-cell>
          <table:table-cell office:value-type="float" office:value="3">
            <text:p>3</text:p>
          </table:table-cell>
          <table:table-cell office:value-type="string">
            <text:p>Frigo Sala dx+totem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Canaja</text:p>
          </table:table-cell>
          <table:table-cell office:value-type="string">
            <text:p>Campe Dhe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147">
            <text:p>1147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Sgajo Rosé </text:p>
          </table:table-cell>
          <table:table-cell office:value-type="string">
            <text:p>Campe Dhe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0">
            <text:p>0</text:p>
          </table:table-cell>
          <table:table-cell office:value-type="float" office:value="819">
            <text:p>819</text:p>
          </table:table-cell>
          <table:table-cell office:value-type="float" office:value="3">
            <text:p>3</text:p>
          </table:table-cell>
          <table:table-cell office:value-type="string">
            <text:p>tav10-top+MAG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Prosecco Sui Lieviti Erti doc Tv</text:p>
          </table:table-cell>
          <table:table-cell office:value-type="string">
            <text:p>Gregoletto 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2100">
            <text:p>2100</text:p>
          </table:table-cell>
          <table:table-cell office:value-type="float" office:value="655">
            <text:p>655</text:p>
          </table:table-cell>
          <table:table-cell office:value-type="float" office:value="8">
            <text:p>8</text:p>
          </table:table-cell>
          <table:table-cell office:value-type="string">
            <text:p>Frigo Sala sx+totem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Ribolla Gialla (Caneva di Sacile)</text:p>
          </table:table-cell>
          <table:table-cell office:value-type="string">
            <text:p>Tenute Cadorin Le Favol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81">
            <text:p>81</text:p>
          </table:table-cell>
          <table:table-cell office:value-type="float" office:value="1">
            <text:p>1</text:p>
          </table:table-cell>
          <table:table-cell office:value-type="string">
            <text:p>tav10-top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SPIRITS</text:p>
          </table:table-cell>
          <table:table-cell office:value-type="string">
            <text:p>Don PX G.R. Magnum</text:p>
          </table:table-cell>
          <table:table-cell office:value-type="string">
            <text:p>Bodegas Toro Albala (Ceretto)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1986">
            <text:p>1986</text:p>
          </table:table-cell>
          <table:table-cell office:value-type="float" office:value="0">
            <text:p>0</text:p>
          </table:table-cell>
          <table:table-cell office:value-type="float" office:value="81">
            <text:p>81</text:p>
          </table:table-cell>
          <table:table-cell office:value-type="float" office:value="1">
            <text:p>1</text:p>
          </table:table-cell>
          <table:table-cell office:value-type="string">
            <text:p>tav10-top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SPIRITS</text:p>
          </table:table-cell>
          <table:table-cell office:value-type="string">
            <text:p>Il Vermut Ribolla Gialla</text:p>
          </table:table-cell>
          <table:table-cell office:value-type="string">
            <text:p>Ermes Botanic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557">
            <text:p>1557</text:p>
          </table:table-cell>
          <table:table-cell office:value-type="float" office:value="2">
            <text:p>2</text:p>
          </table:table-cell>
          <table:table-cell office:value-type="string">
            <text:p>MAG</text:p>
          </table:table-cell>
          <table:table-cell office:value-type="string">
            <text:p>Fornitore: Ermes Botanica</text:p>
          </table:table-cell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SPIRITS</text:p>
          </table:table-cell>
          <table:table-cell office:value-type="string">
            <text:p>H. Fuente Rum Nicaragua 15 Anni</text:p>
          </table:table-cell>
          <table:table-cell office:value-type="string">
            <text:p>H. Fuente (Ceretto)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262">
            <text:p>4262</text:p>
          </table:table-cell>
          <table:table-cell office:value-type="float" office:value="2">
            <text:p>2</text:p>
          </table:table-cell>
          <table:table-cell office:value-type="string">
            <text:p>MAG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SPIRITS</text:p>
          </table:table-cell>
          <table:table-cell office:value-type="string">
            <text:p>Rhum Agricole Guadalupe</text:p>
          </table:table-cell>
          <table:table-cell office:value-type="string">
            <text:p>J.Trefois (Ceretto)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836">
            <text:p>4836</text:p>
          </table:table-cell>
          <table:table-cell office:value-type="float" office:value="1">
            <text:p>1</text:p>
          </table:table-cell>
          <table:table-cell office:value-type="string">
            <text:p>MAG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SPIRITS</text:p>
          </table:table-cell>
          <table:table-cell office:value-type="string">
            <text:p>Calvados Pays d'Auge 5 ans</text:p>
          </table:table-cell>
          <table:table-cell office:value-type="string">
            <text:p>Le Lieu Chéri (Ceretto)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786">
            <text:p>2786</text:p>
          </table:table-cell>
          <table:table-cell office:value-type="float" office:value="1">
            <text:p>1</text:p>
          </table:table-cell>
          <table:table-cell office:value-type="string">
            <text:p>MAG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Rose' Franciacorta (Tenuta Montenisa)</text:p>
          </table:table-cell>
          <table:table-cell office:value-type="string">
            <text:p>Antinori 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4800">
            <text:p>4800</text:p>
          </table:table-cell>
          <table:table-cell office:value-type="float" office:value="1721">
            <text:p>1721</text:p>
          </table:table-cell>
          <table:table-cell office:value-type="float" office:value="2">
            <text:p>2</text:p>
          </table:table-cell>
          <table:table-cell office:value-type="string">
            <text:p>totem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Brut P.Nero E Chard. 20 Mesi Sui Lieviti</text:p>
          </table:table-cell>
          <table:table-cell office:value-type="string">
            <text:p>Arnaldo Capra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3900">
            <text:p>3900</text:p>
          </table:table-cell>
          <table:table-cell office:value-type="float" office:value="1065">
            <text:p>1065</text:p>
          </table:table-cell>
          <table:table-cell office:value-type="float" office:value="5">
            <text:p>5</text:p>
          </table:table-cell>
          <table:table-cell office:value-type="string">
            <text:p>totem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Nina Rosè Brut Millesimato Glera Raboso</text:p>
          </table:table-cell>
          <table:table-cell office:value-type="string">
            <text:p>Bozzon Emili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2100">
            <text:p>2100</text:p>
          </table:table-cell>
          <table:table-cell office:value-type="float" office:value="573">
            <text:p>573</text:p>
          </table:table-cell>
          <table:table-cell office:value-type="float" office:value="6">
            <text:p>6</text:p>
          </table:table-cell>
          <table:table-cell office:value-type="string">
            <text:p>totem+tav10-top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Sgajo Rose, Bolle Bandite</text:p>
          </table:table-cell>
          <table:table-cell office:value-type="string">
            <text:p>Carolina Gatt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2800">
            <text:p>2800</text:p>
          </table:table-cell>
          <table:table-cell office:value-type="float" office:value="819">
            <text:p>819</text:p>
          </table:table-cell>
          <table:table-cell office:value-type="float" office:value="5">
            <text:p>5</text:p>
          </table:table-cell>
          <table:table-cell office:value-type="string">
            <text:p>totem+tav10-top+MAG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Monogram (Franciacorta)</text:p>
          </table:table-cell>
          <table:table-cell office:value-type="string">
            <text:p>Castel Fagli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3500">
            <text:p>3500</text:p>
          </table:table-cell>
          <table:table-cell office:value-type="float" office:value="1229">
            <text:p>1229</text:p>
          </table:table-cell>
          <table:table-cell office:value-type="float" office:value="35">
            <text:p>35</text:p>
          </table:table-cell>
          <table:table-cell office:value-type="string">
            <text:p>totem+ingresso</text:p>
          </table:table-cell>
          <table:table-cell office:value-type="string">
            <text:p>Fornitore: GIV</text:p>
          </table:table-cell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Moratti Oltrepò Pavese</text:p>
          </table:table-cell>
          <table:table-cell office:value-type="string">
            <text:p>Castello di Cigognol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4500">
            <text:p>4500</text:p>
          </table:table-cell>
          <table:table-cell office:value-type="float" office:value="1311">
            <text:p>1311</text:p>
          </table:table-cell>
          <table:table-cell office:value-type="float" office:value="20">
            <text:p>20</text:p>
          </table:table-cell>
          <table:table-cell office:value-type="string">
            <text:p>Frigo Sala dx+totem+ingresso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Blauwal</text:p>
          </table:table-cell>
          <table:table-cell office:value-type="string">
            <text:p>Cescon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4000">
            <text:p>4000</text:p>
          </table:table-cell>
          <table:table-cell office:value-type="float" office:value="1393">
            <text:p>1393</text:p>
          </table:table-cell>
          <table:table-cell office:value-type="float" office:value="0">
            <text:p>0</text:p>
          </table:table-cell>
          <table:table-cell office:value-type="string">
            <text:p>totem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Alta Langa Anniversario 166</text:p>
          </table:table-cell>
          <table:table-cell office:value-type="string">
            <text:p>Fontanafredd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4500">
            <text:p>4500</text:p>
          </table:table-cell>
          <table:table-cell office:value-type="float" office:value="1639">
            <text:p>1639</text:p>
          </table:table-cell>
          <table:table-cell office:value-type="float" office:value="1">
            <text:p>1</text:p>
          </table:table-cell>
          <table:table-cell office:value-type="string">
            <text:p>totem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Dosaggio Zero Chardonnay E Malvasia</text:p>
          </table:table-cell>
          <table:table-cell office:value-type="string">
            <text:p>Kant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3500">
            <text:p>3500</text:p>
          </table:table-cell>
          <table:table-cell office:value-type="float" office:value="1147">
            <text:p>1147</text:p>
          </table:table-cell>
          <table:table-cell office:value-type="float" office:value="1">
            <text:p>1</text:p>
          </table:table-cell>
          <table:table-cell office:value-type="string">
            <text:p>totem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Cabochon Doppiozero </text:p>
          </table:table-cell>
          <table:table-cell office:value-type="string">
            <text:p>Monte Ross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tav1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Cabochon Fuoriserie n° 021</text:p>
          </table:table-cell>
          <table:table-cell office:value-type="string">
            <text:p>Monte Ross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tav1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Cabochon Fuoriserie n° 023</text:p>
          </table:table-cell>
          <table:table-cell office:value-type="string">
            <text:p>Monte Ross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tav10+totem+totem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Cabochon Fuoriserie n° 025</text:p>
          </table:table-cell>
          <table:table-cell office:value-type="string">
            <text:p>Monte Ross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9500">
            <text:p>9500</text:p>
          </table:table-cell>
          <table:table-cell office:value-type="float" office:value="3442">
            <text:p>3442</text:p>
          </table:table-cell>
          <table:table-cell office:value-type="float" office:value="4">
            <text:p>4</text:p>
          </table:table-cell>
          <table:table-cell office:value-type="string">
            <text:p>totem+totem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Cabochon Fuoriserie n° 06 Rosé</text:p>
          </table:table-cell>
          <table:table-cell office:value-type="string">
            <text:p>Monte Ross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tav1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Millesimato</text:p>
          </table:table-cell>
          <table:table-cell office:value-type="string">
            <text:p>Monte Ross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4">
            <text:p>201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tav1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Sanseveè</text:p>
          </table:table-cell>
          <table:table-cell office:value-type="string">
            <text:p>Monte Ross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totem+totem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Prosecco Magnum</text:p>
          </table:table-cell>
          <table:table-cell office:value-type="string">
            <text:p>Adami 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0">
            <text:p>0</text:p>
          </table:table-cell>
          <table:table-cell office:value-type="float" office:value="5000">
            <text:p>5000</text:p>
          </table:table-cell>
          <table:table-cell office:value-type="float" office:value="1967">
            <text:p>1967</text:p>
          </table:table-cell>
          <table:table-cell office:value-type="float" office:value="1">
            <text:p>1</text:p>
          </table:table-cell>
          <table:table-cell office:value-type="string">
            <text:p>totem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Proseco 3 Litri</text:p>
          </table:table-cell>
          <table:table-cell office:value-type="string">
            <text:p>Adami </text:p>
          </table:table-cell>
          <table:table-cell office:value-type="string"/>
          <table:table-cell office:value-type="string">
            <text:p>JEROBOAM</text:p>
          </table:table-cell>
          <table:table-cell office:value-type="float" office:value="0">
            <text:p>0</text:p>
          </table:table-cell>
          <table:table-cell office:value-type="float" office:value="13000">
            <text:p>13000</text:p>
          </table:table-cell>
          <table:table-cell office:value-type="float" office:value="7786">
            <text:p>7786</text:p>
          </table:table-cell>
          <table:table-cell office:value-type="float" office:value="1">
            <text:p>1</text:p>
          </table:table-cell>
          <table:table-cell office:value-type="string">
            <text:p>braceria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Tignanello</text:p>
          </table:table-cell>
          <table:table-cell office:value-type="string">
            <text:p>Antinori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21">
            <text:p>2021</text:p>
          </table:table-cell>
          <table:table-cell office:value-type="float" office:value="29000">
            <text:p>29000</text:p>
          </table:table-cell>
          <table:table-cell office:value-type="float" office:value="13524">
            <text:p>13524</text:p>
          </table:table-cell>
          <table:table-cell office:value-type="float" office:value="1">
            <text:p>1</text:p>
          </table:table-cell>
          <table:table-cell office:value-type="string">
            <text:p>cheba-top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Montefalco Rosso Riserva In Cassa</text:p>
          </table:table-cell>
          <table:table-cell office:value-type="string">
            <text:p>Arnaldo Caprai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19">
            <text:p>2019</text:p>
          </table:table-cell>
          <table:table-cell office:value-type="float" office:value="8000">
            <text:p>8000</text:p>
          </table:table-cell>
          <table:table-cell office:value-type="float" office:value="2868">
            <text:p>2868</text:p>
          </table:table-cell>
          <table:table-cell office:value-type="float" office:value="1">
            <text:p>1</text:p>
          </table:table-cell>
          <table:table-cell office:value-type="string">
            <text:p>cheba-top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Montefalco Val di Maggio docg</text:p>
          </table:table-cell>
          <table:table-cell office:value-type="string">
            <text:p>Arnaldo Caprai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16">
            <text:p>2016</text:p>
          </table:table-cell>
          <table:table-cell office:value-type="float" office:value="10000">
            <text:p>10000</text:p>
          </table:table-cell>
          <table:table-cell office:value-type="float" office:value="3934">
            <text:p>3934</text:p>
          </table:table-cell>
          <table:table-cell office:value-type="float" office:value="6">
            <text:p>6</text:p>
          </table:table-cell>
          <table:table-cell office:value-type="string">
            <text:p>cheba-top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Pinot Bianco?</text:p>
          </table:table-cell>
          <table:table-cell office:value-type="string">
            <text:p>Comelli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81">
            <text:p>81</text:p>
          </table:table-cell>
          <table:table-cell office:value-type="float" office:value="1">
            <text:p>1</text:p>
          </table:table-cell>
          <table:table-cell office:value-type="string">
            <text:p>tav10-top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Cuvee Rouge</text:p>
          </table:table-cell>
          <table:table-cell office:value-type="string">
            <text:p>Fiegl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15">
            <text:p>201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s2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Cuvee Rouge</text:p>
          </table:table-cell>
          <table:table-cell office:value-type="string">
            <text:p>Fiegl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17">
            <text:p>2017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s2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Merlo Della Topanera C.L. PORTOFINO</text:p>
          </table:table-cell>
          <table:table-cell office:value-type="string">
            <text:p>Gino Fuso Carmignani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918">
            <text:p>4918</text:p>
          </table:table-cell>
          <table:table-cell office:value-type="float" office:value="1">
            <text:p>1</text:p>
          </table:table-cell>
          <table:table-cell office:value-type="string">
            <text:p>tra frigo e tav11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"Guera" Barbera d'Asti Superiore docg</text:p>
          </table:table-cell>
          <table:table-cell office:value-type="string">
            <text:p>Il Mongetto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04">
            <text:p>2004</text:p>
          </table:table-cell>
          <table:table-cell office:value-type="float" office:value="13000">
            <text:p>13000</text:p>
          </table:table-cell>
          <table:table-cell office:value-type="float" office:value="4016">
            <text:p>4016</text:p>
          </table:table-cell>
          <table:table-cell office:value-type="float" office:value="1">
            <text:p>1</text:p>
          </table:table-cell>
          <table:table-cell office:value-type="string">
            <text:p>s3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"Guera" Barbera d'Asti Superiore docg</text:p>
          </table:table-cell>
          <table:table-cell office:value-type="string">
            <text:p>Il Mongetto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06">
            <text:p>2006</text:p>
          </table:table-cell>
          <table:table-cell office:value-type="float" office:value="11000">
            <text:p>11000</text:p>
          </table:table-cell>
          <table:table-cell office:value-type="float" office:value="3770">
            <text:p>3770</text:p>
          </table:table-cell>
          <table:table-cell office:value-type="float" office:value="1">
            <text:p>1</text:p>
          </table:table-cell>
          <table:table-cell office:value-type="string">
            <text:p>s3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"Guera" Barbera d'Asti Superiore docg</text:p>
          </table:table-cell>
          <table:table-cell office:value-type="string">
            <text:p>Il Mongetto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13">
            <text:p>2013</text:p>
          </table:table-cell>
          <table:table-cell office:value-type="float" office:value="11000">
            <text:p>11000</text:p>
          </table:table-cell>
          <table:table-cell office:value-type="float" office:value="3196">
            <text:p>3196</text:p>
          </table:table-cell>
          <table:table-cell office:value-type="float" office:value="3">
            <text:p>3</text:p>
          </table:table-cell>
          <table:table-cell office:value-type="string">
            <text:p>s3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"Guera" Barbera d'Asti Superiore docg</text:p>
          </table:table-cell>
          <table:table-cell office:value-type="string">
            <text:p>Il Mongetto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18">
            <text:p>2018</text:p>
          </table:table-cell>
          <table:table-cell office:value-type="float" office:value="10000">
            <text:p>1000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cheba giù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"Guera" Barbera d'Asti Superiore docg</text:p>
          </table:table-cell>
          <table:table-cell office:value-type="string">
            <text:p>Il Mongetto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19">
            <text:p>2019</text:p>
          </table:table-cell>
          <table:table-cell office:value-type="float" office:value="10000">
            <text:p>10000</text:p>
          </table:table-cell>
          <table:table-cell office:value-type="float" office:value="2950">
            <text:p>2950</text:p>
          </table:table-cell>
          <table:table-cell office:value-type="float" office:value="4">
            <text:p>4</text:p>
          </table:table-cell>
          <table:table-cell office:value-type="string">
            <text:p>s3+cheba giù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"Guera" Barbera d'Asti Superiore docg</text:p>
          </table:table-cell>
          <table:table-cell office:value-type="string">
            <text:p>Il Mongetto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20">
            <text:p>2020</text:p>
          </table:table-cell>
          <table:table-cell office:value-type="float" office:value="10000">
            <text:p>1000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s3+cheba giù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Chianti Classico Radda In Chianti</text:p>
          </table:table-cell>
          <table:table-cell office:value-type="string">
            <text:p>La Selvanella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20">
            <text:p>2020</text:p>
          </table:table-cell>
          <table:table-cell office:value-type="float" office:value="9000">
            <text:p>9000</text:p>
          </table:table-cell>
          <table:table-cell office:value-type="float" office:value="3442">
            <text:p>3442</text:p>
          </table:table-cell>
          <table:table-cell office:value-type="float" office:value="1">
            <text:p>1</text:p>
          </table:table-cell>
          <table:table-cell office:value-type="string">
            <text:p>cheba-top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Sossò</text:p>
          </table:table-cell>
          <table:table-cell office:value-type="string">
            <text:p>Livio Felluga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01">
            <text:p>2001</text:p>
          </table:table-cell>
          <table:table-cell office:value-type="float" office:value="20000">
            <text:p>20000</text:p>
          </table:table-cell>
          <table:table-cell office:value-type="float" office:value="5737">
            <text:p>5737</text:p>
          </table:table-cell>
          <table:table-cell office:value-type="float" office:value="1">
            <text:p>1</text:p>
          </table:table-cell>
          <table:table-cell office:value-type="string">
            <text:p>tav10-top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Sossò</text:p>
          </table:table-cell>
          <table:table-cell office:value-type="string">
            <text:p>Livio Felluga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16">
            <text:p>2016</text:p>
          </table:table-cell>
          <table:table-cell office:value-type="float" office:value="16000">
            <text:p>16000</text:p>
          </table:table-cell>
          <table:table-cell office:value-type="float" office:value="5983">
            <text:p>5983</text:p>
          </table:table-cell>
          <table:table-cell office:value-type="float" office:value="2">
            <text:p>2</text:p>
          </table:table-cell>
          <table:table-cell office:value-type="string">
            <text:p>tav10-top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Amarone (dedica Il Bottegon)</text:p>
          </table:table-cell>
          <table:table-cell office:value-type="string">
            <text:p>Santi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18">
            <text:p>201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cheba-top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Fleur De Meunier - P.Meunier</text:p>
          </table:table-cell>
          <table:table-cell office:value-type="string">
            <text:p>Beaumont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10000">
            <text:p>10000</text:p>
          </table:table-cell>
          <table:table-cell office:value-type="float" office:value="3606">
            <text:p>3606</text:p>
          </table:table-cell>
          <table:table-cell office:value-type="float" office:value="1">
            <text:p>1</text:p>
          </table:table-cell>
          <table:table-cell office:value-type="string">
            <text:p>totem</text:p>
          </table:table-cell>
          <table:table-cell office:value-type="string">
            <text:p>Fornitore: GIV</text:p>
          </table:table-cell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Billecart Salmon Brut Reserve</text:p>
          </table:table-cell>
          <table:table-cell office:value-type="string">
            <text:p>Billecart Salmo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9500">
            <text:p>9500</text:p>
          </table:table-cell>
          <table:table-cell office:value-type="float" office:value="2868">
            <text:p>2868</text:p>
          </table:table-cell>
          <table:table-cell office:value-type="float" office:value="4">
            <text:p>4</text:p>
          </table:table-cell>
          <table:table-cell office:value-type="string">
            <text:p>Frigo Sala dx+totem+tav10</text:p>
          </table:table-cell>
          <table:table-cell office:value-type="string">
            <text:p>Fornitore: TOLM</text:p>
          </table:table-cell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Charles Heidsieck</text:p>
          </table:table-cell>
          <table:table-cell office:value-type="string">
            <text:p>Charles Heidsieck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9000">
            <text:p>9000</text:p>
          </table:table-cell>
          <table:table-cell office:value-type="float" office:value="3114">
            <text:p>3114</text:p>
          </table:table-cell>
          <table:table-cell office:value-type="float" office:value="3">
            <text:p>3</text:p>
          </table:table-cell>
          <table:table-cell office:value-type="string">
            <text:p>Frigo Sala dx+totem</text:p>
          </table:table-cell>
          <table:table-cell office:value-type="string">
            <text:p>Fornitore: TOLM</text:p>
          </table:table-cell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Salon Champagne Cuvee's</text:p>
          </table:table-cell>
          <table:table-cell office:value-type="string">
            <text:p>Delamott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3">
            <text:p>2013</text:p>
          </table:table-cell>
          <table:table-cell office:value-type="float" office:value="0">
            <text:p>0</text:p>
          </table:table-cell>
          <table:table-cell office:value-type="float" office:value="70000">
            <text:p>70000</text:p>
          </table:table-cell>
          <table:table-cell office:value-type="float" office:value="1">
            <text:p>1</text:p>
          </table:table-cell>
          <table:table-cell office:value-type="string">
            <text:p>Frigo Sala dx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Champagne</text:p>
          </table:table-cell>
          <table:table-cell office:value-type="string">
            <text:p>Joseph Perri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81">
            <text:p>81</text:p>
          </table:table-cell>
          <table:table-cell office:value-type="float" office:value="1">
            <text:p>1</text:p>
          </table:table-cell>
          <table:table-cell office:value-type="string">
            <text:p>totem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Krug 171 Eme Edizione </text:p>
          </table:table-cell>
          <table:table-cell office:value-type="string">
            <text:p>Krug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30000">
            <text:p>30000</text:p>
          </table:table-cell>
          <table:table-cell office:value-type="float" office:value="13524">
            <text:p>13524</text:p>
          </table:table-cell>
          <table:table-cell office:value-type="float" office:value="14">
            <text:p>14</text:p>
          </table:table-cell>
          <table:table-cell office:value-type="string">
            <text:p>Frigo Sala dx+tav10</text:p>
          </table:table-cell>
          <table:table-cell office:value-type="string">
            <text:p>Fornitore: Friends</text:p>
          </table:table-cell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Laurent Perrier</text:p>
          </table:table-cell>
          <table:table-cell office:value-type="string">
            <text:p>Laurent Perri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11000">
            <text:p>11000</text:p>
          </table:table-cell>
          <table:table-cell office:value-type="float" office:value="2950">
            <text:p>2950</text:p>
          </table:table-cell>
          <table:table-cell office:value-type="float" office:value="1">
            <text:p>1</text:p>
          </table:table-cell>
          <table:table-cell office:value-type="string">
            <text:p>totem</text:p>
          </table:table-cell>
          <table:table-cell office:value-type="string">
            <text:p>Fornitore: TOLM</text:p>
          </table:table-cell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L'evidence Blanc De Blanc </text:p>
          </table:table-cell>
          <table:table-cell office:value-type="string">
            <text:p>Legras &amp; Haas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12000">
            <text:p>12000</text:p>
          </table:table-cell>
          <table:table-cell office:value-type="float" office:value="4180">
            <text:p>4180</text:p>
          </table:table-cell>
          <table:table-cell office:value-type="float" office:value="6">
            <text:p>6</text:p>
          </table:table-cell>
          <table:table-cell office:value-type="string">
            <text:p>Frigo Sala dx+totem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Philipponnat Royal Non Dosè (Pn+Ch+Pm)</text:p>
          </table:table-cell>
          <table:table-cell office:value-type="string">
            <text:p>Philipponnat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10000">
            <text:p>10000</text:p>
          </table:table-cell>
          <table:table-cell office:value-type="float" office:value="3114">
            <text:p>3114</text:p>
          </table:table-cell>
          <table:table-cell office:value-type="float" office:value="1">
            <text:p>1</text:p>
          </table:table-cell>
          <table:table-cell office:value-type="string">
            <text:p>Frigo Sala dx</text:p>
          </table:table-cell>
          <table:table-cell office:value-type="string">
            <text:p>Fornitore: TOLM</text:p>
          </table:table-cell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Pol Roger Rosè Vintage Millesime</text:p>
          </table:table-cell>
          <table:table-cell office:value-type="string">
            <text:p>Pol Rog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5">
            <text:p>2015</text:p>
          </table:table-cell>
          <table:table-cell office:value-type="float" office:value="0">
            <text:p>0</text:p>
          </table:table-cell>
          <table:table-cell office:value-type="float" office:value="3032">
            <text:p>3032</text:p>
          </table:table-cell>
          <table:table-cell office:value-type="float" office:value="1">
            <text:p>1</text:p>
          </table:table-cell>
          <table:table-cell office:value-type="string">
            <text:p>totem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number="urn:oasis:names:tc:opendocument:xmlns:datastyle:1.0" xmlns:style="urn:oasis:names:tc:opendocument:xmlns:style:1.0" office:version="1.2">
  <office:styles>
    <number:time-style style:name="odswriterStyleXMLTime" number:format-source="fixed">
      <number:hours number:style="long"/>
      <number:text>:</number:text>
      <number:minutes number:style="long"/>
      <number:text>:</number:text>
      <number:seconds number:style="long"/>
    </number:time-style>
  </office:styles>
</office:document-styles>
</file>